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Záhlavie_20__23_1" style:master-page-name="PageStyle0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17cm"/>
        </style:tab-stops>
      </style:paragraph-properties>
    </style:style>
    <style:style style:name="P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2.327cm"/>
        </style:tab-stops>
      </style:paragraph-properties>
    </style:style>
    <style:style style:name="P6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0.629cm"/>
        </style:tab-stops>
      </style:paragraph-properties>
    </style:style>
    <style:style style:name="P7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2.599cm"/>
        </style:tab-stops>
      </style:paragraph-properties>
    </style:style>
    <style:style style:name="P8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78cm"/>
        </style:tab-stops>
      </style:paragraph-properties>
    </style:style>
    <style:style style:name="P9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cm"/>
        </style:tab-stops>
      </style:paragraph-properties>
    </style:style>
    <style:style style:name="P10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19cm"/>
        </style:tab-stops>
      </style:paragraph-properties>
    </style:style>
    <style:style style:name="P11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66cm"/>
        </style:tab-stops>
      </style:paragraph-properties>
    </style:style>
    <style:style style:name="P12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43cm"/>
        </style:tab-stops>
      </style:paragraph-properties>
    </style:style>
    <style:style style:name="P13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2.337cm"/>
        </style:tab-stops>
      </style:paragraph-properties>
    </style:style>
    <style:style style:name="P14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38cm"/>
        </style:tab-stops>
      </style:paragraph-properties>
    </style:style>
    <style:style style:name="P15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6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4c530"/>
    </style:style>
    <style:style style:name="P17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2.599cm"/>
        </style:tab-stops>
      </style:paragraph-properties>
    </style:style>
    <style:style style:name="P18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78cm"/>
        </style:tab-stops>
      </style:paragraph-properties>
    </style:style>
    <style:style style:name="P19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cm"/>
        </style:tab-stops>
      </style:paragraph-properties>
    </style:style>
    <style:style style:name="P20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19cm"/>
        </style:tab-stops>
      </style:paragraph-properties>
    </style:style>
    <style:style style:name="P21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66cm"/>
        </style:tab-stops>
      </style:paragraph-properties>
    </style:style>
    <style:style style:name="P22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43cm"/>
        </style:tab-stops>
      </style:paragraph-properties>
    </style:style>
    <style:style style:name="P23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38cm"/>
        </style:tab-stops>
      </style:paragraph-properties>
    </style:style>
    <style:style style:name="P24" style:family="paragraph" style:parent-style-name="Základný_20_text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b1b2d"/>
    </style:style>
    <style:style style:name="P2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2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45cm"/>
        </style:tab-stops>
      </style:paragraph-properties>
    </style:style>
    <style:style style:name="P2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47cm"/>
          <style:tab-stop style:position="6.315cm"/>
        </style:tab-stops>
      </style:paragraph-properties>
    </style:style>
    <style:style style:name="P2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07cm"/>
          <style:tab-stop style:position="11.312cm"/>
        </style:tab-stops>
      </style:paragraph-properties>
    </style:style>
    <style:style style:name="P2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05cm"/>
          <style:tab-stop style:position="11.038cm"/>
        </style:tab-stops>
      </style:paragraph-properties>
    </style:style>
    <style:style style:name="P3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05cm"/>
        </style:tab-stops>
      </style:paragraph-properties>
    </style:style>
    <style:style style:name="P3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24cm"/>
        </style:tab-stops>
      </style:paragraph-properties>
    </style:style>
    <style:style style:name="P3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32cm"/>
        </style:tab-stops>
      </style:paragraph-properties>
    </style:style>
    <style:style style:name="P3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26cm"/>
        </style:tab-stops>
      </style:paragraph-properties>
    </style:style>
    <style:style style:name="P3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859cm"/>
          <style:tab-stop style:position="13.353cm"/>
        </style:tab-stops>
      </style:paragraph-properties>
    </style:style>
    <style:style style:name="P3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859cm"/>
        </style:tab-stops>
      </style:paragraph-properties>
    </style:style>
    <style:style style:name="P3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623cm"/>
        </style:tab-stops>
      </style:paragraph-properties>
    </style:style>
    <style:style style:name="P3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41cm"/>
        </style:tab-stops>
      </style:paragraph-properties>
    </style:style>
    <style:style style:name="P3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58cm"/>
        </style:tab-stops>
      </style:paragraph-properties>
    </style:style>
    <style:style style:name="P3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81cm"/>
        </style:tab-stops>
      </style:paragraph-properties>
    </style:style>
    <style:style style:name="P4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298cm"/>
        </style:tab-stops>
      </style:paragraph-properties>
    </style:style>
    <style:style style:name="P4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062cm"/>
        </style:tab-stops>
      </style:paragraph-properties>
    </style:style>
    <style:style style:name="P4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23cm"/>
        </style:tab-stops>
      </style:paragraph-properties>
    </style:style>
    <style:style style:name="P4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275cm"/>
        </style:tab-stops>
      </style:paragraph-properties>
    </style:style>
    <style:style style:name="P4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64cm"/>
        </style:tab-stops>
      </style:paragraph-properties>
    </style:style>
    <style:style style:name="P4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84cm"/>
        </style:tab-stops>
      </style:paragraph-properties>
    </style:style>
    <style:style style:name="P4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609cm"/>
        </style:tab-stops>
      </style:paragraph-properties>
    </style:style>
    <style:style style:name="P4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83cm"/>
        </style:tab-stops>
      </style:paragraph-properties>
    </style:style>
    <style:style style:name="P4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619cm"/>
        </style:tab-stops>
      </style:paragraph-properties>
    </style:style>
    <style:style style:name="P4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31cm"/>
        </style:tab-stops>
      </style:paragraph-properties>
    </style:style>
    <style:style style:name="P5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55cm"/>
        </style:tab-stops>
      </style:paragraph-properties>
    </style:style>
    <style:style style:name="P5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72cm"/>
        </style:tab-stops>
      </style:paragraph-properties>
    </style:style>
    <style:style style:name="P5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5cm"/>
        </style:tab-stops>
      </style:paragraph-properties>
    </style:style>
    <style:style style:name="P5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11cm"/>
        </style:tab-stops>
      </style:paragraph-properties>
    </style:style>
    <style:style style:name="P5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48cm"/>
        </style:tab-stops>
      </style:paragraph-properties>
    </style:style>
    <style:style style:name="P5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04cm"/>
        </style:tab-stops>
      </style:paragraph-properties>
    </style:style>
    <style:style style:name="P5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27cm"/>
        </style:tab-stops>
      </style:paragraph-properties>
    </style:style>
    <style:style style:name="P5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37cm"/>
        </style:tab-stops>
      </style:paragraph-properties>
    </style:style>
    <style:style style:name="P5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39cm"/>
        </style:tab-stops>
      </style:paragraph-properties>
    </style:style>
    <style:style style:name="P5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78cm"/>
        </style:tab-stops>
      </style:paragraph-properties>
    </style:style>
    <style:style style:name="P6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35cm"/>
        </style:tab-stops>
      </style:paragraph-properties>
    </style:style>
    <style:style style:name="P6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94cm"/>
        </style:tab-stops>
      </style:paragraph-properties>
    </style:style>
    <style:style style:name="P6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42cm"/>
        </style:tab-stops>
      </style:paragraph-properties>
    </style:style>
    <style:style style:name="P6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02cm"/>
        </style:tab-stops>
      </style:paragraph-properties>
    </style:style>
    <style:style style:name="P6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7.803cm"/>
          <style:tab-stop style:position="11.382cm"/>
        </style:tab-stops>
      </style:paragraph-properties>
    </style:style>
    <style:style style:name="P6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76cm"/>
        </style:tab-stops>
      </style:paragraph-properties>
    </style:style>
    <style:style style:name="P66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344cm"/>
        </style:tab-stops>
      </style:paragraph-properties>
    </style:style>
    <style:style style:name="P6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515cm"/>
        </style:tab-stops>
      </style:paragraph-properties>
    </style:style>
    <style:style style:name="P6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52cm"/>
        </style:tab-stops>
      </style:paragraph-properties>
    </style:style>
    <style:style style:name="P69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932cm"/>
        </style:tab-stops>
      </style:paragraph-properties>
    </style:style>
    <style:style style:name="P70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792cm"/>
        </style:tab-stops>
      </style:paragraph-properties>
    </style:style>
    <style:style style:name="P71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193cm"/>
        </style:tab-stops>
      </style:paragraph-properties>
    </style:style>
    <style:style style:name="P72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3.306cm"/>
        </style:tab-stops>
      </style:paragraph-properties>
    </style:style>
    <style:style style:name="P73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3.332cm"/>
        </style:tab-stops>
      </style:paragraph-properties>
    </style:style>
    <style:style style:name="P74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466cm"/>
        </style:tab-stops>
      </style:paragraph-properties>
    </style:style>
    <style:style style:name="P75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>
        <style:tab-stops>
          <style:tab-stop style:position="2.254cm"/>
        </style:tab-stops>
      </style:paragraph-properties>
    </style:style>
    <style:style style:name="P7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7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445cm"/>
        </style:tab-stops>
      </style:paragraph-properties>
    </style:style>
    <style:style style:name="P78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447cm"/>
          <style:tab-stop style:position="6.315cm"/>
        </style:tab-stops>
      </style:paragraph-properties>
    </style:style>
    <style:style style:name="P79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526cm"/>
        </style:tab-stops>
      </style:paragraph-properties>
    </style:style>
    <style:style style:name="P80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341cm"/>
        </style:tab-stops>
      </style:paragraph-properties>
    </style:style>
    <style:style style:name="P81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275cm"/>
        </style:tab-stops>
      </style:paragraph-properties>
    </style:style>
    <style:style style:name="P82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364cm"/>
        </style:tab-stops>
      </style:paragraph-properties>
    </style:style>
    <style:style style:name="P83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584cm"/>
        </style:tab-stops>
      </style:paragraph-properties>
    </style:style>
    <style:style style:name="P84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609cm"/>
        </style:tab-stops>
      </style:paragraph-properties>
    </style:style>
    <style:style style:name="P85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619cm"/>
        </style:tab-stops>
      </style:paragraph-properties>
    </style:style>
    <style:style style:name="P86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 style:writing-mode="page">
        <style:tab-stops>
          <style:tab-stop style:position="2.323cm"/>
        </style:tab-stops>
      </style:paragraph-properties>
    </style:style>
    <style:style style:name="P87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88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89" style:family="paragraph" style:parent-style-name="Iné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670b3"/>
    </style:style>
    <style:style style:name="P90" style:family="paragraph" style:parent-style-name="Názov_20_obrázk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91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18cm"/>
        </style:tab-stops>
      </style:paragraph-properties>
    </style:style>
    <style:style style:name="P92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  <style:text-properties officeooo:paragraph-rsid="000670b3"/>
    </style:style>
    <style:style style:name="P93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08cm"/>
        </style:tab-stops>
      </style:paragraph-properties>
    </style:style>
    <style:style style:name="P94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796cm"/>
        </style:tab-stops>
      </style:paragraph-properties>
    </style:style>
    <style:style style:name="P95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787cm"/>
        </style:tab-stops>
      </style:paragraph-properties>
    </style:style>
    <style:style style:name="P96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cm"/>
        </style:tab-stops>
      </style:paragraph-properties>
    </style:style>
    <style:style style:name="P97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19cm"/>
        </style:tab-stops>
      </style:paragraph-properties>
    </style:style>
    <style:style style:name="P98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66cm"/>
        </style:tab-stops>
      </style:paragraph-properties>
    </style:style>
    <style:style style:name="P99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108cm"/>
        </style:tab-stops>
      </style:paragraph-properties>
    </style:style>
    <style:style style:name="P100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095cm"/>
        </style:tab-stops>
      </style:paragraph-properties>
    </style:style>
    <style:style style:name="P101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783cm"/>
        </style:tab-stops>
      </style:paragraph-properties>
    </style:style>
    <style:style style:name="P102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26cm"/>
        </style:tab-stops>
      </style:paragraph-properties>
    </style:style>
    <style:style style:name="P103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43cm"/>
        </style:tab-stops>
      </style:paragraph-properties>
    </style:style>
    <style:style style:name="P104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57cm"/>
        </style:tab-stops>
      </style:paragraph-properties>
    </style:style>
    <style:style style:name="P105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18cm"/>
        </style:tab-stops>
      </style:paragraph-properties>
    </style:style>
    <style:style style:name="P106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07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787cm"/>
          <style:tab-stop style:position="7.745cm"/>
        </style:tab-stops>
      </style:paragraph-properties>
    </style:style>
    <style:style style:name="P108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09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78cm"/>
        </style:tab-stops>
      </style:paragraph-properties>
    </style:style>
    <style:style style:name="P110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cm"/>
        </style:tab-stops>
      </style:paragraph-properties>
    </style:style>
    <style:style style:name="P111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66cm"/>
        </style:tab-stops>
      </style:paragraph-properties>
    </style:style>
    <style:style style:name="P112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cm"/>
        </style:tab-stops>
      </style:paragraph-properties>
    </style:style>
    <style:style style:name="P113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26cm"/>
        </style:tab-stops>
      </style:paragraph-properties>
    </style:style>
    <style:style style:name="P114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26cm"/>
        </style:tab-stops>
      </style:paragraph-properties>
    </style:style>
    <style:style style:name="P115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43cm"/>
        </style:tab-stops>
      </style:paragraph-properties>
    </style:style>
    <style:style style:name="P116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57cm"/>
        </style:tab-stops>
      </style:paragraph-properties>
    </style:style>
    <style:style style:name="P117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38cm"/>
        </style:tab-stops>
      </style:paragraph-properties>
    </style:style>
    <style:style style:name="P118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43cm"/>
        </style:tab-stops>
      </style:paragraph-properties>
    </style:style>
    <style:style style:name="P119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43cm"/>
        </style:tab-stops>
      </style:paragraph-properties>
    </style:style>
    <style:style style:name="P120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21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18cm"/>
        </style:tab-stops>
      </style:paragraph-properties>
    </style:style>
    <style:style style:name="P122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/>
      <style:text-properties officeooo:paragraph-rsid="000670b3"/>
    </style:style>
    <style:style style:name="P123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08cm"/>
        </style:tab-stops>
      </style:paragraph-properties>
    </style:style>
    <style:style style:name="P124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796cm"/>
        </style:tab-stops>
      </style:paragraph-properties>
    </style:style>
    <style:style style:name="P125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787cm"/>
        </style:tab-stops>
      </style:paragraph-properties>
    </style:style>
    <style:style style:name="P126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cm"/>
        </style:tab-stops>
      </style:paragraph-properties>
    </style:style>
    <style:style style:name="P127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19cm"/>
        </style:tab-stops>
      </style:paragraph-properties>
    </style:style>
    <style:style style:name="P128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66cm"/>
        </style:tab-stops>
      </style:paragraph-properties>
    </style:style>
    <style:style style:name="P129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108cm"/>
        </style:tab-stops>
      </style:paragraph-properties>
    </style:style>
    <style:style style:name="P130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.095cm"/>
        </style:tab-stops>
      </style:paragraph-properties>
    </style:style>
    <style:style style:name="P131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783cm"/>
        </style:tab-stops>
      </style:paragraph-properties>
    </style:style>
    <style:style style:name="P132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26cm"/>
        </style:tab-stops>
      </style:paragraph-properties>
    </style:style>
    <style:style style:name="P133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43cm"/>
        </style:tab-stops>
      </style:paragraph-properties>
    </style:style>
    <style:style style:name="P134" style:family="paragraph" style:parent-style-name="Záhlavie_20__23_6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57cm"/>
        </style:tab-stops>
      </style:paragraph-properties>
    </style:style>
    <style:style style:name="P135" style:family="paragraph" style:parent-style-name="Záhlavie_20__23_6" style:master-page-name="">
      <style:paragraph-properties fo:margin-left="0.635cm" fo:margin-right="0cm" fo:line-height="150%" fo:text-align="start" style:justify-single-word="false" fo:text-indent="-0.635cm" style:auto-text-indent="false" style:page-number="auto" style:writing-mode="page">
        <style:tab-stops>
          <style:tab-stop style:position="0.36cm"/>
        </style:tab-stops>
      </style:paragraph-properties>
    </style:style>
    <style:style style:name="P136" style:family="paragraph" style:parent-style-name="Záhlavie_20__23_6" style:list-style-name="">
      <style:paragraph-properties fo:margin-left="0.635cm" fo:margin-right="0cm" fo:line-height="150%" fo:text-align="start" style:justify-single-word="false" fo:text-indent="-0.635cm" style:auto-text-indent="false" style:writing-mode="page">
        <style:tab-stops>
          <style:tab-stop style:position="0.36cm"/>
        </style:tab-stops>
      </style:paragraph-properties>
    </style:style>
    <style:style style:name="P137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38" style:family="paragraph" style:parent-style-name="Základný_20_text_20__28_2_29_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139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0" style:family="paragraph" style:parent-style-name="Základný_20_text_20__28_2_29_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41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2" style:family="paragraph" style:parent-style-name="Hlavička_20_alebo_20_päta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43" style:family="paragraph" style:parent-style-name="Hlavička_20_alebo_20_päta" style:master-page-name="">
      <style:paragraph-properties fo:margin-left="0cm" fo:margin-right="0cm" fo:line-height="150%" fo:text-align="start" style:justify-single-word="false" fo:text-indent="0.635cm" style:auto-text-indent="false" style:page-number="auto" style:writing-mode="page"/>
    </style:style>
    <style:style style:name="P144" style:family="paragraph" style:parent-style-name="Hlavička_20_alebo_20_päta">
      <style:paragraph-properties fo:margin-left="0cm" fo:margin-right="0cm" fo:line-height="150%" fo:text-align="start" style:justify-single-word="false" fo:text-indent="0.635cm" style:auto-text-indent="false" style:writing-mode="page"/>
    </style:style>
    <style:style style:name="P145" style:family="paragraph" style:parent-style-name="Záhlavie_20__23_4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6" style:family="paragraph" style:parent-style-name="Záhlavie_20__23_4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47" style:family="paragraph" style:parent-style-name="Záhlavie_20__23_4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.506cm"/>
        </style:tab-stops>
      </style:paragraph-properties>
    </style:style>
    <style:style style:name="P148" style:family="paragraph" style:parent-style-name="Záhlavie_20__23_4" style:list-style-name="">
      <style:paragraph-properties fo:margin-left="0cm" fo:margin-right="0cm" fo:line-height="150%" fo:text-align="start" style:justify-single-word="false" fo:text-indent="0cm" style:auto-text-indent="false" style:writing-mode="page"/>
    </style:style>
    <style:style style:name="P149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1cm"/>
        </style:tab-stops>
      </style:paragraph-properties>
    </style:style>
    <style:style style:name="P150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87cm"/>
        </style:tab-stops>
      </style:paragraph-properties>
    </style:style>
    <style:style style:name="P151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14cm"/>
        </style:tab-stops>
      </style:paragraph-properties>
    </style:style>
    <style:style style:name="P152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63cm"/>
        </style:tab-stops>
      </style:paragraph-properties>
      <style:text-properties officeooo:paragraph-rsid="000b1b2d"/>
    </style:style>
    <style:style style:name="P153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61cm"/>
        </style:tab-stops>
      </style:paragraph-properties>
    </style:style>
    <style:style style:name="P154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55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5cm"/>
        </style:tab-stops>
      </style:paragraph-properties>
    </style:style>
    <style:style style:name="P156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938cm"/>
        </style:tab-stops>
      </style:paragraph-properties>
    </style:style>
    <style:style style:name="P157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4.837cm"/>
          <style:tab-stop style:position="8.677cm"/>
          <style:tab-stop style:position="11.573cm"/>
        </style:tab-stops>
      </style:paragraph-properties>
    </style:style>
    <style:style style:name="P158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/>
    </style:style>
    <style:style style:name="P159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 style:writing-mode="page">
        <style:tab-stops>
          <style:tab-stop style:position="0.838cm"/>
        </style:tab-stops>
      </style:paragraph-properties>
    </style:style>
    <style:style style:name="P160" style:family="paragraph" style:parent-style-name="Záhlavie_20__23_5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1cm"/>
        </style:tab-stops>
      </style:paragraph-properties>
    </style:style>
    <style:style style:name="P161" style:family="paragraph" style:parent-style-name="Záhlavie_20__23_5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87cm"/>
        </style:tab-stops>
      </style:paragraph-properties>
    </style:style>
    <style:style style:name="P162" style:family="paragraph" style:parent-style-name="Záhlavie_20__23_5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14cm"/>
        </style:tab-stops>
      </style:paragraph-properties>
    </style:style>
    <style:style style:name="P163" style:family="paragraph" style:parent-style-name="Záhlavie_20__23_5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863cm"/>
        </style:tab-stops>
      </style:paragraph-properties>
      <style:text-properties officeooo:paragraph-rsid="000b1b2d"/>
    </style:style>
    <style:style style:name="P164" style:family="paragraph" style:parent-style-name="Záhlavie_20__23_5" style:list-style-name="">
      <style:paragraph-properties fo:margin-left="0cm" fo:margin-right="0cm" fo:line-height="150%" fo:text-align="start" style:justify-single-word="false" fo:text-indent="0cm" style:auto-text-indent="false" style:writing-mode="page">
        <style:tab-stops>
          <style:tab-stop style:position="0.961cm"/>
        </style:tab-stops>
      </style:paragraph-properties>
    </style:style>
    <style:style style:name="T1" style:family="text">
      <style:text-properties fo:color="#000000" style:text-position="-25% 58%" style:font-name="Arial" fo:font-size="15pt" fo:background-color="#80ffff" loext:char-shading-value="0" style:font-size-asian="15pt" style:font-size-complex="15pt"/>
    </style:style>
    <style:style style:name="T2" style:family="text">
      <style:text-properties fo:color="#000000" style:font-name="Arial" fo:font-size="15pt" fo:background-color="#80ffff" loext:char-shading-value="0" style:font-size-asian="15pt" style:font-size-complex="15pt"/>
    </style:style>
    <style:style style:name="T3" style:family="text">
      <style:text-properties fo:color="#000000" style:font-name="Arial" fo:font-size="15pt" officeooo:rsid="0004c530" fo:background-color="#80ffff" loext:char-shading-value="0" style:font-size-asian="15pt" style:font-size-complex="15pt"/>
    </style:style>
    <style:style style:name="T4" style:family="text">
      <style:text-properties fo:color="#000000" style:font-name="Arial" fo:font-size="15pt" officeooo:rsid="0004ca1a" fo:background-color="#80ffff" loext:char-shading-value="0" style:font-size-asian="15pt" style:font-size-complex="15pt"/>
    </style:style>
    <style:style style:name="T5" style:family="text">
      <style:text-properties fo:color="#000000" style:font-name="Arial" fo:font-size="15pt" officeooo:rsid="000670b3" fo:background-color="#80ffff" loext:char-shading-value="0" style:font-size-asian="15pt" style:font-size-complex="15pt"/>
    </style:style>
    <style:style style:name="T6" style:family="text">
      <style:text-properties fo:color="#000000" style:font-name="Arial" fo:font-size="15pt" officeooo:rsid="0007fee3" fo:background-color="#80ffff" loext:char-shading-value="0" style:font-size-asian="15pt" style:font-size-complex="15pt"/>
    </style:style>
    <style:style style:name="T7" style:family="text">
      <style:text-properties fo:color="#000000" style:font-name="Arial" fo:font-size="15pt" officeooo:rsid="0009617f" fo:background-color="#80ffff" loext:char-shading-value="0" style:font-size-asian="15pt" style:font-size-complex="15pt"/>
    </style:style>
    <style:style style:name="T8" style:family="text">
      <style:text-properties fo:color="#000000" style:font-name="Arial" fo:font-size="15pt" officeooo:rsid="0009c7ad" fo:background-color="#80ffff" loext:char-shading-value="0" style:font-size-asian="15pt" style:font-size-complex="15pt"/>
    </style:style>
    <style:style style:name="T9" style:family="text">
      <style:text-properties fo:color="#000000" style:font-name="Arial" fo:font-size="15pt" officeooo:rsid="000b1b2d" fo:background-color="#80ffff" loext:char-shading-value="0" style:font-size-asian="15pt" style:font-size-complex="15pt"/>
    </style:style>
    <style:style style:name="T10" style:family="text">
      <style:text-properties fo:color="#000000" style:font-name="Arial" fo:font-size="15pt" officeooo:rsid="000d7de4" fo:background-color="#80ffff" loext:char-shading-value="0" style:font-size-asian="15pt" style:font-size-complex="15pt"/>
    </style:style>
    <style:style style:name="T11" style:family="text">
      <style:text-properties fo:color="#000000" style:font-name="Arial1" fo:font-size="15pt" officeooo:rsid="0009617f" fo:background-color="#80ffff" loext:char-shading-value="0" style:font-name-asian="Microsoft Sans Serif" style:font-size-asian="15pt" style:font-name-complex="Microsoft Sans Serif" style:font-size-complex="15pt"/>
    </style:style>
    <style:style style:name="T12" style:family="text">
      <style:text-properties fo:color="#000000" style:font-name="Arial1" fo:font-size="15pt" officeooo:rsid="000b1b2d" fo:background-color="#80ffff" loext:char-shading-value="0" style:font-name-asian="Microsoft Sans Serif" style:font-size-asian="15pt" style:font-name-complex="Microsoft Sans Serif" style:font-size-complex="15pt"/>
    </style:style>
    <style:style style:name="T13" style:family="text">
      <style:text-properties style:font-name="Arial" fo:font-size="15pt" style:font-size-asian="15pt" style:font-size-complex="15pt"/>
    </style:style>
    <style:style style:name="T14" style:family="text">
      <style:text-properties style:font-name="Arial" fo:font-size="15pt" officeooo:rsid="0004c530" style:font-size-asian="15pt" style:font-size-complex="15pt"/>
    </style:style>
    <style:style style:name="T15" style:family="text">
      <style:text-properties style:font-name="Arial" fo:font-size="15pt" officeooo:rsid="0004ca1a" style:font-size-asian="15pt" style:font-size-complex="15pt"/>
    </style:style>
    <style:style style:name="T16" style:family="text">
      <style:text-properties style:font-name="Arial" fo:font-size="15pt" officeooo:rsid="000670b3" style:font-size-asian="15pt" style:font-size-complex="15pt"/>
    </style:style>
    <style:style style:name="T17" style:family="text">
      <style:text-properties style:font-name="Arial" fo:font-size="15pt" officeooo:rsid="0007fee3" style:font-size-asian="15pt" style:font-size-complex="15pt"/>
    </style:style>
    <style:style style:name="T18" style:family="text">
      <style:text-properties style:font-name="Arial" fo:font-size="15pt" officeooo:rsid="0009617f" style:font-size-asian="15pt" style:font-size-complex="15pt"/>
    </style:style>
    <style:style style:name="T19" style:family="text">
      <style:text-properties style:font-name="Arial" fo:font-size="15pt" officeooo:rsid="0009c7ad" style:font-size-asian="15pt" style:font-size-complex="15pt"/>
    </style:style>
    <style:style style:name="T20" style:family="text">
      <style:text-properties style:font-name="Arial" fo:font-size="15pt" officeooo:rsid="000b1b2d" style:font-size-asian="15pt" style:font-size-complex="15pt"/>
    </style:style>
    <style:style style:name="T21" style:family="text">
      <style:text-properties style:font-name="Arial" fo:font-size="15pt" fo:background-color="#80ffff" loext:char-shading-value="0" style:font-size-asian="15pt" style:font-size-complex="15pt"/>
    </style:style>
    <style:style style:name="Sect1" style:family="section">
      <style:section-properties fo:margin-left="0.635cm" fo:margin-right="1.866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2" text:outline-level="1"><text:bookmark-start text:name="bookmark2"/><text:span text:style-name="CharStyle9"><text:span text:style-name="T13">Prírodopis</text:span></text:span><text:bookmark-end text:name="bookmark2"/><text:span text:style-name="CharStyle9"><text:span text:style-name="T13"> </text:span></text:span><text:span text:style-name="CharStyle9"><text:span text:style-name="T14">pre </text:span></text:span><text:bookmark-start text:name="bookmark4"/><text:span text:style-name="CharStyle11"><text:span text:style-name="T14">národnie</text:span></text:span><text:span text:style-name="CharStyle11"><text:span text:style-name="T13"> </text:span></text:span><text:span text:style-name="CharStyle11"><text:span text:style-name="T14">školy</text:span></text:span><text:bookmark-end text:name="bookmark4"/></text:h>
        <text:p text:style-name="P3"><text:span text:style-name="CharStyle13"><text:span text:style-name="T13">Sostavil</text:span></text:span></text:p>
        <text:p text:style-name="P87"><text:span text:style-name="CharStyle16"><text:span text:style-name="T13">JÁN K</text:span></text:span><text:span text:style-name="CharStyle16"><text:span text:style-name="T2">O</text:span></text:span><text:span text:style-name="CharStyle16"><text:span text:style-name="T13">ŽEHUBA, učiteľ.</text:span></text:span></text:p>
        <text:p text:style-name="P3"><text:span text:style-name="CharStyle13"><text:span text:style-name="T13">Diel prv</text:span></text:span><text:span text:style-name="CharStyle13"><text:span text:style-name="T2">ý</text:span></text:span><text:span text:style-name="CharStyle13"><text:span text:style-name="T13">:</text:span></text:span></text:p>
        <text:p text:style-name="P87"><text:span text:style-name="CharStyle16"><text:span text:style-name="T13">Živoč</text:span></text:span><text:span text:style-name="CharStyle16"><text:span text:style-name="T2">í</text:span></text:span><text:span text:style-name="CharStyle16"><text:span text:style-name="T13">chopis.</text:span></text:span></text:p>
        <text:p text:style-name="P3"><text:span text:style-name="CharStyle19"><text:span text:style-name="T2"/></text:span></text:p>
        <text:p text:style-name="P15"><text:span text:style-name="CharStyle19"><text:span text:style-name="T2"/></text:span></text:p>
        <text:p text:style-name="P16"><text:span text:style-name="CharStyle19"><text:span text:style-name="T3">Oddiel prvý</text:span></text:span></text:p>
        <text:p text:style-name="P90"><text:span text:style-name="CharStyle24"><text:span text:style-name="T13">(Pre prvú triedu.)</text:span></text:span></text:p>
        <text:h text:style-name="P91" text:outline-level="6"><text:bookmark-start text:name="bookmark6"/><text:span text:style-name="CharStyle26"><text:span text:style-name="T13">1. Ssavce.</text:span></text:span><text:bookmark-end text:name="bookmark6"/></text:h>
        <text:p text:style-name="P26"><text:span text:style-name="CharStyle13"><text:span text:style-name="T13"/></text:span></text:p>
        <text:p text:style-name="P77"><text:span text:style-name="CharStyle13"><text:span text:style-name="T13">1. Kôň. Telo má pokryté srsťou rozličnej barvy. Na šiji a chvoste má dlhú srsť, ostatniu krátku. Hlavnie čiastky tela s</text:span></text:span><text:span text:style-name="CharStyle13"><text:span text:style-name="T2">ú</text:span></text:span><text:span text:style-name="CharStyle13"><text:span text:style-name="T13">: hlava, hrdlo (šija), driek a nohy. Hlavu má podlhovatú a záleží z vrchnej a spodnej čelusti. V čelusti má zuby, a síce na vrchu i na spodku z oboch strán po 6 črenových zubov. Spodnia čelusť je pohyblivá. Pysky a jazyk má mäsitý a pohyblivý. Na nose má dve ve</text:span></text:span><text:span text:style-name="CharStyle13"><text:span text:style-name="T4">ľ</text:span></text:span><text:span text:style-name="CharStyle13"><text:span text:style-name="T13">ké nosdry, na hlave dve oči, ktoré záležia z bulka a v</text:span></text:span><text:span text:style-name="CharStyle13"><text:span text:style-name="T15">í</text:span></text:span><text:span text:style-name="CharStyle13"><text:span text:style-name="T13">čka. Na hlave ďalej na zad od očú má ešte uši, tiež pohyblivé. Hrdlo (šiju) má z oboch strán vtlačené, prsia široké a valcovitý driek. Nohy má 4 a na každej len jeden paznecht, ovinutý rohovitým kopytom. — V celom tele má kosti, tieto sa držia spolu pevne a volajú sa spolu kostra (čuntoväz). Svaly (mäso) ležia na kosťach a sú žilami a čuvami (nervami) do vedn</text:span></text:span><text:span text:style-name="CharStyle13"><text:span text:style-name="T15">a</text:span></text:span><text:span text:style-name="CharStyle13"><text:span text:style-name="T2"> </text:span></text:span><text:span text:style-name="CharStyle13"><text:span text:style-name="T13">spojené. Krv má červenú a teplú.</text:span></text:span></text:p>
        <text:p text:style-name="P137"><text:span text:style-name="CharStyle28"><text:span text:style-name="T13">Koľko smy</text:span></text:span><text:span text:style-name="CharStyle28"><text:span text:style-name="T2">s</text:span></text:span><text:span text:style-name="CharStyle28"><text:span text:style-name="T13">lov má kôň? </text:span></text:span><text:span text:style-name="CharStyle28"><text:span text:style-name="T15">Č</text:span></text:span><text:span text:style-name="CharStyle28"><text:span text:style-name="T13">o môže n</text:span></text:span><text:span text:style-name="CharStyle28"><text:span text:style-name="T15">í</text:span></text:span><text:span text:style-name="CharStyle28"><text:span text:style-name="T13">mi robiť? Čo môže kôň nohami urobiť? Čím s</text:span></text:span><text:span text:style-name="CharStyle28"><text:span text:style-name="T2">a</text:span></text:span><text:span text:style-name="CharStyle28"><text:span text:style-name="T13"> živí ? Ako sa plodí? Ako svoje mladé chová? Čím sa vyznačuje pred inými zvieraty? Aký nám osoh dáva?</text:span></text:span></text:p>
        <text:p text:style-name="P27"><text:span text:style-name="CharStyle13"><text:span text:style-name="T13"/></text:span></text:p>
        <text:p text:style-name="P78"><text:span text:style-name="CharStyle13"><text:span text:style-name="T13">2. Pes. Hlavu má končitú, zuby ostré a končité, vo vrchnej a spodnej čelusti po 6 rezákov, 4 očnie zuby, ktoré sú dlhšie ako druhé a trochu nakrívené; črenových zubov má hore po oboch stranách 6, dolu 7. Na predních nohách má 5 paznechtov, na zadních 4.</text:span></text:span></text:p>
        <text:p text:style-name="P137"><text:span text:style-name="CharStyle28"><text:span text:style-name="T4">Č</text:span></text:span><text:span text:style-name="CharStyle28"><text:span text:style-name="T13">ím sa živí pes? </text:span></text:span><text:span text:style-name="CharStyle28"><text:span text:style-name="T15">Č</text:span></text:span><text:span text:style-name="CharStyle28"><text:span text:style-name="T13">ím sa vyznačuje? Ako nám osoží? Srovnaj psa s koňom! </text:span></text:span><text:soft-page-break/><text:span text:style-name="CharStyle28"><text:span text:style-name="T13">V čom sú podobní, v čom rozpodobní? — Prečo sa volajú ssavce? Prečo domáce zveri? Povedzte iné ssavc</text:span></text:span><text:span text:style-name="CharStyle28"><text:span text:style-name="T2">e!</text:span></text:span></text:p>
        <text:h text:style-name="P135" text:outline-level="6"><text:span text:style-name="CharStyle26"><text:span text:style-name="T13"/></text:span></text:h>
        <text:h text:style-name="P136" text:outline-level="6"><text:bookmark-start text:name="bookmark8"/><text:span text:style-name="CharStyle26"><text:span text:style-name="T13">2. Vtáci.</text:span></text:span><text:bookmark-end text:name="bookmark8"/></text:h>
        <text:h text:style-name="P136" text:outline-level="6"><text:span text:style-name="CharStyle32"><text:span text:style-name="T2"/></text:span></text:h>
        <text:p text:style-name="P28"><text:span text:style-name="CharStyle13"><text:span text:style-name="T13">3. Kohút domáci. Telo má pokryté perím ročličnej barvy, hlavu naokrúhlu a na temäni mäsitý hrebeň, pod spodkom z oboch strán laloček. Miesto pysku má rohovitý zobák; zubov nemá, miesto n</text:span></text:span><text:span text:style-name="CharStyle13"><text:span text:style-name="T4">í</text:span></text:span><text:span text:style-name="CharStyle13"><text:span text:style-name="T13">ch má zobák po kra</text:span></text:span><text:span text:style-name="CharStyle13"><text:span text:style-name="T2">jo</text:span></text:span><text:span text:style-name="CharStyle13"><text:span text:style-name="T13">ch vyzúbkaný. Nosdry má u koreňa vrchnej </text:span></text:span><text:span text:style-name="CharStyle35"><text:span text:style-name="T13">čelusti, </text:span></text:span><text:span text:style-name="CharStyle13"><text:span text:style-name="T13">oči po strane ako u ssavcov, nad očima má </text:span></text:span><text:span text:style-name="CharStyle35"><text:span text:style-name="T13">ešte </text:span></text:span><text:span text:style-name="CharStyle13"><text:span text:style-name="T13">žmurku (kožtičku). Uši mu stoja </text:span></text:span><text:span text:style-name="CharStyle35"><text:span text:style-name="T13">za </text:span></text:span><text:span text:style-name="CharStyle13"><text:span text:style-name="T13">očima. Hrdlo </text:span></text:span><text:span text:style-name="CharStyle35"><text:span text:style-name="T13">má ve</text:span></text:span><text:span text:style-name="CharStyle35"><text:span text:style-name="T4">ľ</text:span></text:span><text:span text:style-name="CharStyle35"><text:span text:style-name="T13">mi </text:span></text:span><text:span text:style-name="CharStyle13"><text:span text:style-name="T13">pohyblivé. Driek je skoro vajcovitý. Miesto predních nôh má krídla. Pera krídel volajú sa letky </text:span></text:span><text:span text:style-name="CharStyle35"><text:span text:style-name="T13">či </text:span></text:span><text:span text:style-name="CharStyle13"><text:span text:style-name="T13">brky. Má </text:span></text:span><text:span text:style-name="CharStyle13"><text:span text:style-name="T2">2</text:span></text:span><text:span text:style-name="CharStyle13"><text:span text:style-name="T13"> neoperené nohy </text:span></text:span><text:span text:style-name="CharStyle35"><text:span text:style-name="T13">a </text:span></text:span><text:span text:style-name="CharStyle13"><text:span text:style-name="T13">na n</text:span></text:span><text:span text:style-name="CharStyle13"><text:span text:style-name="T4">í</text:span></text:span><text:span text:style-name="CharStyle13"><text:span text:style-name="T13">ch 4 paznechty, 3 ku predu obrátené a na nich tupé </text:span></text:span><text:span text:style-name="CharStyle35"><text:span text:style-name="T13">pazúry. </text:span></text:span><text:span text:style-name="CharStyle13"><text:span text:style-name="T13">Chvost </text:span></text:span><text:span text:style-name="CharStyle35"><text:span text:style-name="T13">má z </text:span></text:span><text:span text:style-name="CharStyle13"><text:span text:style-name="T13">pier. Krv má teplú a červenú.</text:span></text:span></text:p>
        <text:p text:style-name="P137"><text:span text:style-name="CharStyle28"><text:span text:style-name="T15">Č</text:span></text:span><text:span text:style-name="CharStyle28"><text:span text:style-name="T13">ím sa živí kohút? Ako </text:span></text:span><text:span text:style-name="CharStyle36"><text:span text:style-name="T13">sa rozplodzu</text:span></text:span><text:span text:style-name="CharStyle36"><text:span text:style-name="T2">je?</text:span></text:span><text:span text:style-name="CharStyle36"><text:span text:style-name="T13"> </text:span></text:span><text:span text:style-name="CharStyle36"><text:span text:style-name="T15">Č</text:span></text:span><text:span text:style-name="CharStyle36"><text:span text:style-name="T13">ím </text:span></text:span><text:span text:style-name="CharStyle28"><text:span text:style-name="T13">a </text:span></text:span><text:span text:style-name="CharStyle36"><text:span text:style-name="T13">ako nám osoží? </text:span></text:span><text:span text:style-name="CharStyle28"><text:span text:style-name="T13">Opíšte pero, vajce!</text:span></text:span></text:p>
        <text:p text:style-name="P29"><text:span text:style-name="CharStyle13"><text:span text:style-name="T13">4. Hus domá</text:span></text:span><text:span text:style-name="CharStyle34"><text:span text:style-name="T4">c</text:span></text:span><text:span text:style-name="CharStyle34"><text:span text:style-name="T13">a. Zobák má hrubý, mäkou citelnou kožtičkou obtiahnutý a na krajoch vyzúbkaný. </text:span></text:span><text:span text:style-name="CharStyle35"><text:span text:style-name="T13">Hrdlo </text:span></text:span><text:span text:style-name="CharStyle13"><text:span text:style-name="T13">má dos</text:span></text:span><text:span text:style-name="CharStyle13"><text:span text:style-name="T15">ť</text:span></text:span><text:span text:style-name="CharStyle13"><text:span text:style-name="T13"> dlhé, nohy krátke </text:span></text:span><text:span text:style-name="CharStyle35"><text:span text:style-name="T13">a </text:span></text:span><text:span text:style-name="CharStyle13"><text:span text:style-name="T13">po kolienka operené, lapky červené </text:span></text:span><text:span text:style-name="CharStyle35"><text:span text:style-name="T13">so </text:span></text:span><text:span text:style-name="CharStyle13"><text:span text:style-name="T13">4 prstami, </text:span></text:span><text:span text:style-name="CharStyle35"><text:span text:style-name="T13">z </text:span></text:span><text:span text:style-name="CharStyle13"><text:span text:style-name="T13">nich 3 na pred obrátené </text:span></text:span><text:span text:style-name="CharStyle35"><text:span text:style-name="T13">a </text:span></text:span><text:span text:style-name="CharStyle13"><text:span text:style-name="T13">medzi nimi plávacú blank.</text:span></text:span></text:p>
        <text:p text:style-name="P137"><text:span text:style-name="CharStyle28"><text:span text:style-name="T13">Kde sa najviac </text:span></text:span><text:span text:style-name="CharStyle36"><text:span text:style-name="T13">hus </text:span></text:span><text:span text:style-name="CharStyle28"><text:span text:style-name="T13">zdržuje? </text:span></text:span><text:span text:style-name="CharStyle36"><text:span text:style-name="T2">Č</text:span></text:span><text:span text:style-name="CharStyle36"><text:span text:style-name="T4">ím s</text:span></text:span><text:span text:style-name="CharStyle36"><text:span text:style-name="T13">a živí? </text:span></text:span><text:span text:style-name="CharStyle36"><text:span text:style-name="T15">Č</text:span></text:span><text:span text:style-name="CharStyle36"><text:span text:style-name="T2">ím</text:span></text:span><text:span text:style-name="CharStyle36"><text:span text:style-name="T13"> sa vyznačuje? </text:span></text:span><text:span text:style-name="CharStyle28"><text:span text:style-name="T13">Čím nám osoží? Srovnajte hus </text:span></text:span><text:span text:style-name="CharStyle28"><text:span text:style-name="T4">s </text:span></text:span><text:span text:style-name="CharStyle28"><text:span text:style-name="T13">kohútom! </text:span></text:span><text:span text:style-name="CharStyle36"><text:span text:style-name="T13">V čom sú podobné? Čo </text:span></text:span><text:span text:style-name="CharStyle28"><text:span text:style-name="T13">majú </text:span></text:span><text:span text:style-name="CharStyle36"><text:span text:style-name="T13">spolné </text:span></text:span><text:span text:style-name="CharStyle28"><text:span text:style-name="T13">vtáci a </text:span></text:span><text:span text:style-name="CharStyle36"><text:span text:style-name="T13">ssavce? </text:span></text:span><text:span text:style-name="CharStyle28"><text:span text:style-name="T13">Čím sa </text:span></text:span><text:span text:style-name="CharStyle36"><text:span text:style-name="T13">delia vtáci od ssavc</text:span></text:span><text:span text:style-name="CharStyle36"><text:span text:style-name="T2">ov? </text:span></text:span><text:span text:style-name="CharStyle28"><text:span text:style-name="T13">— Povedzte mená iných </text:span></text:span><text:span text:style-name="CharStyle36"><text:span text:style-name="T13">vtákov!</text:span></text:span></text:p>
        <text:h text:style-name="P91" text:outline-level="6"><text:span text:style-name="CharStyle26"><text:span text:style-name="T13"/></text:span></text:h>
        <text:h text:style-name="P121" text:outline-level="6"><text:bookmark-start text:name="bookmark10"/><text:span text:style-name="CharStyle26"><text:span text:style-name="T13">3. Obo</text:span></text:span><text:span text:style-name="CharStyle26"><text:span text:style-name="T15">j</text:span></text:span><text:span text:style-name="CharStyle26"><text:span text:style-name="T13">živelníci.</text:span></text:span><text:bookmark-end text:name="bookmark10"/></text:h>
        <text:p text:style-name="P30"><text:span text:style-name="CharStyle38"><text:span text:style-name="T13">5. </text:span></text:span><text:span text:style-name="CharStyle34"><text:span text:style-name="T13">Žaba zelená. Má nahú, slznatú kožu, </text:span></text:span><text:span text:style-name="CharStyle35"><text:span text:style-name="T13">chrbát </text:span></text:span><text:span text:style-name="CharStyle13"><text:span text:style-name="T13">zelený, čiernopruhovaný a na ňom 3 žlté pásy, brucho bielo. Má širokú hlavu, ve</text:span></text:span><text:span text:style-name="CharStyle13"><text:span text:style-name="T4">ľ</text:span></text:span><text:span text:style-name="CharStyle13"><text:span text:style-name="T13">kú papulu. Jazyk má z predku prirastený a vyplazitelný. Zuby má len na vrchnej čelusti a podnebí, a sú prirastené a nie koreňom v jamke sáňky usadené, ako </text:span></text:span><text:span text:style-name="CharStyle35"><text:span text:style-name="T13">u </text:span></text:span><text:span text:style-name="CharStyle13"><text:span text:style-name="T13">ssavcov. Oči má podobné vtáčim. </text:span></text:span><text:span text:style-name="CharStyle35"><text:span text:style-name="T13">Uši </text:span></text:span><text:span text:style-name="CharStyle13"><text:span text:style-name="T13">má za očima, vonkajšie ucho (chrupku) nemá. Hrdlo má ve</text:span></text:span><text:span text:style-name="CharStyle13"><text:span text:style-name="T2">ľ</text:span></text:span><text:span text:style-name="CharStyle13"><text:span text:style-name="T13">mi krátke a driek ve</text:span></text:span><text:span text:style-name="CharStyle13"><text:span text:style-name="T4">ľ</text:span></text:span><text:span text:style-name="CharStyle13"><text:span text:style-name="T13">mi stlačený. Na predních nohách má 4 slobodné prsty; zadnie nohy sú dlhšie </text:span></text:span><text:span text:style-name="CharStyle35"><text:span text:style-name="T13">a </text:span></text:span><text:span text:style-name="CharStyle13"><text:span text:style-name="T13">majú 5 prstov, plávacou blankou spojených. Žaba má </text:span></text:span><text:soft-page-break/><text:span text:style-name="CharStyle13"><text:span text:style-name="T13">kostru, krv červenú, ale studenú.</text:span></text:span></text:p>
        <text:p text:style-name="P137"><text:span text:style-name="CharStyle28"><text:span text:style-name="T13">Kd</text:span></text:span><text:span text:style-name="CharStyle28"><text:span text:style-name="T4">e </text:span></text:span><text:span text:style-name="CharStyle28"><text:span text:style-name="T13">žijú žaby? </text:span></text:span><text:span text:style-name="CharStyle28"><text:span text:style-name="T15">Č</text:span></text:span><text:span text:style-name="CharStyle28"><text:span text:style-name="T2">í</text:span></text:span><text:span text:style-name="CharStyle28"><text:span text:style-name="T13">m sa živia? Ako sa žaba vy</text:span></text:span><text:span text:style-name="CharStyle28"><text:span text:style-name="T2">v</text:span></text:span><text:span text:style-name="CharStyle28"><text:span text:style-name="T4">i</text:span></text:span><text:span text:style-name="CharStyle28"><text:span text:style-name="T13">ňuje z vajca, povedzte! Čím sa vyznačujú žaby? Ako</text:span></text:span><text:span text:style-name="CharStyle28"><text:span text:style-name="T2"> </text:span></text:span><text:span text:style-name="CharStyle28"><text:span text:style-name="T13">nám osožia? Ako škodia?</text:span></text:span></text:p>
        <text:p text:style-name="P31"><text:span text:style-name="CharStyle34"><text:span text:style-name="T13">6. Jašterica obecná. Telo má všade pokryté šupinami. Barvy je zelenej s čiernymi bakami, brucho má svetlejšie. Pysk má ve</text:span></text:span><text:span text:style-name="CharStyle34"><text:span text:style-name="T16">ľ</text:span></text:span><text:span text:style-name="CharStyle34"><text:span text:style-name="T13">ký. V čelustiach a podnebí má ve</text:span></text:span><text:span text:style-name="CharStyle13"><text:span text:style-name="T5">ľ</text:span></text:span><text:span text:style-name="CharStyle13"><text:span text:style-name="T13">a prirastených zubov a jazyk na konci rozdvojený. Oči a uši má ako žaba, driek valcovitý, dlhý chvost, čo sa </text:span></text:span><text:span text:style-name="CharStyle13"><text:span text:style-name="T5">ľ</text:span></text:span><text:span text:style-name="CharStyle13"><text:span text:style-name="T13">ahko odlomí. Na nohách má po 5 prstov s ostrými pazúrmi.</text:span></text:span></text:p>
        <text:p text:style-name="P137"><text:span text:style-name="CharStyle28"><text:span text:style-name="T13">Kde žije jašterica? Čím sa živí? Čím sa vyznačuje? Čo má spolné so žabou? Čo majú obojživelníci spolné so ssavci a vtáky? </text:span></text:span><text:span text:style-name="CharStyle28"><text:span text:style-name="T16">Č</text:span></text:span><text:span text:style-name="CharStyle28"><text:span text:style-name="T13">ím sa delia od ssavcov a vtákov?</text:span></text:span></text:p>
        <text:h text:style-name="P92" text:outline-level="6"><text:span text:style-name="CharStyle26"><text:span text:style-name="T5"/></text:span></text:h>
        <text:h text:style-name="P122" text:outline-level="6"><text:bookmark-start text:name="bookmark12"/><text:span text:style-name="CharStyle26"><text:span text:style-name="T2">4.</text:span></text:span><text:span text:style-name="CharStyle26"><text:span text:style-name="T13"> </text:span></text:span><text:span text:style-name="CharStyle26"><text:span text:style-name="T2">R</text:span></text:span><text:span text:style-name="CharStyle26"><text:span text:style-name="T13">yby</text:span></text:span><text:span text:style-name="CharStyle26"><text:span text:style-name="T2">.</text:span></text:span><text:bookmark-end text:name="bookmark12"/></text:h>
        <text:p text:style-name="P31"><text:span text:style-name="CharStyle13"><text:span text:style-name="T13">7. Pstruh. Telo má podlhovaté z oboch strán stlačené, ve</text:span></text:span><text:span text:style-name="CharStyle13"><text:span text:style-name="T5">ľ</text:span></text:span><text:span text:style-name="CharStyle13"><text:span text:style-name="T13">kými, tenkými šupinami pokryté a slzké. Hlavu má končitú, malý pysk s drobnými zúbkami. Oči neveľké bez víček. Na zadnej čiastke hlavy má z oboch strán žiabre (uši) a t</text:span></text:span><text:span text:style-name="CharStyle13"><text:span text:style-name="T5">y</text:span></text:span><text:span text:style-name="CharStyle13"><text:span text:style-name="T13">mi žiabrami dýcha. Miesto nôh má plutvy a týmito pláva. Miesto rebier má kostice a osti. Krev má červenú a studenú. Rozplodzuje sa vajíčkami.</text:span></text:span></text:p>
        <text:p text:style-name="P137"><text:span text:style-name="CharStyle28"><text:span text:style-name="T13">Kde žije pstruh? Čím sa živí? Ako sa rozplodzuje? Čím sa vyznačuje? Ako osoží?</text:span></text:span></text:p>
        <text:p text:style-name="P32"><text:span text:style-name="CharStyle13"><text:span text:style-name="T13">8. Mieň</text:span></text:span><text:span text:style-name="CharStyle13"><text:span text:style-name="T2">.</text:span></text:span><text:span text:style-name="CharStyle13"><text:span text:style-name="T13"> Narastie na 2 stopy dlhý, telo má valcovité ako had a veľmi malými šupinami pokryté. Na chrbte je zelenkavý, na bruchu ná</text:span></text:span><text:span text:style-name="CharStyle13"><text:span text:style-name="T2">ž</text:span></text:span><text:span text:style-name="CharStyle13"><text:span text:style-name="T13">ltkavý. V pysku má viac radov zubov, žiabre má malé. Brušné plutvy mu chybia.</text:span></text:span></text:p>
        <text:p text:style-name="P137"><text:span text:style-name="CharStyle28"><text:span text:style-name="T13">Kde žije mieň? Čím sa živí? </text:span></text:span><text:span text:style-name="CharStyle28"><text:span text:style-name="T16">Č</text:span></text:span><text:span text:style-name="CharStyle28"><text:span text:style-name="T13">ím sa vy</text:span></text:span><text:span text:style-name="CharStyle28"><text:span text:style-name="T2">z</text:span></text:span><text:span text:style-name="CharStyle28"><text:span text:style-name="T13">načuje? Čím nám osoží? Čo </text:span></text:span><text:span text:style-name="CharStyle28"><text:span text:style-name="T2">má</text:span></text:span><text:span text:style-name="CharStyle28"><text:span text:style-name="T13"> spolné mieň so pstruhom? Čo majú ryby s obojživelníkmi spolné? Čo majú ryby spolné s obojživelníkmi, vtáky a ssavci? </text:span></text:span><text:span text:style-name="CharStyle28"><text:span text:style-name="T16">Č</text:span></text:span><text:span text:style-name="CharStyle28"><text:span text:style-name="T2">í</text:span></text:span><text:span text:style-name="CharStyle28"><text:span text:style-name="T13">m sa delia ryby od o</text:span></text:span><text:span text:style-name="CharStyle28"><text:span text:style-name="T2">b</text:span></text:span><text:span text:style-name="CharStyle28"><text:span text:style-name="T13">ojživelníkov, vtákov a ssavcov? — Povedzte ešte iné ryby!</text:span></text:span></text:p>
        <text:h text:style-name="P93" text:outline-level="6"><text:span text:style-name="CharStyle26"><text:span text:style-name="T13"/></text:span></text:h>
        <text:h text:style-name="P123" text:outline-level="6"><text:bookmark-start text:name="bookmark14"/><text:span text:style-name="CharStyle26"><text:span text:style-name="T13">5. Hmyzy.</text:span></text:span><text:bookmark-end text:name="bookmark14"/></text:h>
        <text:p text:style-name="P32"><text:span text:style-name="CharStyle34"><text:span text:style-name="T13">9. Chrúst. Telo má pokryté pevnou rohovitou a rezikovatou kožou. Na hlave má 2 tykadla, 2 nepohyblivé, složené šes</text:span></text:span><text:span text:style-name="CharStyle13"><text:span text:style-name="T2">ť</text:span></text:span><text:span text:style-name="CharStyle13"><text:span text:style-name="T13">uhlasté oči bez v</text:span></text:span><text:span text:style-name="CharStyle13"><text:span text:style-name="T16">í</text:span></text:span><text:span text:style-name="CharStyle13"><text:span text:style-name="T13">čok a pysk so </text:span></text:span><text:soft-page-break/><text:span text:style-name="CharStyle13"><text:span text:style-name="T13">žeradlom. Na vrchu na prsoch má 4 krielca či letky. Vrchnie</text:span></text:span><text:span text:style-name="CharStyle31"><text:span text:style-name="T13"> </text:span></text:span><text:span text:style-name="CharStyle13"><text:span text:style-name="T13">rohovité — krovky — neslúžia k lietaniu, lež na ochranu pod nimi sa nachodiacich blanatých kr</text:span></text:span><text:span text:style-name="CharStyle13"><text:span text:style-name="T2">í</text:span></text:span><text:span text:style-name="CharStyle13"><text:span text:style-name="T13">deliec a t</text:span></text:span><text:span text:style-name="CharStyle13"><text:span text:style-name="T5">y</text:span></text:span><text:span text:style-name="CharStyle13"><text:span text:style-name="T13">mito lieta. Na spodku pod prsami má 6 nožičiek, na konci každej nožičky 2 ostré pazúry. Zadnia čas</text:span></text:span><text:span text:style-name="CharStyle13"><text:span text:style-name="T2">ť</text:span></text:span><text:span text:style-name="CharStyle13"><text:span text:style-name="T13"> tela či brucho má 6 rezíkov. Kostí vniutri nem</text:span></text:span><text:span text:style-name="CharStyle13"><text:span text:style-name="T2">á</text:span></text:span><text:span text:style-name="CharStyle13"><text:span text:style-name="T13">; krv má bielu a studenú, plúc nemá, ale po bokoch má také dieročky — priedušnice — čo nimi dýcha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Opíšte chrústa </text:span></text:span><text:span text:style-name="CharStyle28"><text:span text:style-name="T5">dľ</text:span></text:span><text:span text:style-name="CharStyle28"><text:span text:style-name="T13">a barvy! Kde žije chrúst? </text:span></text:span><text:span text:style-name="CharStyle28"><text:span text:style-name="T16">Č</text:span></text:span><text:span text:style-name="CharStyle28"><text:span text:style-name="T13">í</text:span></text:span><text:span text:style-name="CharStyle28"><text:span text:style-name="T16">m</text:span></text:span><text:span text:style-name="CharStyle28"><text:span text:style-name="T13"> sa živí? Ako sa rozplodzuje? Čím sa vyznačuje? Ako škodí?</text:span></text:span></text:p>
        <text:p text:style-name="P33"><text:span text:style-name="CharStyle13"><text:span text:style-name="T13"/></text:span></text:p>
        <text:p text:style-name="P79"><text:span text:style-name="CharStyle13"><text:span text:style-name="T13">10. Motýl biely či kapustný. Telo má štihlé a čiernymi vláskami pokryté, hlavu malú, oči veľké a gulaté, dve tykadlá a cucák, ktorý môže dľa potreby hneď skrútiť, hneď vystreť. Na prsoch na spodku má 6 nožičiek a </text:span></text:span><text:span text:style-name="CharStyle13"><text:span text:style-name="T2">n</text:span></text:span><text:span text:style-name="CharStyle13"><text:span text:style-name="T13">a vrchu 4 krídla. Krídla má široké, bielymi a malinkými šupinkami pokryté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Kde žije biely motýl? </text:span></text:span><text:span text:style-name="CharStyle28"><text:span text:style-name="T16">Č</text:span></text:span><text:span text:style-name="CharStyle28"><text:span text:style-name="T13">ím sa živí? </text:span></text:span><text:span text:style-name="CharStyle28"><text:span text:style-name="T16">A</text:span></text:span><text:span text:style-name="CharStyle28"><text:span text:style-name="T13">ko škodí? Ako sa rozplodzuje? V čom je podobný chrústovi? </text:span></text:span><text:span text:style-name="CharStyle28"><text:span text:style-name="T16">Č</text:span></text:span><text:span text:style-name="CharStyle28"><text:span text:style-name="T13">ím sa delí motýl od chrústa?</text:span></text:span></text:p>
        <text:h text:style-name="P93" text:outline-level="6"><text:span text:style-name="CharStyle26"><text:span text:style-name="T13"/></text:span></text:h>
        <text:h text:style-name="P123" text:outline-level="6"><text:bookmark-start text:name="bookmark16"/><text:span text:style-name="CharStyle26"><text:span text:style-name="T13">6. Raky.</text:span></text:span><text:bookmark-end text:name="bookmark16"/></text:h>
        <text:p text:style-name="P34"><text:span text:style-name="CharStyle13"><text:span text:style-name="T13">11. Rak potočný. Má tmavozeleným a tvrdým pancierom (škrupinou) pokryté telo. Hlavu má končitú a s prsami srastenú. Pysk má pod hlavou, konča hlavy nosí dve dlhšie a dve kratšie tykadlá, dve pohyblivé a složené oči. Prse záležia z 5 rezíkov a 5 párov nôh, z ktorých prvý pár vyzerá ako nožnice a volajú sa knipy či klepetá. Zadnia časť teľa končí sa do dlhého, krúžikovatého chvosta; na konci chvosta má plutvy, ktorými pláva</text:span></text:span><text:span text:style-name="CharStyle13"><text:span text:style-name="T2">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Kde žije rak? </text:span></text:span><text:span text:style-name="CharStyle28"><text:span text:style-name="T16">Č</text:span></text:span><text:span text:style-name="CharStyle28"><text:span text:style-name="T2">ím</text:span></text:span><text:span text:style-name="CharStyle28"><text:span text:style-name="T13"> sa živí? Ako sa rozplodzuje? </text:span></text:span><text:span text:style-name="CharStyle28"><text:span text:style-name="T16">Č</text:span></text:span><text:span text:style-name="CharStyle28"><text:span text:style-name="T13">ím sa vyznačuje? Aký dáva nám osoh?</text:span></text:span></text:p>
        <text:p text:style-name="P3"><text:span text:style-name="CharStyle13"><text:span text:style-name="T2"/></text:span></text:p>
        <text:p text:style-name="P35"><text:span text:style-name="CharStyle13"><text:span text:style-name="T13">12. </text:span></text:span><text:span text:style-name="CharStyle13"><text:span text:style-name="T16">Ž</text:span></text:span><text:span text:style-name="CharStyle13"><text:span text:style-name="T13">ižiavka (Mauerassel). Má asi na pol palca dlhé, vajcovité, popolavé telo, a na ňom dva rady žltkavých bák. Oči má složené, tykadlá malé. Prse </text:span></text:span><text:soft-page-break/><text:span text:style-name="CharStyle13"><text:span text:style-name="T13">záležia zo 7 rezíkov, na kbždom rezíku pár nôh. V zadnej časti tela má priedušnice, ktorými dýcha.</text:span></text:span></text:p>
        <text:p text:style-name="P141"><text:span text:style-name="CharStyle30"><text:span text:style-name="T13"/></text:span></text:p>
        <text:p text:style-name="P137"><text:span text:style-name="CharStyle28"><text:span text:style-name="T13">Kde býva žižiavka? Čím sa živí? Ako sa rozpladzu</text:span></text:span><text:span text:style-name="CharStyle28"><text:span text:style-name="T2">je?</text:span></text:span><text:span text:style-name="CharStyle28"><text:span text:style-name="T13"> Čo má žižiavka spoločné s rakom? </text:span></text:span><text:span text:style-name="CharStyle28"><text:span text:style-name="T16">Č</text:span></text:span><text:span text:style-name="CharStyle28"><text:span text:style-name="T13">o má rozdielne? — V čom sa raky s hmyzom srovnávajú? Čím sa delia?</text:span></text:span></text:p>
        <text:h text:style-name="P93" text:outline-level="6"><text:span text:style-name="CharStyle26"><text:span text:style-name="T13"/></text:span></text:h>
        <text:h text:style-name="P123" text:outline-level="6"><text:bookmark-start text:name="bookmark18"/><text:span text:style-name="CharStyle26"><text:span text:style-name="T13">7. Pavúky.</text:span></text:span><text:bookmark-end text:name="bookmark18"/></text:h>
        <text:p text:style-name="P36"><text:span text:style-name="CharStyle13"><text:span text:style-name="T13">13. Pavúk domáci. Telo jeho záleží z dvoch čiastok. Prednia čas</text:span></text:span><text:span text:style-name="CharStyle13"><text:span text:style-name="T5">ť</text:span></text:span><text:span text:style-name="CharStyle13"><text:span text:style-name="T13"> tela, t. j. hlava a prse sú spolu srastené, zadnia čas</text:span></text:span><text:span text:style-name="CharStyle13"><text:span text:style-name="T16">ť</text:span></text:span><text:span text:style-name="CharStyle13"><text:span text:style-name="T13"> je s prednou čiastkou spojená tenulinkou trúbkou. Ma 8 očí, tykadiel nemá. Na prsoch má 8 nôh. Zadnia časť tela či brucho je veľká a gu</text:span></text:span><text:span text:style-name="CharStyle13"><text:span text:style-name="T2">ľ</text:span></text:span><text:span text:style-name="CharStyle13"><text:span text:style-name="T13">at</text:span></text:span><text:span text:style-name="CharStyle13"><text:span text:style-name="T2">á</text:span></text:span><text:span text:style-name="CharStyle13"><text:span text:style-name="T13">; pod bruchom z predku má 2 dierky, ktorými dýcha a na konci dierkasté bradovičky, ktorými vyteká lipkavá šťava (pavučina). Nohy má dlhé. Vniutri nemá kostí ani červenej krve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Kde žije pavúk? Čím sa živí? Ako sa rozplodzuje? Čím sa vyznačuje? Ako osoží?</text:span></text:span></text:p>
        <text:p text:style-name="P87"><text:span text:style-name="CharStyle39"><text:span text:style-name="T13"/></text:span></text:p>
        <text:p text:style-name="P36"><text:span text:style-name="CharStyle13"><text:span text:style-name="T13">14. Račok kníhový je čo do veľkosti a barvy podobný ploštici. Hlavu má s prsami srastnutú a na pysku 2 dlhé nožniciam podobné makadlá. Zadnia časť tela má 12 rezíkov a na prsoch 8 veľmi krátkych nôh. V niutrobe nemá kostí ani červenej krve.</text:span></text:span></text:p>
        <text:p text:style-name="P137"><text:span text:style-name="CharStyle28"><text:span text:style-name="T1"/></text:span></text:p>
        <text:p text:style-name="P138"><text:span text:style-name="CharStyle28"><text:span text:style-name="T13">Kde žije račok knihový? Čím sa živí? Ako sa rozplodzu</text:span></text:span><text:span text:style-name="CharStyle28"><text:span text:style-name="T2">je? </text:span></text:span><text:span text:style-name="CharStyle28"><text:span text:style-name="T13">Čím sa vyzna</text:span></text:span><text:span text:style-name="CharStyle28"><text:span text:style-name="T2">č</text:span></text:span><text:span text:style-name="CharStyle28"><text:span text:style-name="T13">uje? Ako osoží? Čo má spolné s pavúkom? V čom sa delia? — Čo majú pavúky spolné s hmyzom a rakmi? V čom sa delia?</text:span></text:span></text:p>
        <text:h text:style-name="P93" text:outline-level="6"><text:span text:style-name="CharStyle26"><text:span text:style-name="T13"/></text:span></text:h>
        <text:h text:style-name="P123" text:outline-level="6"><text:bookmark-start text:name="bookmark20"/><text:span text:style-name="CharStyle26"><text:span text:style-name="T13">8. Červíky.</text:span></text:span><text:bookmark-end text:name="bookmark20"/></text:h>
        <text:p text:style-name="P36"><text:span text:style-name="CharStyle13"><text:span text:style-name="T13">15. Dážď</text:span></text:span><text:span text:style-name="CharStyle34"><text:span text:style-name="T2">ov</text:span></text:span><text:span text:style-name="CharStyle34"><text:span text:style-name="T13">ec či obecný červík je na piad dlhý. Telo má valcovité, akoby zo samých obrúčočiek složené. Hlavu má nepatrnú; očú, tykadel a nôh nemá. Prvá a druhá obrúčka tvorí ústa. Pohybuje sa sťahovaním a rozťahovaním </text:span></text:span><text:soft-page-break/><text:span text:style-name="CharStyle34"><text:span text:style-name="T13">teľa. Na chrbte po medzi dve a dve obrúčky nachodia sa dierky, ktorými dýcha. Kostí nemá. Krv má červenú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Kde žije červík? Čím sa živí? Ako sa rozplodzu</text:span></text:span><text:span text:style-name="CharStyle28"><text:span text:style-name="T2">je?</text:span></text:span><text:span text:style-name="CharStyle28"><text:span text:style-name="T13"> Ako osoží lebo škodí?</text:span></text:span></text:p>
        <text:p text:style-name="P87"><text:span text:style-name="CharStyle39"><text:span text:style-name="T2"/></text:span></text:p>
        <text:p text:style-name="P36"><text:span text:style-name="CharStyle13"><text:span text:style-name="T13">16. Pijavica podobná je červíkovi. Má mäké, článkovité a plochookrúhle, na spodku tmavozelené telo </text:span></text:span><text:span text:style-name="CharStyle13"><text:span text:style-name="T2">a</text:span></text:span><text:span text:style-name="CharStyle13"><text:span text:style-name="T13"> po ňom 6 rezočervených pásov s čiernymi badkami. Hlava a driek sú srastené. Na hlave má 10 očí a v pysku malulinké </text:span></text:span><text:span text:style-name="CharStyle13"><text:span text:style-name="T5">k</text:span></text:span><text:span text:style-name="CharStyle13"><text:span text:style-name="T13">ončité zúbo</text:span></text:span><text:span text:style-name="CharStyle13"><text:span text:style-name="T16">č</text:span></text:span><text:span text:style-name="CharStyle13"><text:span text:style-name="T13">ky. Kostí nemá. Krv má červenú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Kde žije pijavica? Čím sa živí? Čím sa vyznačuje? Ako nám osoží? Čo má spolné s červíkom? V čom sa delia? — </text:span></text:span><text:span text:style-name="CharStyle28"><text:span text:style-name="T16">Č</text:span></text:span><text:span text:style-name="CharStyle28"><text:span text:style-name="T13">o majú spolné červíky s pavúky, hmyzy a rakmi?</text:span></text:span></text:p>
        <text:p text:style-name="P87"><text:span text:style-name="CharStyle41"><text:span text:style-name="T2"/></text:span></text:p>
        <text:p text:style-name="P88"><text:span text:style-name="CharStyle41"><text:span text:style-name="T2"/></text:span></text:p>
        <text:p text:style-name="P89"><text:span text:style-name="CharStyle41"><text:span text:style-name="T5">Druhý diel</text:span></text:span></text:p>
        <text:p text:style-name="P139"><text:span text:style-name="CharStyle28"><text:span text:style-name="T13">(pre druh</text:span></text:span><text:span text:style-name="CharStyle28"><text:span text:style-name="T5">ú</text:span></text:span><text:span text:style-name="CharStyle28"><text:span text:style-name="T13"> triedu).</text:span></text:span></text:p>
        <text:h text:style-name="P93" text:outline-level="6"><text:span text:style-name="CharStyle26"><text:span text:style-name="T16"/></text:span></text:h>
        <text:h text:style-name="P123" text:outline-level="6"><text:bookmark-start text:name="bookmark22"/><text:span text:style-name="CharStyle26"><text:span text:style-name="T13">1. Ssavce.</text:span></text:span><text:bookmark-end text:name="bookmark22"/></text:h>
        <text:p text:style-name="P37"><text:span text:style-name="CharStyle13"><text:span text:style-name="T13">1. Kôň. V oboch čelus</text:span></text:span><text:span text:style-name="CharStyle13"><text:span text:style-name="T6">ť</text:span></text:span><text:span text:style-name="CharStyle13"><text:span text:style-name="T13">ach má po 6 rezákov a na každej strane 6 črenovych zubov. Na nohe</text:span></text:span><text:span text:style-name="CharStyle13"><text:span text:style-name="T2"> </text:span></text:span><text:span text:style-name="CharStyle13"><text:span text:style-name="T13">má jeden paznecht, ovinutý rohovitým kopýtom.</text:span></text:span></text:p>
        <text:p text:style-name="P37"><text:span text:style-name="CharStyle13"><text:span text:style-name="T13">a) Kôň má uši krátke, na šiji hrivu a z dlhej srsti chvost.</text:span></text:span></text:p>
        <text:p text:style-name="P38"><text:span text:style-name="CharStyle13"><text:span text:style-name="T13">b) Osol či somár má uši dlhé</text:span></text:span><text:span text:style-name="CharStyle13"><text:span text:style-name="T2">,</text:span></text:span><text:span text:style-name="CharStyle13"><text:span text:style-name="T13"> na šiji nemá hrivy, a len na konci chvosta dlhú srs</text:span></text:span><text:span text:style-name="CharStyle13"><text:span text:style-name="T6">ť</text:span></text:span><text:span text:style-name="CharStyle13"><text:span text:style-name="T13">. — Na ve</text:span></text:span><text:span text:style-name="CharStyle13"><text:span text:style-name="T6">ľ</text:span></text:span><text:span text:style-name="CharStyle13"><text:span text:style-name="T13">kých pustutinách </text:span></text:span><text:span text:style-name="CharStyle13"><text:span text:style-name="T6">A</text:span></text:span><text:span text:style-name="CharStyle13"><text:span text:style-name="T13">zie žije divo, a je tam rezké a bystré zviera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Vyh</text:span></text:span><text:span text:style-name="CharStyle28"><text:span text:style-name="T2">ľ</text:span></text:span><text:span text:style-name="CharStyle28"><text:span text:style-name="T13">adajte, čo má kôň s oslom spolné? Napíšte, ako nám kôň a osol osožia!</text:span></text:span></text:p>
        <text:p text:style-name="P37"><text:span text:style-name="CharStyle13"><text:span text:style-name="T13"/></text:span></text:p>
        <text:p text:style-name="P80"><text:span text:style-name="CharStyle13"><text:span text:style-name="T13">2. Pes. Obe čeluste majú po 6 rezákov a 2 ve</text:span></text:span><text:span text:style-name="CharStyle13"><text:span text:style-name="T6">ľ</text:span></text:span><text:span text:style-name="CharStyle13"><text:span text:style-name="T13">ké očnie zuby. Vrchnia čelus</text:span></text:span><text:span text:style-name="CharStyle13"><text:span text:style-name="T17">ť</text:span></text:span><text:span text:style-name="CharStyle13"><text:span text:style-name="T13"> má na každej strane 6, spodnia na každej strane 7 črenových zubov. Na predních nohách má 5, na zadních 4 paznechty.</text:span></text:span></text:p>
        <text:p text:style-name="P4"><text:soft-page-break/><text:span text:style-name="CharStyle13"><text:span text:style-name="T13">a) Pes domáci nosí chvost do hora zakrútený.</text:span></text:span></text:p>
        <text:p text:style-name="P39"><text:span text:style-name="CharStyle13"><text:span text:style-name="T13">b) Líška</text:span></text:span><text:span text:style-name="CharStyle42"><text:span text:style-name="T2">,</text:span></text:span><text:span text:style-name="CharStyle13"><text:span text:style-name="T13"> je tak ve</text:span></text:span><text:span text:style-name="CharStyle13"><text:span text:style-name="T6">ľ</text:span></text:span><text:span text:style-name="CharStyle13"><text:span text:style-name="T13">ká ako strední pes, ale dlhšia. Má na chrbte žltočervenú srsť, na bruchu bielu. Chvost má dlhý a kudlatý. — Žije v Eur</text:span></text:span><text:span text:style-name="CharStyle13"><text:span text:style-name="T6">o</text:span></text:span><text:span text:style-name="CharStyle13"><text:span text:style-name="T13">pe a v severnej </text:span></text:span><text:span text:style-name="CharStyle13"><text:span text:style-name="T6">A</text:span></text:span><text:span text:style-name="CharStyle13"><text:span text:style-name="T13">zii.</text:span></text:span></text:p>
        <text:p text:style-name="P37"><text:span text:style-name="CharStyle13"><text:span text:style-name="T13">c) Vlk je tak ve</text:span></text:span><text:span text:style-name="CharStyle13"><text:span text:style-name="T6">ľ</text:span></text:span><text:span text:style-name="CharStyle13"><text:span text:style-name="T13">ký ako valaský pes. Srsť má popolavú. — Žije v Eur</text:span></text:span><text:span text:style-name="CharStyle13"><text:span text:style-name="T6">o</text:span></text:span><text:span text:style-name="CharStyle13"><text:span text:style-name="T13">pe, v severnej </text:span></text:span><text:span text:style-name="CharStyle13"><text:span text:style-name="T6">A</text:span></text:span><text:span text:style-name="CharStyle13"><text:span text:style-name="T13">zii a Amerike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Povedzte, čo viete o psovi? Ako nám osoží? Niečo o besnom psovi! Ako škodí líška? Ako škodí vlk?</text:span></text:span></text:p>
        <text:p text:style-name="P141"><text:span text:style-name="CharStyle30"><text:span text:style-name="T13"/></text:span></text:p>
        <text:p text:style-name="P40"><text:span text:style-name="CharStyle13"><text:span text:style-name="T13">3. Zajac. Vo vrchnej a spodnej čelusti má po 2 rezáky a za vrchními ešte dva menšie zuby. Na predních nohách má 5 paznechtov, na zadních 4.</text:span></text:span></text:p>
        <text:p text:style-name="P41"><text:span text:style-name="CharStyle13"><text:span text:style-name="T13">a) </text:span></text:span><text:span text:style-name="CharStyle13"><text:span text:style-name="T2">Z</text:span></text:span><text:span text:style-name="CharStyle42"><text:span text:style-name="T13">ajac poln</text:span></text:span><text:span text:style-name="CharStyle42"><text:span text:style-name="T2">ý</text:span></text:span><text:span text:style-name="CharStyle13"><text:span text:style-name="T13"> je žltobarnavý. Uši má niečo dlhšie ako hlavu a zadnie nohy dlhšie ako prednie.</text:span></text:span></text:p>
        <text:p text:style-name="P42"><text:span text:style-name="CharStyle13"><text:span text:style-name="T13">b) Zajac domáci či králik je menší od polnieho. Uši má niečo kratšie ako hlavu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Ako osožia a škodia zajace? Čím sa vyznačujú?</text:span></text:span></text:p>
        <text:p text:style-name="P43"><text:span text:style-name="CharStyle13"><text:span text:style-name="T13"/></text:span></text:p>
        <text:p text:style-name="P81"><text:span text:style-name="CharStyle13"><text:span text:style-name="T13">4. Netopier. Nohy a chvost má tenkou kožnatou blankou s</text:span></text:span><text:span text:style-name="CharStyle13"><text:span text:style-name="T2">r</text:span></text:span><text:span text:style-name="CharStyle13"><text:span text:style-name="T13">astené. Vo vrchnej čelusti má 4 rezáky, vo spodnej 6, v oboch čelusťach po 2 očnie zuby a z oboch strán po 6 črenových zubov.</text:span></text:span></text:p>
        <text:p text:style-name="P42"><text:span text:style-name="CharStyle13"><text:span text:style-name="T13">a) Netopier obecný má tak veľké uši ako hlavu. U nás obyčajný, lieta z večera.</text:span></text:span></text:p>
        <text:p text:style-name="P42"><text:span text:style-name="CharStyle13"><text:span text:style-name="T13">b) Netopier dlhoušat</text:span></text:span><text:span text:style-name="CharStyle42"><text:span text:style-name="T2">ý</text:span></text:span><text:span text:style-name="CharStyle42"><text:span text:style-name="T13">, má dvaráz tak veľké uši, ako hlavu. U nás tiež obyčajný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Čím sa živia netopiery? </text:span></text:span><text:span text:style-name="CharStyle28"><text:span text:style-name="T17">Č</text:span></text:span><text:span text:style-name="CharStyle28"><text:span text:style-name="T13">ím sa vyznačujú?</text:span></text:span></text:p>
        <text:h text:style-name="P93" text:outline-level="6"><text:span text:style-name="CharStyle26"><text:span text:style-name="T13"/></text:span></text:h>
        <text:h text:style-name="P123" text:outline-level="6"><text:bookmark-start text:name="bookmark24"/><text:span text:style-name="CharStyle26"><text:span text:style-name="T13">2. Vtáci.</text:span></text:span><text:bookmark-end text:name="bookmark24"/></text:h>
        <text:p text:style-name="P43"><text:span text:style-name="CharStyle13"><text:span text:style-name="T13">5. Hus. Zobák má rovný, u koreňa hrubší, ku koncu tenší a po krajoch </text:span></text:span><text:soft-page-break/><text:span text:style-name="CharStyle13"><text:span text:style-name="T13">vyzúbkaný.</text:span></text:span></text:p>
        <text:p text:style-name="P40"><text:span text:style-name="CharStyle13"><text:span text:style-name="T13">a) Hus divá</text:span></text:span><text:span text:style-name="CharStyle42"><text:span text:style-name="T2">,</text:span></text:span><text:span text:style-name="CharStyle13"><text:span text:style-name="T13"> zobák má žltočervený. Od nej pochádza domáca hus. Ži</text:span></text:span><text:span text:style-name="CharStyle13"><text:span text:style-name="T2">je</text:span></text:span><text:span text:style-name="CharStyle13"><text:span text:style-name="T13"> v severných kra</text:span></text:span><text:span text:style-name="CharStyle13"><text:span text:style-name="T2">jo</text:span></text:span><text:span text:style-name="CharStyle13"><text:span text:style-name="T13">ch Eur</text:span></text:span><text:span text:style-name="CharStyle13"><text:span text:style-name="T6">o</text:span></text:span><text:span text:style-name="CharStyle13"><text:span text:style-name="T13">py.</text:span></text:span></text:p>
        <text:p text:style-name="P39"><text:span text:style-name="CharStyle13"><text:span text:style-name="T13">b) Kačka divá je menšia od husi. Zobák má žltočervený. Od nej pochádza domáca kačka. Zdržuje sa okolo stojatých vôd a riek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Opíšte domácu hus!</text:span></text:span></text:p>
        <text:p text:style-name="P43"><text:span text:style-name="CharStyle34"><text:span text:style-name="T13"/></text:span></text:p>
        <text:p text:style-name="P81"><text:span text:style-name="CharStyle34"><text:span text:style-name="T13">6. Bocian. Zobák má dlhý a rovný, nohy vysoké a prednie prsty úzkou blánkou spojené.</text:span></text:span></text:p>
        <text:p text:style-name="P40"><text:span text:style-name="CharStyle13"><text:span text:style-name="T13">a) Bocian biely má peria čistobiele, len krídla čierne.</text:span></text:span></text:p>
        <text:p text:style-name="P38"><text:span text:style-name="CharStyle13"><text:span text:style-name="T13">b) Bocian čierny má náčernasté a ligotavozelené peria. Je o veľa zriedkavejší ako biely bocian.</text:span></text:span></text:p>
        <text:p text:style-name="P143"><text:span text:style-name="CharStyle44"><text:span text:style-name="T13"/></text:span></text:p>
        <text:p text:style-name="P144"><text:span text:style-name="CharStyle44"><text:span text:style-name="T13">Kde žije biely bocian? Čo má bocian spolné s husou? Čím sa delia?</text:span></text:span></text:p>
        <text:p text:style-name="P141"><text:span text:style-name="CharStyle30"><text:span text:style-name="T13"/></text:span></text:p>
        <text:p text:style-name="P44"><text:span text:style-name="CharStyle13"><text:span text:style-name="T13">7. Vrana. Má mocný u koreňa štetinatými perami zarastený zobák a pod ním nosdry. Na nohe má 3 prsty ku predku a jeden nazad obrátený.</text:span></text:span></text:p>
        <text:p text:style-name="P44"><text:span text:style-name="CharStyle13"><text:span text:style-name="T13">a) Straka. Má na hlave a hrdle čierne, na bruchu biele, na krídlach a na dlhom chvoste ligotavo zelené peria.</text:span></text:span></text:p>
        <text:p text:style-name="P44"><text:span text:style-name="CharStyle13"><text:span text:style-name="T13">b) Kavka</text:span></text:span><text:span text:style-name="CharStyle42"><text:span text:style-name="T2">,</text:span></text:span><text:span text:style-name="CharStyle13"><text:span text:style-name="T13"> má čierne peria. Hniezdi sa rada na väžach a starých zámkoch.</text:span></text:span></text:p>
        <text:p text:style-name="P44"><text:span text:style-name="CharStyle13"><text:span text:style-name="T13"/></text:span></text:p>
        <text:p text:style-name="P82"><text:span text:style-name="CharStyle13"><text:span text:style-name="T13">8. Sova. Má od koreňa ohnutý zobák, ve</text:span></text:span><text:span text:style-name="CharStyle13"><text:span text:style-name="T6">ľ</text:span></text:span><text:span text:style-name="CharStyle13"><text:span text:style-name="T13">kú okrúhlu hlavu a na nej </text:span></text:span><text:span text:style-name="CharStyle13"><text:span text:style-name="T2">z</text:span></text:span><text:span text:style-name="CharStyle13"><text:span text:style-name="T13"> predku oči. Nohy má cele operené a na n</text:span></text:span><text:span text:style-name="CharStyle13"><text:span text:style-name="T6">í</text:span></text:span><text:span text:style-name="CharStyle13"><text:span text:style-name="T13">ch 4 pazúry.</text:span></text:span></text:p>
        <text:p text:style-name="P44"><text:span text:style-name="CharStyle13"><text:span text:style-name="T13">a) Sova perlová má okolo očí srdcovitý veniec z peria. Je najkrajšia sova.</text:span></text:span></text:p>
        <text:p text:style-name="P44"><text:span text:style-name="CharStyle13"><text:span text:style-name="T13">b) Sova ušatá</text:span></text:span><text:span text:style-name="CharStyle42"><text:span text:style-name="T2">,</text:span></text:span><text:span text:style-name="CharStyle13"><text:span text:style-name="T13"> má nad uši</text:span></text:span><text:span text:style-name="CharStyle13"><text:span text:style-name="T2">m</text:span></text:span><text:span text:style-name="CharStyle13"><text:span text:style-name="T13">a ve</text:span></text:span><text:span text:style-name="CharStyle13"><text:span text:style-name="T6">ľ</text:span></text:span><text:span text:style-name="CharStyle13"><text:span text:style-name="T13">ké čierne chochole. Narastie na 2 stopy, je najväčšia sova a býva v horách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Kde žijú sovy? Napíšte, ktoré vtáky zdržujú sa na zemi, v bahne, a vo vode? Čím sa delia pozemské, bahnie a vodnie vtáky jedni od druhých? Ktoré vtáky voláme usadlými? Ktoré stehovavými?</text:span></text:span></text:p>
        <text:h text:style-name="P93" text:outline-level="6"><text:soft-page-break/><text:span text:style-name="CharStyle26"><text:span text:style-name="T13"/></text:span></text:h>
        <text:h text:style-name="P123" text:outline-level="6"><text:bookmark-start text:name="bookmark26"/><text:span text:style-name="CharStyle26"><text:span text:style-name="T13">3. Obojživelníci.</text:span></text:span><text:bookmark-end text:name="bookmark26"/></text:h>
        <text:p text:style-name="P44"><text:span text:style-name="CharStyle13"><text:span text:style-name="T13">9. Žaba, má nahé a slznaté telo, vo vrchnej čelusti a na podnebí malé zuby, jazyk len prirastený. Zadnie nohy má dlhé a medzi prstami plávacú blánku.</text:span></text:span></text:p>
        <text:p text:style-name="P44"><text:span text:style-name="CharStyle13"><text:span text:style-name="T13">a) Ža</text:span></text:span><text:span text:style-name="CharStyle13"><text:span text:style-name="T17">b</text:span></text:span><text:span text:style-name="CharStyle13"><text:span text:style-name="T13">a zelená má zelený chrbát a na ňom tri žlté pásy.</text:span></text:span></text:p>
        <text:p text:style-name="P5"><text:span text:style-name="CharStyle13"><text:span text:style-name="T13">b) Ža</text:span></text:span><text:span text:style-name="CharStyle13"><text:span text:style-name="T17">b</text:span></text:span><text:span text:style-name="CharStyle13"><text:span text:style-name="T13">a pozemnia je barnavá s tmavými bakami.</text:span></text:span></text:p>
        <text:p text:style-name="P45"><text:span text:style-name="CharStyle13"><text:span text:style-name="T13"/></text:span></text:p>
        <text:p text:style-name="P83"><text:span text:style-name="CharStyle13"><text:span text:style-name="T13">10. Had. Má na chrbte malými a na bruchu väčšími šupinami pokryté telo. Nôh nemá.</text:span></text:span></text:p>
        <text:p text:style-name="P44"><text:span text:style-name="CharStyle13"><text:span text:style-name="T13">a) Užovka vodnia má na oboch stranách hlavy žlté mesiačkovité baky.</text:span></text:span></text:p>
        <text:p text:style-name="P44"><text:span text:style-name="CharStyle13"><text:span text:style-name="T13">b) Užovka hladká má šupiny hladké. Na predku na chrbáte má tmavobarnavé baky vo dvoch radoch a na šiji podkovitú škvrnu. Obe sú nejedovaté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Čo má had spolné so žabou a jaštericou? Čím sa delia?</text:span></text:span></text:p>
        <text:p text:style-name="P141"><text:span text:style-name="CharStyle30"><text:span text:style-name="T13"/></text:span></text:p>
        <text:h text:style-name="P106" text:outline-level="6"><text:bookmark-start text:name="bookmark28"/><text:span text:style-name="CharStyle26"><text:span text:style-name="T2">4.</text:span></text:span><text:span text:style-name="CharStyle26"><text:span text:style-name="T13"> Ryby</text:span></text:span><text:bookmark-end text:name="bookmark28"/><text:span text:style-name="CharStyle26"><text:span text:style-name="T2">.</text:span></text:span></text:h>
        <text:p text:style-name="P46"><text:span text:style-name="CharStyle13"><text:span text:style-name="T13"/></text:span></text:p>
        <text:p text:style-name="P84"><text:span text:style-name="CharStyle13"><text:span text:style-name="T13">11. Kapor. Má šupinami pokryté telo</text:span></text:span><text:span text:style-name="CharStyle13"><text:span text:style-name="T2"> </text:span></text:span><text:span text:style-name="CharStyle13"><text:span text:style-name="T13">a</text:span></text:span><text:span text:style-name="CharStyle13"><text:span text:style-name="T2"> </text:span></text:span><text:span text:style-name="CharStyle13"><text:span text:style-name="T13">malý pysk. V hornej a dolnej čelusti nemá zubov, iba v pažeráku.</text:span></text:span></text:p>
        <text:p text:style-name="P47"><text:span text:style-name="CharStyle13"><text:span text:style-name="T13">a) Kapor obecný je na chrbáte názelenkavý, na bokoch nážltkavý, z vrchnej čelusti visia mu 4 fúzy. Narastie 2 </text:span></text:span><text:span text:style-name="CharStyle13"><text:span text:style-name="T17">d</text:span></text:span><text:span text:style-name="CharStyle13"><text:span text:style-name="T13">o 5 stôp a žije dlho.</text:span></text:span></text:p>
        <text:p text:style-name="P47"><text:span text:style-name="CharStyle13"><text:span text:style-name="T13">b) Mrena je na chrbáte tmavozelená, na bruchu biela a má červené plutvy. Narastie na 2 stopy a nachodí sa v riekach dosť hojne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Čo má kapor spolné so pstruhom a mieňom? Čím sa delia kapor od pstruha, mieňa?</text:span></text:span></text:p>
        <text:p text:style-name="P46"><text:span text:style-name="CharStyle13"><text:span text:style-name="T13"/></text:span></text:p>
        <text:p text:style-name="P84"><text:span text:style-name="CharStyle13"><text:span text:style-name="T13">12. Štora. Hlavu má obrnen</text:span></text:span><text:span text:style-name="CharStyle13"><text:span text:style-name="T2">ú</text:span></text:span><text:span text:style-name="CharStyle13"><text:span text:style-name="T13">, driek dlhý a kostennými štítami pokrytý, dlhý pysk a pod pyskom po priečky ležiace ústa. Kostru má chruplavú</text:span></text:span></text:p>
        <text:p text:style-name="P47"><text:span text:style-name="CharStyle13"><text:span text:style-name="T13">a) </text:span></text:span><text:span text:style-name="CharStyle13"><text:span text:style-name="T17">Š</text:span></text:span><text:span text:style-name="CharStyle13"><text:span text:style-name="T13">tora obecná má na každom štíte osticu. Narastie 6 do 18 stôp dlhá.</text:span></text:span></text:p>
        <text:p text:style-name="P47"><text:soft-page-break/><text:span text:style-name="CharStyle13"><text:span text:style-name="T13">b) Vi</text:span></text:span><text:span text:style-name="CharStyle13"><text:span text:style-name="T17">z</text:span></text:span><text:span text:style-name="CharStyle13"><text:span text:style-name="T13">a má tupé štíty. Narastie 6 do 24 stôp. Z jej mechúru doráb</text:span></text:span><text:span text:style-name="CharStyle13"><text:span text:style-name="T6">ä</text:span></text:span><text:span text:style-name="CharStyle13"><text:span text:style-name="T13"> sa vizie klia. — Obe žijú v mori, trú či neresia sa ale v riekach. Z ikier doráb</text:span></text:span><text:span text:style-name="CharStyle13"><text:span text:style-name="T6">ä</text:span></text:span><text:span text:style-name="CharStyle13"><text:span text:style-name="T13"> sa kaviar.</text:span></text:span></text:p>
        <text:p text:style-name="P87"><text:span text:style-name="CharStyle45"><text:span text:style-name="T13"/></text:span></text:p>
        <text:p text:style-name="P139"><text:span text:style-name="CharStyle28"><text:span text:style-name="T17">Č</text:span></text:span><text:span text:style-name="CharStyle28"><text:span text:style-name="T13">ím sa delia štory od iných rýb?</text:span></text:span></text:p>
        <text:h text:style-name="P94" text:outline-level="6"><text:span text:style-name="CharStyle26"><text:span text:style-name="T13"/></text:span></text:h>
        <text:h text:style-name="P124" text:outline-level="6"><text:bookmark-start text:name="bookmark30"/><text:span text:style-name="CharStyle26"><text:span text:style-name="T13">5. Hmyzy.</text:span></text:span><text:bookmark-end text:name="bookmark30"/></text:h>
        <text:p text:style-name="P46"><text:span text:style-name="CharStyle13"><text:span text:style-name="T13"/></text:span></text:p>
        <text:p text:style-name="P84"><text:span text:style-name="CharStyle13"><text:span text:style-name="T13">13. Svrčok, má hrubú hlavu, dlhé tykadlá, spodnie krielca dlhšie ako vrchnie, ktoré v neletu rovno drží, a prednie nohy kratšie ako zadnie.</text:span></text:span></text:p>
        <text:p text:style-name="P47"><text:span text:style-name="CharStyle13"><text:span text:style-name="T13">a) Svrčok domáci je nažltkavý. Žije v domoch zvlášte v pekárňach a pálenicach, kde živí sa obilím, chlebom atď. a tým škodí.</text:span></text:span></text:p>
        <text:p text:style-name="P47"><text:span text:style-name="CharStyle13"><text:span text:style-name="T13">b) Svrčo</text:span></text:span><text:span text:style-name="CharStyle42"><text:span text:style-name="T2">k</text:span></text:span><text:span text:style-name="CharStyle42"><text:span text:style-name="T13"> po</text:span></text:span><text:span text:style-name="CharStyle42"><text:span text:style-name="T6">ľ</text:span></text:span><text:span text:style-name="CharStyle42"><text:span text:style-name="T13">ný je čierny. Žije na poli v podzemných dierach.</text:span></text:span></text:p>
        <text:p text:style-name="P48"><text:span text:style-name="CharStyle13"><text:span text:style-name="T13"/></text:span></text:p>
        <text:p text:style-name="P85"><text:span text:style-name="CharStyle13"><text:span text:style-name="T13">14. Osa, má širokú hlavu a na nej krátke tykadlá ku koncu hrubšie, na prsoch 4 blanaté krielca.</text:span></text:span></text:p>
        <text:p text:style-name="P49"><text:span text:style-name="CharStyle13"><text:span text:style-name="T13">a) Osa obecná</text:span></text:span><text:span text:style-name="CharStyle42"><text:span text:style-name="T2">,</text:span></text:span><text:span text:style-name="CharStyle13"><text:span text:style-name="T13"> len kde tu vláskami pokrytá je</text:span></text:span><text:span text:style-name="CharStyle30"><text:span text:style-name="T13"> </text:span></text:span><text:span text:style-name="CharStyle13"><text:span text:style-name="T13">čierna, na prsoch a hlave má žlté baky, zadnia čas</text:span></text:span><text:span text:style-name="CharStyle13"><text:span text:style-name="T2">ť </text:span></text:span><text:span text:style-name="CharStyle13"><text:span text:style-name="T13">tela má čierne a žlté krúžiky.</text:span></text:span></text:p>
        <text:p text:style-name="P50"><text:span text:style-name="CharStyle13"><text:span text:style-name="T13">b) Srš</text:span></text:span><text:span text:style-name="CharStyle42"><text:span text:style-name="T2">e</text:span></text:span><text:span text:style-name="CharStyle42"><text:span text:style-name="T13">ň väčší od osy, je červenobarnavý, na zadnej časti tela má žlté krúžiky. Štípe ve</text:span></text:span><text:span text:style-name="CharStyle13"><text:span text:style-name="T6">ľ</text:span></text:span><text:span text:style-name="CharStyle13"><text:span text:style-name="T13">mi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Povedzte niečo o ose! Čo má chrúst, svrčok, osa, motýl spolné? Čo rozdielne?</text:span></text:span></text:p>
        <text:h text:style-name="P95" text:outline-level="6"><text:span text:style-name="CharStyle26"><text:span text:style-name="T13"/></text:span></text:h>
        <text:h text:style-name="P125" text:outline-level="6"><text:bookmark-start text:name="bookmark32"/><text:span text:style-name="CharStyle26"><text:span text:style-name="T13">6. Raky.</text:span></text:span><text:bookmark-end text:name="bookmark32"/></text:h>
        <text:p text:style-name="P51"><text:span text:style-name="CharStyle13"><text:span text:style-name="T13">15. Rak. Prední pár nôh sú dve ve</text:span></text:span><text:span text:style-name="CharStyle13"><text:span text:style-name="T7">ľ</text:span></text:span><text:span text:style-name="CharStyle13"><text:span text:style-name="T13">ké klepetá, ostatnie sú malé. Zadnia časť tela je chvost a plutvy.</text:span></text:span></text:p>
        <text:p text:style-name="P50"><text:span text:style-name="CharStyle13"><text:span text:style-name="T13">a) </text:span></text:span><text:span text:style-name="CharStyle42"><text:span text:style-name="T2">R</text:span></text:span><text:span text:style-name="CharStyle42"><text:span text:style-name="T13">a</text:span></text:span><text:span text:style-name="CharStyle42"><text:span text:style-name="T2">k</text:span></text:span><text:span text:style-name="CharStyle42"><text:span text:style-name="T13"> potočný, na zadnej čiastke tela má chvost a plutvy, ktorými pláva.</text:span></text:span></text:p>
        <text:p text:style-name="P50"><text:span text:style-name="CharStyle13"><text:span text:style-name="T13">b) Rak morský</text:span></text:span><text:span text:style-name="CharStyle42"><text:span text:style-name="T2">,</text:span></text:span><text:span text:style-name="CharStyle13"><text:span text:style-name="T13"> narastie na pol druhej stopy; žije v severnom mori. Mäso má veľmi chutné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8">Č</text:span></text:span><text:span text:style-name="CharStyle28"><text:span text:style-name="T13">o má rak a žižiavka spolné čo rozdielne? Opíšte raka!</text:span></text:span></text:p>
        <text:h text:style-name="P107" text:outline-level="6"><text:bookmark-start text:name="bookmark34"/><text:soft-page-break/><text:span text:style-name="CharStyle26"><text:span text:style-name="T13">7. Pavúky. 8. Červíky.</text:span></text:span><text:bookmark-end text:name="bookmark34"/></text:h>
        <text:p text:style-name="P25"><text:span text:style-name="CharStyle13"><text:span text:style-name="T13">Opakuj všetko, čo si sa v I. oddielu o pavúkoch a červíkoch učil!</text:span></text:span></text:p>
        <text:h text:style-name="P95" text:outline-level="6"><text:span text:style-name="CharStyle26"><text:span text:style-name="T13"/></text:span></text:h>
        <text:h text:style-name="P125" text:outline-level="6"><text:bookmark-start text:name="bookmark36"/><text:span text:style-name="CharStyle26"><text:span text:style-name="T13">9. Mäkyši.</text:span></text:span><text:bookmark-end text:name="bookmark36"/></text:h>
        <text:p text:style-name="P46"><text:span text:style-name="CharStyle13"><text:span text:style-name="T13"/></text:span></text:p>
        <text:p text:style-name="P84"><text:span text:style-name="CharStyle13"><text:span text:style-name="T13">16. Slimák, má takmer gulatý domček či škrupinu v pravo zakrútenú, ostatní zákrut je najväčší a má okrúhly otvor.</text:span></text:span></text:p>
        <text:p text:style-name="P50"><text:span text:style-name="CharStyle13"><text:span text:style-name="T13">a) Slimák jedlý má žltosivý červenobarnavými pásami maľovaný domček. Mäso má jedlé.</text:span></text:span></text:p>
        <text:p text:style-name="P50"><text:span text:style-name="CharStyle13"><text:span text:style-name="T13">b) Slimák polný je rdzočervený, nosí na chrbte krúžikovatú pokrievku či domček. Robí na poliach a v z</text:span></text:span><text:span text:style-name="CharStyle13"><text:span text:style-name="T7">a</text:span></text:span><text:span text:style-name="CharStyle13"><text:span text:style-name="T13">hradách škodu.</text:span></text:span></text:p>
        <text:p text:style-name="P6"><text:span text:style-name="CharStyle13"><text:span text:style-name="T2"/></text:span></text:p>
        <text:p text:style-name="P137"><text:span text:style-name="CharStyle28"><text:span text:style-name="T18">Č</text:span></text:span><text:span text:style-name="CharStyle28"><text:span text:style-name="T13">o má slimák spolné s pavúkom, červíkom? </text:span></text:span><text:span text:style-name="CharStyle28"><text:span text:style-name="T18">Č</text:span></text:span><text:span text:style-name="CharStyle28"><text:span text:style-name="T13">ím sa delí od pavúka, červíka? Čím sa delia od ostatných živočíchov?</text:span></text:span></text:p>
        <text:p text:style-name="P141"><text:span text:style-name="CharStyle30"><text:span text:style-name="T13"/></text:span></text:p>
        <text:p text:style-name="P142"><text:span text:style-name="CharStyle30"><text:span text:style-name="T13"/></text:span></text:p>
        <text:h text:style-name="P106" text:outline-level="6"><text:bookmark-start text:name="bookmark38"/><text:span text:style-name="CharStyle26"><text:span text:style-name="T13">Ústroje a </text:span></text:span><text:span text:style-name="CharStyle26"><text:span text:style-name="T7">í</text:span></text:span><text:span text:style-name="CharStyle26"><text:span text:style-name="T13">ch úkony.</text:span></text:span><text:bookmark-end text:name="bookmark38"/></text:h>
        <text:p text:style-name="P25"><text:span text:style-name="CharStyle13"><text:span text:style-name="T13"/></text:span></text:p>
        <text:p text:style-name="P76"><text:span text:style-name="CharStyle13"><text:span text:style-name="T13">Na tele zvierat rozoznávame rozličné čiastky, z ktorých každá má svoje úkony ku pr. oči, uši, nos, údy atď. Tieto čiastky menujú sa ústroje (orgány). Zveri sú tedy ústrojné prírodiny</text:span></text:span><text:span text:style-name="CharStyle13"><text:span text:style-name="T2">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Prečo?— Sú-li rastliny tiež ústrojné? Ako môžeme jednorekom rastliny a zveri pomenovať?</text:span></text:span></text:p>
        <text:p text:style-name="P87"><text:span text:style-name="CharStyle46"><text:span text:style-name="T2"/></text:span></text:p>
        <text:p text:style-name="P25"><text:span text:style-name="CharStyle13"><text:span text:style-name="T18">Ú</text:span></text:span><text:span text:style-name="CharStyle13"><text:span text:style-name="T13">dy mnohých zvierat ku pr. koňa, psa atď. sú z kostí, svalov (mäsa) a čúv (nervy) složen</text:span></text:span><text:span text:style-name="CharStyle13"><text:span text:style-name="T2">é</text:span></text:span><text:span text:style-name="CharStyle13"><text:span text:style-name="T13">; tak je to i s jinými ústrojami ku pr. ušima, nosom. Kosti, svaly a čuvy majú tiež osobytné úkony; čuvy sú na cítenie, makanie, svaly na pohybovanie, a sú tiež ústroje. Že sú ale nie z iných ústrojov složené, menujú sa jednoduché, té iné s nimi spojené, zovieme složené ústroje.</text:span></text:span></text:p>
        <text:p text:style-name="P139"><text:span text:style-name="CharStyle28"><text:span text:style-name="T13"/></text:span></text:p>
        <text:p text:style-name="P140"><text:soft-page-break/><text:span text:style-name="CharStyle28"><text:span text:style-name="T13">Ako môžeme ústroje zvieracieho tela rozdeliť?</text:span></text:span></text:p>
        <text:p text:style-name="P25"><text:span text:style-name="CharStyle13"><text:span text:style-name="T13"/></text:span></text:p>
        <text:p text:style-name="P76"><text:span text:style-name="CharStyle13"><text:span text:style-name="T13">K jednoduchým ústrojom náležia kosti, svaly, ústroje zažívania, srdce, nástroje dýchania na pr. p</text:span></text:span><text:span text:style-name="CharStyle13"><text:span text:style-name="T2">ľ</text:span></text:span><text:span text:style-name="CharStyle13"><text:span text:style-name="T13">úce u ssavcov a vtákov atď.; k složeným patria ústroje pohybovania a päť smys</text:span></text:span><text:span text:style-name="CharStyle13"><text:span text:style-name="T2">l</text:span></text:span><text:span text:style-name="CharStyle13"><text:span text:style-name="T13">ov.</text:span></text:span></text:p>
        <text:p text:style-name="P52"><text:span text:style-name="CharStyle13"><text:span text:style-name="T13">1. Kosti sú tvrdé a pevné, z vonku tenulinkou kožkou obtiahnuté, vniutri cievnaté, a v tých cievach nachodí sa </text:span></text:span><text:span text:style-name="CharStyle13"><text:span text:style-name="T2">š</text:span></text:span><text:span text:style-name="CharStyle13"><text:span text:style-name="T13">mok (špik). Kosti sú alebo srastené, alebo chrušťadly a žilami </text:span></text:span><text:span text:style-name="CharStyle13"><text:span text:style-name="T2">sv</text:span></text:span><text:span text:style-name="CharStyle13"><text:span text:style-name="T13">iazané a spojené, aby sa hýbať mohly. Všetky kosti spolu volajú sa kostra (čuntoväz), ktorá sa delí na páter (chrbtovú kosť) a údy. Páter je hlavnia čiastka kostry, a zvieratá s kostrou menujú sa pateristé, iné bezpateristé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Ktoré zveri patria k pateristým? Ktoré k bezpateristý</text:span></text:span><text:span text:style-name="CharStyle28"><text:span text:style-name="T2">m</text:span></text:span><text:span text:style-name="CharStyle28"><text:span text:style-name="T21">?</text:span></text:span></text:p>
        <text:p text:style-name="P3"><text:span text:style-name="CharStyle13"><text:span text:style-name="T13"/></text:span></text:p>
        <text:p text:style-name="P15"><text:span text:style-name="CharStyle13"><text:span text:style-name="T13">Rastliny nemajú kostí.</text:span></text:span></text:p>
        <text:p text:style-name="P52"><text:span text:style-name="CharStyle13"><text:span text:style-name="T13">2. Svaly sú mäsité čiastky, ležia na kosťach, pokryté sú kožou, skladajú sa z tenulinkých vláken a sú červené. Ryby majú svaly biele. Bezpateristé zveri majú len také vlákenné, kožové svaly. Všetky svaly</text:span></text:span><text:span text:style-name="CharStyle30"><text:span text:style-name="T13"> </text:span></text:span><text:span text:style-name="CharStyle13"><text:span text:style-name="T13">môžú sa stiahnuť a roztiahnuť a tým stáva sa pohybovanie, ktoré vidíme pri zvieratoch. — Rastliny nemajú svalov a preto sa ani hýbať (premiestiť) nemôžu.</text:span></text:span></text:p>
        <text:p text:style-name="P52"><text:span text:style-name="CharStyle13"><text:span text:style-name="T13">4. Čuvy či nervy sú po celom tele roztratené žilky. Pateristé zvieratá majú dvojaké čuvy t. j. chrbtové a brušné. Bezpateristé živoč</text:span></text:span><text:span text:style-name="CharStyle13"><text:span text:style-name="T7">i</text:span></text:span><text:span text:style-name="CharStyle13"><text:span text:style-name="T13">chy majú len brušné čuvy. Čuvami cíťa, makajú, čujú a poznávajú zvieratá. Čiastky ako kosti, srsť (vlasy), nechty majú ve</text:span></text:span><text:span text:style-name="CharStyle13"><text:span text:style-name="T7">ľ</text:span></text:span><text:span text:style-name="CharStyle13"><text:span text:style-name="T13">mi málo citu, alebo sú celkom bezcitné. (Vlasy ho bolia?) — Rastliny nemajú čuv a preto ani necíťa.</text:span></text:span></text:p>
        <text:p text:style-name="P52"><text:span text:style-name="CharStyle13"><text:span text:style-name="T13">5. Ústroje zažívania sú pažerák, žalúdok, črevá, jatrá (pečene) a slzina. V žalúdku prerobí žalúdková šťava pokrm na drobnuškú kašu. Táto kaša príjde do čreva, kde sa primiešaním žlče záživná časť oddelí a cievočkami prechodí do žíl a srdca, nezáživná ale vychodí von. Vtáci majú zogoň, v ktorom pokrm umäkuši</text:span></text:span><text:span text:style-name="CharStyle13"><text:span text:style-name="T2">a p</text:span></text:span><text:span text:style-name="CharStyle13"><text:span text:style-name="T13">rú, lež by do žalúdka prešiel. Hmyzy nemajú jatra. Bezpateristé zvieratá nemajú slziny. — U rastlín sú koreň, lyko, a bel ústroje zažívania.</text:span></text:span></text:p>
        <text:p text:style-name="P52"><text:soft-page-break/><text:span text:style-name="CharStyle13"><text:span text:style-name="T13">6. Žily sú dlhé kožité rúrky, ktoré od srdca po celom tele idú a záživnú stroveninu po všetkých čiastkach rozvádzajú. Dokonalé živočíchy majú trojaké žil</text:span></text:span><text:span text:style-name="CharStyle13"><text:span text:style-name="T2">y</text:span></text:span><text:span text:style-name="CharStyle13"><text:span text:style-name="T13">: tepn</text:span></text:span><text:span text:style-name="CharStyle42"><text:span text:style-name="T2">y, </text:span></text:span><text:span text:style-name="CharStyle42"><text:span text:style-name="T13">krvnice (vény) a vláskové žilky. Tie žily, ktorými ide krv zo srdca po tele, volajú sa tepny; krvnice sú po celom tele, ktorými krv ide do srdca; vláskové žilky sú zväčša v črevách a dovádzajú potrebnú výživu do krvníc. Pateristé živoč</text:span></text:span><text:span text:style-name="CharStyle13"><text:span text:style-name="T7">i</text:span></text:span><text:span text:style-name="CharStyle13"><text:span text:style-name="T13">chy majú vždy červenú, viac, menej teplú kr</text:span></text:span><text:span text:style-name="CharStyle13"><text:span text:style-name="T2">v</text:span></text:span><text:span text:style-name="CharStyle13"><text:span text:style-name="T13">; bezpateristé majú vždy vodnavú, bielu, (vyjmúc červíkov) studenú krv. Červíky nemajú srdca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Ako sa delia zvieratá dľa krve?</text:span></text:span></text:p>
        <text:p text:style-name="P25"><text:span text:style-name="CharStyle13"><text:span text:style-name="T13">Rastliny nemajú opravdových žíl, čo u n</text:span></text:span><text:span text:style-name="CharStyle13"><text:span text:style-name="T7">í</text:span></text:span><text:span text:style-name="CharStyle13"><text:span text:style-name="T13">ch voláme žily, sú rúrkaté vlákna (lyko).</text:span></text:span></text:p>
        <text:p text:style-name="P52"><text:span text:style-name="CharStyle13"><text:span text:style-name="T13">7. Ústroje dýchania</text:span></text:span><text:span text:style-name="CharStyle42"><text:span text:style-name="T2">:</text:span></text:span><text:span text:style-name="CharStyle13"><text:span text:style-name="T13"> p</text:span></text:span><text:span text:style-name="CharStyle13"><text:span text:style-name="T7">ľ</text:span></text:span><text:span text:style-name="CharStyle13"><text:span text:style-name="T13">úca, priedušnice a žiabre sú na to, povetrie do seb</text:span></text:span><text:span text:style-name="CharStyle13"><text:span text:style-name="T2">a</text:span></text:span><text:span text:style-name="CharStyle13"><text:span text:style-name="T13"> dýchať a vydychovať. Žiabrami dých</text:span></text:span><text:span text:style-name="CharStyle13"><text:span text:style-name="T2">a</text:span></text:span><text:span text:style-name="CharStyle13"><text:span text:style-name="T13">jú zvieratá vo vode žijúce ako ryby, raky a iné. P</text:span></text:span><text:span text:style-name="CharStyle13"><text:span text:style-name="T7">ľ</text:span></text:span><text:span text:style-name="CharStyle13"><text:span text:style-name="T13">úca majú ssavce, vtáci a obojživeln</text:span></text:span><text:span text:style-name="CharStyle13"><text:span text:style-name="T2">í</text:span></text:span><text:span text:style-name="CharStyle13"><text:span text:style-name="T13">ci. Hmyzy dych</text:span></text:span><text:span text:style-name="CharStyle13"><text:span text:style-name="T18">ajú </text:span></text:span><text:span text:style-name="CharStyle13"><text:span text:style-name="T13">priedušnicami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D</text:span></text:span><text:span text:style-name="CharStyle28"><text:span text:style-name="T7">ľ</text:span></text:span><text:span text:style-name="CharStyle28"><text:span text:style-name="T13">a ústrojov dýchania ako sa delia zvieratá?</text:span></text:span></text:p>
        <text:p text:style-name="P7"><text:span text:style-name="CharStyle13"><text:span text:style-name="T13"/></text:span></text:p>
        <text:p text:style-name="P17"><text:span text:style-name="CharStyle13"><text:span text:style-name="T13">Ústroje dýchania u rastlín sú listy.</text:span></text:span></text:p>
        <text:p text:style-name="P52"><text:span text:style-name="CharStyle13"><text:span text:style-name="T13">8. Ústroje pohybovania sú údy hlavy a driek</text:span></text:span><text:span text:style-name="CharStyle13"><text:span text:style-name="T7">u. </text:span></text:span><text:span text:style-name="CharStyle13"><text:span text:style-name="T18">Ú</text:span></text:span><text:span text:style-name="CharStyle13"><text:span text:style-name="T13">dy hlavy sú ústa a v n</text:span></text:span><text:span text:style-name="CharStyle13"><text:span text:style-name="T7">í</text:span></text:span><text:span text:style-name="CharStyle13"><text:span text:style-name="T13">ch dve čeluste. Ssavce, obojživelníci a ryby majú rozličné zuby; vtáci majú rohovaté rezivo. </text:span></text:span><text:span text:style-name="CharStyle13"><text:span text:style-name="T18">Ú</text:span></text:span><text:span text:style-name="CharStyle13"><text:span text:style-name="T13">dy drieku sú ruky, nohy, krídla a plutvy. Nohy majú ssavce, vtáci, obojživelníci, hmyzy, raky a pavúky. Plutvy majú ryby. — Rastliny nemajú ústrojov pohybovania.</text:span></text:span></text:p>
        <text:p text:style-name="P52"><text:span text:style-name="CharStyle13"><text:span text:style-name="T13">9. Ústroje s</text:span></text:span><text:span text:style-name="CharStyle42"><text:span text:style-name="T7">m</text:span></text:span><text:span text:style-name="CharStyle42"><text:span text:style-name="T13">yslov u zvierat s</text:span></text:span><text:span text:style-name="CharStyle13"><text:span text:style-name="T2">ú</text:span></text:span><text:span text:style-name="CharStyle13"><text:span text:style-name="T13">: zrak, sluch</text:span></text:span><text:span text:style-name="CharStyle42"><text:span text:style-name="T2">,</text:span></text:span><text:span text:style-name="CharStyle42"><text:span text:style-name="T13"> </text:span></text:span><text:span text:style-name="CharStyle42"><text:span text:style-name="T2">ň</text:span></text:span><text:span text:style-name="CharStyle42"><text:span text:style-name="T13">uch, chu</text:span></text:span><text:span text:style-name="CharStyle42"><text:span text:style-name="T7">ť</text:span></text:span><text:span text:style-name="CharStyle42"><text:span text:style-name="T13">, čuch lebo cit a sú ím na to, aby mohli vonkajšie úkazy a dojmy poznávať. Nedokonalé zvieratá nemajú žiadneho sm</text:span></text:span><text:span text:style-name="CharStyle13"><text:span text:style-name="T2">ys</text:span></text:span><text:span text:style-name="CharStyle13"><text:span text:style-name="T13">lu. Cit majú všetky zvieratá. Človek má cit v koncoch prstov, ssavce v konci nosa a v gambách, k čomu slúžia ím ešte i srstiny; vtáci v konci zobáka, husi a iné vodné vtáci v kožtičke na zobáku. Obojživelníci a ryby majú cit v gambách; hmyzy a raky v tykadlách a makadlách, pavúky v makadlách a koncoch nôh, červíky nemajú zvláštny ústroj citu.</text:span></text:span></text:p>
        <text:p text:style-name="P25"><text:soft-page-break/><text:span text:style-name="CharStyle42"><text:span text:style-name="T13">Ústroj chuti (šmaku) je jazyk, dokonalý len u ssavcov. Niektorým živočíchom neslúži jazyk k chutnaniu (šmakaniu) lež radšej k prežieraniu pokrmu. Ústroj </text:span></text:span><text:span text:style-name="CharStyle42"><text:span text:style-name="T2">ň</text:span></text:span><text:span text:style-name="CharStyle42"><text:span text:style-name="T13">uchu je u pateristých živočíchov vo vrchnej čelusti, v nosdrách. Hmyzy ň</text:span></text:span><text:span text:style-name="CharStyle13"><text:span text:style-name="T2">uš</text:span></text:span><text:span text:style-name="CharStyle13"><text:span text:style-name="T13">ia tiež, ale ako, to sa nevie. O iných živočíchoch nevieme či </text:span></text:span><text:span text:style-name="CharStyle13"><text:span text:style-name="T7">ň</text:span></text:span><text:span text:style-name="CharStyle13"><text:span text:style-name="T13">ušia. Ústroj sluchu je ucho. Ssavce majú dokonalé a ve</text:span></text:span><text:span text:style-name="CharStyle13"><text:span text:style-name="T7">ľ</text:span></text:span><text:span text:style-name="CharStyle13"><text:span text:style-name="T13">mi složené ucha. Obojži­velníci a ryby nemajú vonkajšieho ucho, vtáci nemajú ušniu chrupku. Rak má sluch v konci ve</text:span></text:span><text:span text:style-name="CharStyle13"><text:span text:style-name="T7">ľ</text:span></text:span><text:span text:style-name="CharStyle13"><text:span text:style-name="T13">kých tykadiel, o hmyzoch nevieme istotne či majú ústroj sluchu. Ústroj </text:span></text:span><text:span text:style-name="CharStyle42"><text:span text:style-name="T2">z</text:span></text:span><text:span text:style-name="CharStyle42"><text:span text:style-name="T13">raku je oko, ktoré záleží z očnieho bulka po­krytého priezračnou kožtičkou tak zvanou bielkou. Pod bielkou má rozlične barvený krúžik a v tom kružičku je dierka, čo ju zrenicou voláme. Nad okom sú v</text:span></text:span><text:span text:style-name="CharStyle42"><text:span text:style-name="T18">í</text:span></text:span><text:span text:style-name="CharStyle42"><text:span text:style-name="T13">čka</text:span></text:span><text:span text:style-name="CharStyle30"><text:span text:style-name="T13"> </text:span></text:span><text:span text:style-name="CharStyle13"><text:span text:style-name="T13">(klapky) a mihalnice, a nad týmito obrvy. Ryby nemajú v</text:span></text:span><text:span text:style-name="CharStyle13"><text:span text:style-name="T18">í</text:span></text:span><text:span text:style-name="CharStyle13"><text:span text:style-name="T13">čka. Najviac zvierat má po dve oči, iné 8, 10. Raky a hmyzy majú z viac tisíc menších očičiek složené oči. Červík nemá očú.</text:span></text:span></text:p>
        <text:p text:style-name="P25"><text:span text:style-name="CharStyle42"><text:span text:style-name="T2">R</text:span></text:span><text:span text:style-name="CharStyle42"><text:span text:style-name="T13">ozplodzovanie živočíchov deje sa najviac vajcami, len niektoré, ako ssavc</text:span></text:span><text:span text:style-name="CharStyle42"><text:span text:style-name="T18">i</text:span></text:span><text:span text:style-name="CharStyle42"><text:span text:style-name="T13">, plodia živé mladé. Vlivom tepla povstane vo vajci zárodok, z ktorého sa vyvinie mlaď. Vtáci hrejú vajcia sami, u ostatných hreje tieto teplo slnečnie. Niektoré kladú 2 iné 3, 4, 10, 20, iné viac tisíc vajec, ako ryby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Úlo</text:span></text:span><text:span text:style-name="CharStyle28"><text:span text:style-name="T2">ha</text:span></text:span><text:span text:style-name="CharStyle28"><text:span text:style-name="T13">. Čo majú všetky živočíchy spolné? Urobte</text:span></text:span><text:span text:style-name="CharStyle28"><text:span text:style-name="T2"> </text:span></text:span><text:span text:style-name="CharStyle28"><text:span text:style-name="T13">prehläd všetkých 9 tried a napíšte zr</text:span></text:span><text:span text:style-name="CharStyle28"><text:span text:style-name="T2">e</text:span></text:span><text:span text:style-name="CharStyle28"><text:span text:style-name="T13">tedlne čím sa delia? — Čo majú spolné živočíchy a rastliny? Čím sa delia živo</text:span></text:span><text:span text:style-name="CharStyle28"><text:span text:style-name="T2">č</text:span></text:span><text:span text:style-name="CharStyle28"><text:span text:style-name="T13">íchy od rastlín? Ktoré tvory voláme živočíchy, ktoré rastliny? Čo rozumieme pod </text:span></text:span><text:span text:style-name="CharStyle28"><text:span text:style-name="T2">ž</text:span></text:span><text:span text:style-name="CharStyle28"><text:span text:style-name="T13">ivočístvom, čo pod rastlinstvom?</text:span></text:span></text:p>
        <text:p text:style-name="P87"><text:span text:style-name="CharStyle49"><text:span text:style-name="T2"/></text:span></text:p>
        <text:p text:style-name="P88"><text:span text:style-name="CharStyle49"><text:span text:style-name="T2">O</text:span></text:span><text:span text:style-name="CharStyle49"><text:span text:style-name="T7">ddiel tretí</text:span></text:span></text:p>
        <text:p text:style-name="P139"><text:span text:style-name="CharStyle28"><text:span text:style-name="T13">(pre tretiu triedu).</text:span></text:span></text:p>
        <text:h text:style-name="P145" text:outline-level="4"><text:bookmark-start text:name="bookmark40"/><text:span text:style-name="CharStyle51"><text:span text:style-name="T2">I</text:span></text:span><text:span text:style-name="CharStyle51"><text:span text:style-name="T13">. Pateris</text:span></text:span><text:span text:style-name="CharStyle51"><text:span text:style-name="T2">té</text:span></text:span><text:span text:style-name="CharStyle51"><text:span text:style-name="T13"> živočíchy.</text:span></text:span><text:bookmark-end text:name="bookmark40"/></text:h>
        <text:p text:style-name="P8"><text:span text:style-name="CharStyle13"><text:span text:style-name="T13"/></text:span></text:p>
        <text:p text:style-name="P18"><text:span text:style-name="CharStyle13"><text:span text:style-name="T13">1. S červenoteplou krv</text:span></text:span><text:span text:style-name="CharStyle13"><text:span text:style-name="T2">ou</text:span></text:span><text:span text:style-name="CharStyle13"><text:span text:style-name="T13">.</text:span></text:span></text:p>
        <text:h text:style-name="P154" text:outline-level="5"><text:bookmark-start text:name="bookmark42"/><text:span text:style-name="CharStyle53"><text:span text:style-name="T2">I</text:span></text:span><text:span text:style-name="CharStyle53"><text:span text:style-name="T13">. Trieda. Ssavce.</text:span></text:span><text:bookmark-end text:name="bookmark42"/></text:h>
        <text:h text:style-name="P109" text:outline-level="6"><text:bookmark-start text:name="bookmark44"/><text:span text:style-name="CharStyle26"><text:span text:style-name="T13">1. Opice.</text:span></text:span><text:bookmark-end text:name="bookmark44"/></text:h>
        <text:p text:style-name="P25"><text:span text:style-name="CharStyle13"><text:span text:style-name="T13">Opice sú, čo do podoby tela, človeku podobné, majú 32 zuby, na predních a zadních údoch po 4 prsty a jednom palci, majú tedy štyry ruky. — Žijú v </text:span></text:span><text:span text:style-name="CharStyle13"><text:span text:style-name="T7">A</text:span></text:span><text:span text:style-name="CharStyle13"><text:span text:style-name="T13">zii a </text:span></text:span><text:soft-page-break/><text:span text:style-name="CharStyle13"><text:span text:style-name="T13">Afrike v horách. Sem n</text:span></text:span><text:span text:style-name="CharStyle13"><text:span text:style-name="T7">a</text:span></text:span><text:span text:style-name="CharStyle13"><text:span text:style-name="T13">lež</text:span></text:span><text:span text:style-name="CharStyle13"><text:span text:style-name="T2">í</text:span></text:span><text:span text:style-name="CharStyle13"><text:span text:style-name="T13">: Or</text:span></text:span><text:span text:style-name="CharStyle42"><text:span text:style-name="T2">a</text:span></text:span><text:span text:style-name="CharStyle42"><text:span text:style-name="T13">ny-utan</text:span></text:span><text:span text:style-name="CharStyle42"><text:span text:style-name="T2">g</text:span></text:span><text:span text:style-name="CharStyle42"><text:span text:style-name="T13">, goril</text:span></text:span><text:span text:style-name="CharStyle42"><text:span text:style-name="T18">l</text:span></text:span><text:span text:style-name="CharStyle42"><text:span text:style-name="T13">a (Tab. 2. obr. 1.), mandrill (poznať ju po červenom nose) a turecká opica.</text:span></text:span></text:p>
        <text:p text:style-name="P25"><text:span text:style-name="CharStyle13"><text:span text:style-name="T13">Americké opice majú 36 zubov (24 očných) a chvosty. — Žijú v južnej Amerike. Sem náleží vreš</text:span></text:span><text:span text:style-name="CharStyle42"><text:span text:style-name="T7">ť</text:span></text:span><text:span text:style-name="CharStyle42"><text:span text:style-name="T13">ún (obr. 2.)</text:span></text:span></text:p>
        <text:p text:style-name="P141"><text:span text:style-name="CharStyle30"><text:span text:style-name="T13"/></text:span></text:p>
        <text:h text:style-name="P96" text:outline-level="6"><text:bookmark-start text:name="bookmark46"/><text:span text:style-name="CharStyle26"><text:span text:style-name="T13">2. Netopier</text:span></text:span><text:span text:style-name="CharStyle26"><text:span text:style-name="T18">i</text:span></text:span><text:span text:style-name="CharStyle26"><text:span text:style-name="T13">.</text:span></text:span><text:bookmark-end text:name="bookmark46"/></text:h>
        <text:p text:style-name="P25"><text:span text:style-name="CharStyle13"><text:span text:style-name="T13">Netopier</text:span></text:span><text:span text:style-name="CharStyle13"><text:span text:style-name="T18">i</text:span></text:span><text:span text:style-name="CharStyle13"><text:span text:style-name="T13"> majú prednie nohy ve</text:span></text:span><text:span text:style-name="CharStyle13"><text:span text:style-name="T7">ľ</text:span></text:span><text:span text:style-name="CharStyle13"><text:span text:style-name="T13">mi dlhé a medzi nimi tenkú lietaciu blanku. — Sem náleží: netopier (Tab. 2. obr. 5.) a podkováč (Hufnase), ku ktorému patrí va</text:span></text:span><text:span text:style-name="CharStyle42"><text:span text:style-name="T7">m</text:span></text:span><text:span text:style-name="CharStyle42"><text:span text:style-name="T13">pýr </text:span></text:span><text:span text:style-name="CharStyle42"><text:span text:style-name="T18">v </text:span></text:span><text:span text:style-name="CharStyle13"><text:span text:style-name="T13">južnej Amerike, ktorý spiacim </text:span></text:span><text:span text:style-name="CharStyle13"><text:span text:style-name="T18">ľu</text:span></text:span><text:span text:style-name="CharStyle13"><text:span text:style-name="T13">dom a zvieratom vycicia krv.</text:span></text:span></text:p>
        <text:h text:style-name="P96" text:outline-level="6"><text:span text:style-name="CharStyle26"><text:span text:style-name="T13"/></text:span></text:h>
        <text:h text:style-name="P126" text:outline-level="6"><text:bookmark-start text:name="bookmark48"/><text:span text:style-name="CharStyle26"><text:span text:style-name="T13">3. Dravce.</text:span></text:span><text:bookmark-end text:name="bookmark48"/></text:h>
        <text:p text:style-name="P9"><text:span text:style-name="CharStyle13"><text:span text:style-name="T13"/></text:span></text:p>
        <text:p text:style-name="P19"><text:span text:style-name="CharStyle13"><text:span text:style-name="T13">a) Krt</text:span></text:span><text:span text:style-name="CharStyle13"><text:span text:style-name="T2">ovité</text:span></text:span><text:span text:style-name="CharStyle13"><text:span text:style-name="T13">.</text:span></text:span></text:p>
        <text:p text:style-name="P25"><text:span text:style-name="CharStyle13"><text:span text:style-name="T13">Dravce krtovité majú valcovité telo, končitý pysk a rypák, očnie zuby ostré, nohy krátke po 5 paznechtov. — Cez zimu spia. Sem náleží krt (Tab. 2. obr. 8.) a je</text:span></text:span><text:span text:style-name="CharStyle42"><text:span text:style-name="T2">ž</text:span></text:span><text:span text:style-name="CharStyle13"><text:span text:style-name="T13"> (obr. 6.)</text:span></text:span></text:p>
        <text:p text:style-name="P9"><text:span text:style-name="CharStyle13"><text:span text:style-name="T13"/></text:span></text:p>
        <text:p text:style-name="P19"><text:span text:style-name="CharStyle13"><text:span text:style-name="T13">b) Medveďo</text:span></text:span><text:span text:style-name="CharStyle13"><text:span text:style-name="T2">vit</text:span></text:span><text:span text:style-name="CharStyle13"><text:span text:style-name="T13">é.</text:span></text:span></text:p>
        <text:p text:style-name="P25"><text:span text:style-name="CharStyle13"><text:span text:style-name="T13">Medveďovité dravce majú hrubé a nemotorné telo, ostré pazúre a stúpajú na celú tlapu. — Sem náleží: medve</text:span></text:span><text:span text:style-name="CharStyle13"><text:span text:style-name="T18">ď</text:span></text:span><text:span text:style-name="CharStyle13"><text:span text:style-name="T13"> (Tab. 3. obr. 2.), biely morský medve</text:span></text:span><text:span text:style-name="CharStyle13"><text:span text:style-name="T18">ď</text:span></text:span><text:span text:style-name="CharStyle13"><text:span text:style-name="T13"> (obr. 1.), a ja</text:span></text:span><text:span text:style-name="CharStyle42"><text:span text:style-name="T2">z</text:span></text:span><text:span text:style-name="CharStyle42"><text:span text:style-name="T13">vec či borsuk (obr. 4.)</text:span></text:span></text:p>
        <text:p text:style-name="P9"><text:span text:style-name="CharStyle13"><text:span text:style-name="T13"/></text:span></text:p>
        <text:p text:style-name="P19"><text:span text:style-name="CharStyle13"><text:span text:style-name="T13">c) Mačk</text:span></text:span><text:span text:style-name="CharStyle13"><text:span text:style-name="T2">ovité</text:span></text:span><text:span text:style-name="CharStyle13"><text:span text:style-name="T13">.</text:span></text:span></text:p>
        <text:p text:style-name="P25"><text:span text:style-name="CharStyle13"><text:span text:style-name="T13">Mačkovité majú ok</text:span></text:span><text:span text:style-name="CharStyle13"><text:span text:style-name="T18">rú</text:span></text:span><text:span text:style-name="CharStyle13"><text:span text:style-name="T13">hlu hlavu, zuby a paznechty ostré a draplavý jazyk. — Sem patrí: mačka domáca a divá, lev (Tab. 4. obr. 5.), tiger (obr. 6.), ostrovid (obr. 8.), potom lasica</text:span></text:span><text:span text:style-name="CharStyle42"><text:span text:style-name="T2">,</text:span></text:span><text:span text:style-name="CharStyle42"><text:span text:style-name="T13"> tchor (Tab. 3. obr. 7.), vidra (obr. 8.), a hyena </text:span></text:span><text:span text:style-name="CharStyle42"><text:span text:style-name="T2">(</text:span></text:span><text:span text:style-name="CharStyle42"><text:span text:style-name="T7">v</text:span></text:span><text:span text:style-name="CharStyle13"><text:span text:style-name="T13"> Afrike. Tab. 4. obr. 1.)</text:span></text:span></text:p>
        <text:p text:style-name="P9"><text:span text:style-name="CharStyle13"><text:span text:style-name="T13"/></text:span></text:p>
        <text:p text:style-name="P19"><text:span text:style-name="CharStyle13"><text:span text:style-name="T13">d) Psovité.</text:span></text:span></text:p>
        <text:p text:style-name="P25"><text:span text:style-name="CharStyle13"><text:span text:style-name="T13">Ps</text:span></text:span><text:span text:style-name="CharStyle13"><text:span text:style-name="T2">ov</text:span></text:span><text:span text:style-name="CharStyle13"><text:span text:style-name="T13">ité majú tlapu srsťou zarastenú a stúpajú len na paznechty. Sem nálež</text:span></text:span><text:span text:style-name="CharStyle13"><text:span text:style-name="T2">í</text:span></text:span><text:span text:style-name="CharStyle13"><text:span text:style-name="T13">: pes</text:span></text:span><text:span text:style-name="CharStyle42"><text:span text:style-name="T2">,</text:span></text:span><text:span text:style-name="CharStyle42"><text:span text:style-name="T13"> vlk (Tab. 4. obr. 4.) a líška (obr. 3.</text:span></text:span><text:span text:style-name="CharStyle13"><text:span text:style-name="T7">)</text:span></text:span></text:p>
        <text:h text:style-name="P96" text:outline-level="6"><text:soft-page-break/><text:span text:style-name="CharStyle26"><text:span text:style-name="T13"/></text:span></text:h>
        <text:h text:style-name="P126" text:outline-level="6"><text:bookmark-start text:name="bookmark50"/><text:span text:style-name="CharStyle26"><text:span text:style-name="T13">4. Vačníci.</text:span></text:span><text:bookmark-end text:name="bookmark50"/></text:h>
        <text:p text:style-name="P25"><text:span text:style-name="CharStyle13"><text:span text:style-name="T13">Vačníci majú vo vrchnej čelusti 6 rezákov, v spod­nej dva. Samica má pod bruchom vačok, v ktorom mladé dotia</text:span></text:span><text:span text:style-name="CharStyle13"><text:span text:style-name="T18">l</text:span></text:span><text:span text:style-name="CharStyle13"><text:span text:style-name="T13"> nosí, dokial nie sú v stave samy potravu si vyh</text:span></text:span><text:span text:style-name="CharStyle13"><text:span text:style-name="T7">ľ</text:span></text:span><text:span text:style-name="CharStyle13"><text:span text:style-name="T13">ada</text:span></text:span><text:span text:style-name="CharStyle13"><text:span text:style-name="T2">ť</text:span></text:span><text:span text:style-name="CharStyle13"><text:span text:style-name="T13">. — Sem náleží: känguru či kloka</text:span></text:span><text:span text:style-name="CharStyle13"><text:span text:style-name="T18">ň</text:span></text:span><text:span text:style-name="CharStyle13"><text:span text:style-name="T13"> (Tab. 5.</text:span></text:span><text:span text:style-name="CharStyle31"><text:span text:style-name="T13"> </text:span></text:span><text:span text:style-name="CharStyle13"><text:span text:style-name="T13">obr. 3.) ktorý má zadnie nohy ve</text:span></text:span><text:span text:style-name="CharStyle13"><text:span text:style-name="T18">ľ</text:span></text:span><text:span text:style-name="CharStyle13"><text:span text:style-name="T13">mi dlhé, žije v Au­str</text:span></text:span><text:span text:style-name="CharStyle13"><text:span text:style-name="T2">á</text:span></text:span><text:span text:style-name="CharStyle13"><text:span text:style-name="T13">lii — a potkanov</text:span></text:span><text:span text:style-name="CharStyle13"><text:span text:style-name="T18">á</text:span></text:span><text:span text:style-name="CharStyle13"><text:span text:style-name="T13"> vačica (obr. 1.) v Amerike.</text:span></text:span></text:p>
        <text:h text:style-name="P97" text:outline-level="6"><text:span text:style-name="CharStyle26"><text:span text:style-name="T13"/></text:span></text:h>
        <text:h text:style-name="P127" text:outline-level="6"><text:bookmark-start text:name="bookmark52"/><text:span text:style-name="CharStyle26"><text:span text:style-name="T13">5, Hlodavce.</text:span></text:span><text:bookmark-end text:name="bookmark52"/></text:h>
        <text:p text:style-name="P10"><text:span text:style-name="CharStyle13"><text:span text:style-name="T13">a) Veverice.</text:span></text:span></text:p>
        <text:p text:style-name="P25"><text:span text:style-name="CharStyle13"><text:span text:style-name="T13">Veverice majú vo vrchnej a spodnej čel</text:span></text:span><text:span text:style-name="CharStyle13"><text:span text:style-name="T2">us</text:span></text:span><text:span text:style-name="CharStyle13"><text:span text:style-name="T13">ti po 4 črenové zuby, na predních nohách 4, na za</text:span></text:span><text:span text:style-name="CharStyle13"><text:span text:style-name="T2">dn</text:span></text:span><text:span text:style-name="CharStyle13"><text:span text:style-name="T13">ích 5 paznechtov. — Sem náleží: veverica (Tab. 5. obr. 5.) mercú</text:span></text:span><text:span text:style-name="CharStyle13"><text:span text:style-name="T18">ň</text:span></text:span><text:span text:style-name="CharStyle13"><text:span text:style-name="T13">, sedmospá</text:span></text:span><text:span text:style-name="CharStyle42"><text:span text:style-name="T2">č</text:span></text:span><text:span text:style-name="CharStyle13"><text:span text:style-name="T13"> a bobor (obr. 10.) má medzi zadními nohami pl</text:span></text:span><text:span text:style-name="CharStyle13"><text:span text:style-name="T7">a</text:span></text:span><text:span text:style-name="CharStyle13"><text:span text:style-name="T13">vaciu blanku.</text:span></text:span></text:p>
        <text:p text:style-name="P10"><text:span text:style-name="CharStyle13"><text:span text:style-name="T13"/></text:span></text:p>
        <text:p text:style-name="P20"><text:span text:style-name="CharStyle13"><text:span text:style-name="T13">b) Myši.</text:span></text:span></text:p>
        <text:p text:style-name="P25"><text:span text:style-name="CharStyle42"><text:span text:style-name="T13">My</text:span></text:span><text:span text:style-name="CharStyle42"><text:span text:style-name="T2">š</text:span></text:span><text:span text:style-name="CharStyle42"><text:span text:style-name="T13">i majú vo vrchnej a spodnej čelusti po 3 dlátkovité črenové zuby, na predních nohách 4, na zad­ních 5 paznechtov. — Sem patria: myši (Tab. 5. obr. 8.), potkan</text:span></text:span><text:span text:style-name="CharStyle42"><text:span text:style-name="T2">,</text:span></text:span><text:span text:style-name="CharStyle42"><text:span text:style-name="T13"> skrčok (obr. 9.) a leming.</text:span></text:span></text:p>
        <text:p text:style-name="P10"><text:span text:style-name="CharStyle13"><text:span text:style-name="T13"/></text:span></text:p>
        <text:p text:style-name="P20"><text:span text:style-name="CharStyle13"><text:span text:style-name="T13">c) </text:span></text:span><text:span text:style-name="CharStyle13"><text:span text:style-name="T2">Zajace</text:span></text:span><text:span text:style-name="CharStyle13"><text:span text:style-name="T13">.</text:span></text:span></text:p>
        <text:p text:style-name="P25"><text:span text:style-name="CharStyle13"><text:span text:style-name="T13">Zajace majú za vrchními rezáky ešte 2 menšie. Sem patrí: </text:span></text:span><text:span text:style-name="CharStyle42"><text:span text:style-name="T2">z</text:span></text:span><text:span text:style-name="CharStyle42"><text:span text:style-name="T13">ajac polný (Tab. 6. obr. 4.) a králik či domáci zajac.</text:span></text:span></text:p>
        <text:h text:style-name="P97" text:outline-level="6"><text:span text:style-name="CharStyle26"><text:span text:style-name="T13"/></text:span></text:h>
        <text:h text:style-name="P127" text:outline-level="6"><text:bookmark-start text:name="bookmark54"/><text:span text:style-name="CharStyle26"><text:span text:style-name="T13">6. Bezzubce.</text:span></text:span><text:bookmark-end text:name="bookmark54"/></text:h>
        <text:p text:style-name="P53"><text:span text:style-name="CharStyle13"><text:span text:style-name="T13">a) Le</text:span></text:span><text:span text:style-name="CharStyle42"><text:span text:style-name="T2">ň</text:span></text:span><text:span text:style-name="CharStyle42"><text:span text:style-name="T13">ochod (Tab. 6. obr. 5.) (Faulthier) má val­covité črenové zuby. Paznechty celé kožou obtiahnuté s dlhými kosakovitými pazúry. Žije v Amerike a živí sa stromovým listím.</text:span></text:span></text:p>
        <text:p text:style-name="P54"><text:span text:style-name="CharStyle13"><text:span text:style-name="T13">b) Pásavec (G</text:span></text:span><text:span text:style-name="CharStyle13"><text:span text:style-name="T11">ü</text:span></text:span><text:span text:style-name="CharStyle13"><text:span text:style-name="T13">rtelthier obr. 6.) má opancierované telo a na predních nohách ostré pazúre. Žije v južnej Amerike a živí sa červiakmi, hmyzom a ovocím.</text:span></text:span></text:p>
        <text:p text:style-name="P55"><text:span text:style-name="CharStyle13"><text:span text:style-name="T13">c) Mravcozráč (obr, 7.) má dlhý pysk, malé ústa a ve</text:span></text:span><text:span text:style-name="CharStyle13"><text:span text:style-name="T18">ľ</text:span></text:span><text:span text:style-name="CharStyle13"><text:span text:style-name="T13">mi dlhý vyplazitelný </text:span></text:span><text:soft-page-break/><text:span text:style-name="CharStyle13"><text:span text:style-name="T13">jazyk. Zubov nemá. Žije v Brazílii. Jemu podobný je luskú</text:span></text:span><text:span text:style-name="CharStyle42"><text:span text:style-name="T7">ň</text:span></text:span><text:span text:style-name="CharStyle13"><text:span text:style-name="T13"> (Tab. 6. obr. 8. v Afrike). Živia sa hmyzom </text:span></text:span><text:span text:style-name="CharStyle13"><text:span text:style-name="T2">zv</text:span></text:span><text:span text:style-name="CharStyle13"><text:span text:style-name="T13">láš</text:span></text:span><text:span text:style-name="CharStyle13"><text:span text:style-name="T7">ť</text:span></text:span><text:span text:style-name="CharStyle13"><text:span text:style-name="T13"> mravcami.</text:span></text:span></text:p>
        <text:p text:style-name="P38"><text:span text:style-name="CharStyle13"><text:span text:style-name="T13">d) Vtákopysk (obr. 9.) má miesto papule zobák ako kačica kožtičkou o</text:span></text:span><text:span text:style-name="CharStyle13"><text:span text:style-name="T2">bt</text:span></text:span><text:span text:style-name="CharStyle13"><text:span text:style-name="T13">iahnutý. Zubov nemá, žije v Austr</text:span></text:span><text:span text:style-name="CharStyle13"><text:span text:style-name="T2">á</text:span></text:span><text:span text:style-name="CharStyle13"><text:span text:style-name="T13">lii.</text:span></text:span></text:p>
        <text:p text:style-name="P141"><text:span text:style-name="CharStyle30"><text:span text:style-name="T13"/></text:span></text:p>
        <text:h text:style-name="P98" text:outline-level="6"><text:bookmark-start text:name="bookmark56"/><text:span text:style-name="CharStyle26"><text:span text:style-name="T13">7. Viackopytné.</text:span></text:span><text:bookmark-end text:name="bookmark56"/></text:h>
        <text:p text:style-name="P25"><text:span text:style-name="CharStyle13"><text:span text:style-name="T13">Viackopytné majú na nohách po 4 nepohyblivé paprčky, ve</text:span></text:span><text:span text:style-name="CharStyle13"><text:span text:style-name="T7">ľ</text:span></text:span><text:span text:style-name="CharStyle13"><text:span text:style-name="T13">ký rypák a hrubý driek. Sem patr</text:span></text:span><text:span text:style-name="CharStyle13"><text:span text:style-name="T2">í</text:span></text:span><text:span text:style-name="CharStyle13"><text:span text:style-name="T13">: sviňa</text:span></text:span><text:span text:style-name="CharStyle42"><text:span text:style-name="T2">, </text:span></text:span><text:span text:style-name="CharStyle42"><text:span text:style-name="T13">divý kanec či vepor, slon (Tab. 7. obr. 1.), nosorožec (obr. 2. oba v </text:span></text:span><text:span text:style-name="CharStyle13"><text:span text:style-name="T7">A</text:span></text:span><text:span text:style-name="CharStyle13"><text:span text:style-name="T13">zii a Afrike) vodn</text:span></text:span><text:span text:style-name="CharStyle42"><text:span text:style-name="T7">ý</text:span></text:span><text:span text:style-name="CharStyle42"><text:span text:style-name="T13"> kôň (obr. 4.) (v Afrike).</text:span></text:span></text:p>
        <text:h text:style-name="P98" text:outline-level="6"><text:span text:style-name="CharStyle26"><text:span text:style-name="T13"/></text:span></text:h>
        <text:h text:style-name="P128" text:outline-level="6"><text:bookmark-start text:name="bookmark58"/><text:span text:style-name="CharStyle26"><text:span text:style-name="T13">8. Jednokopytné.</text:span></text:span><text:bookmark-end text:name="bookmark58"/></text:h>
        <text:p text:style-name="P25"><text:span text:style-name="CharStyle13"><text:span text:style-name="T13">Jednokopytné majú na nohe po jednom rohovitom kopyte. </text:span></text:span><text:span text:style-name="CharStyle13"><text:span text:style-name="T2">—</text:span></text:span><text:span text:style-name="CharStyle13"><text:span text:style-name="T13"> Sem patr</text:span></text:span><text:span text:style-name="CharStyle13"><text:span text:style-name="T2">í</text:span></text:span><text:span text:style-name="CharStyle13"><text:span text:style-name="T13">: ko</text:span></text:span><text:span text:style-name="CharStyle42"><text:span text:style-name="T2">ň</text:span></text:span><text:span text:style-name="CharStyle42"><text:span text:style-name="T13">, osol a </text:span></text:span><text:span text:style-name="CharStyle42"><text:span text:style-name="T2">z</text:span></text:span><text:span text:style-name="CharStyle42"><text:span text:style-name="T13">ebra (Tab. 7. obr. 6.) žijúca v Afrike.</text:span></text:span></text:p>
        <text:h text:style-name="P98" text:outline-level="6"><text:span text:style-name="CharStyle26"><text:span text:style-name="T13"/></text:span></text:h>
        <text:h text:style-name="P128" text:outline-level="6"><text:bookmark-start text:name="bookmark60"/><text:span text:style-name="CharStyle26"><text:span text:style-name="T13">9. Dvojkopytné.</text:span></text:span><text:bookmark-end text:name="bookmark60"/></text:h>
        <text:p text:style-name="P11"><text:span text:style-name="CharStyle13"><text:span text:style-name="T13">a) Bezrohé.</text:span></text:span></text:p>
        <text:p text:style-name="P25"><text:span text:style-name="CharStyle13"><text:span text:style-name="T13">Bezrohé nemajú žiadnych rohov, v oboch ale čelus</text:span></text:span><text:span text:style-name="CharStyle13"><text:span text:style-name="T7">ť</text:span></text:span><text:span text:style-name="CharStyle13"><text:span text:style-name="T13">ach majú očnie zuby. Rezákov majú vo vrchnej sánke po dva, v spodnej po 6. Na nohách majú po 2 srastené paznechty. — Sem patrí: </text:span></text:span><text:span text:style-name="CharStyle42"><text:span text:style-name="T7">ť</text:span></text:span><text:span text:style-name="CharStyle42"><text:span text:style-name="T13">ava či velblúd in­dický, má 2, dromedár (Tab. 8. obr. 1.) 1. hrb, a láma (obr. 2. v južnej Amerike).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Napíšte niečo o </text:span></text:span><text:span text:style-name="CharStyle28"><text:span text:style-name="T7">ť</text:span></text:span><text:span text:style-name="CharStyle28"><text:span text:style-name="T13">ave</text:span></text:span><text:span text:style-name="CharStyle28"><text:span text:style-name="T2">,</text:span></text:span><text:span text:style-name="CharStyle28"><text:span text:style-name="T13"> ako žije a osoží!</text:span></text:span></text:p>
        <text:p text:style-name="P11"><text:span text:style-name="CharStyle13"><text:span text:style-name="T13"/></text:span></text:p>
        <text:p text:style-name="P21"><text:span text:style-name="CharStyle13"><text:span text:style-name="T13">b) Paroha</text:span></text:span><text:span text:style-name="CharStyle13"><text:span text:style-name="T2">té</text:span></text:span><text:span text:style-name="CharStyle13"><text:span text:style-name="T13">.</text:span></text:span></text:p>
        <text:p text:style-name="P25"><text:span text:style-name="CharStyle13"><text:span text:style-name="T13">Parohaté majú v spodnej čelusti 8 rezákov, vo vrchnej nemajú žiadnych. Samec nosí zväčša parohy, ktoré každý rok shadzu</text:span></text:span><text:span text:style-name="CharStyle13"><text:span text:style-name="T2">je</text:span></text:span><text:span text:style-name="CharStyle13"><text:span text:style-name="T13">. Žije v horách. Sem patrí: jeleň (Tab. 8. obr. 5.), danek, srna, sob (na Blande) a pižmák (obr. 3.) v </text:span></text:span><text:span text:style-name="CharStyle13"><text:span text:style-name="T7">A</text:span></text:span><text:span text:style-name="CharStyle13"><text:span text:style-name="T13">zii, dáva pižmu či mošus).</text:span></text:span></text:p>
        <text:p text:style-name="P11"><text:span text:style-name="CharStyle13"><text:span text:style-name="T13"/></text:span></text:p>
        <text:p text:style-name="P21"><text:span text:style-name="CharStyle13"><text:span text:style-name="T13">c) </text:span></text:span><text:span text:style-name="CharStyle13"><text:span text:style-name="T2">Rohaté</text:span></text:span><text:span text:style-name="CharStyle13"><text:span text:style-name="T13">.</text:span></text:span></text:p>
        <text:p text:style-name="P25"><text:span text:style-name="CharStyle13"><text:span text:style-name="T13">Rohaté majú hrubý driek, veľkú hlavu a krátke nohy, vo spodnej čelusti 8 </text:span></text:span><text:soft-page-break/><text:span text:style-name="CharStyle13"><text:span text:style-name="T13">rezákov, vo vrchnej nemajú zubov. Pod hrdlom visí í</text:span></text:span><text:span text:style-name="CharStyle13"><text:span text:style-name="T2">m</text:span></text:span><text:span text:style-name="CharStyle13"><text:span text:style-name="T13"> </text:span></text:span><text:span text:style-name="CharStyle13"><text:span text:style-name="T18">ľ</text:span></text:span><text:span text:style-name="CharStyle13"><text:span text:style-name="T13">a</text:span></text:span><text:span text:style-name="CharStyle13"><text:span text:style-name="T18">ľ</text:span></text:span><text:span text:style-name="CharStyle13"><text:span text:style-name="T13">ok. Na nohách ma</text:span></text:span><text:span text:style-name="CharStyle13"><text:span text:style-name="T2">jú</text:span></text:span><text:span text:style-name="CharStyle13"><text:span text:style-name="T13"> po 2 pa­prčky. Sem patrí: rožný statok (krava, bu</text:span></text:span><text:span text:style-name="CharStyle13"><text:span text:style-name="T2">ja</text:span></text:span><text:span text:style-name="CharStyle13"><text:span text:style-name="T13">k, vôl, by­vol) ovca</text:span></text:span><text:span text:style-name="CharStyle42"><text:span text:style-name="T2">,</text:span></text:span><text:span text:style-name="CharStyle42"><text:span text:style-name="T13"> koza, kamzik či divá koza. (Tab. 8. obr. 6.)</text:span></text:span></text:p>
        <text:p text:style-name="P25"><text:span text:style-name="CharStyle13"><text:span text:style-name="T13">Dvojkopytné majú zvláštny zo 4 oddielov uspo­riadaný žalúdok, záležajúc</text:span></text:span><text:span text:style-name="CharStyle13"><text:span text:style-name="T2">i</text:span></text:span><text:span text:style-name="CharStyle13"><text:span text:style-name="T13">: z bachora, čepca, knižiek a slezu. Predními zubami potrhaný a nepožutý krm prichádza pažerákom do bachora, odtial rozmočený do čepca, a z čepca v malých gu</text:span></text:span><text:span text:style-name="CharStyle13"><text:span text:style-name="T7">ľ</text:span></text:span><text:span text:style-name="CharStyle13"><text:span text:style-name="T13">kách nazpät do pysku, kde ho druhý raz prežu</text:span></text:span><text:span text:style-name="CharStyle13"><text:span text:style-name="T2">jú</text:span></text:span><text:span text:style-name="CharStyle13"><text:span text:style-name="T13">; táto prežutina vráti sa na­zpät najprv do kníh; odtial do slezu a drobov. Pre to prežúvanie volajú sa i prežúvavce.</text:span></text:span></text:p>
        <text:h text:style-name="P99" text:outline-level="6"><text:span text:style-name="CharStyle26"><text:span text:style-name="T13"/></text:span></text:h>
        <text:h text:style-name="P129" text:outline-level="6"><text:bookmark-start text:name="bookmark62"/><text:span text:style-name="CharStyle26"><text:span text:style-name="T13">10. Stúlene.</text:span></text:span><text:bookmark-end text:name="bookmark62"/></text:h>
        <text:p text:style-name="P25"><text:span text:style-name="CharStyle13"><text:span text:style-name="T13">Stúlene majú krátke nohy a medzi paznechty plá­vaciu blanku. — Sem náleží: Stúlen či mors</text:span></text:span><text:span text:style-name="CharStyle42"><text:span text:style-name="T7">k</text:span></text:span><text:span text:style-name="CharStyle42"><text:span text:style-name="T13">ý pes, </text:span></text:span><text:span text:style-name="CharStyle13"><text:span text:style-name="T13">(Tab. 9. obr. 1.), mro</text:span></text:span><text:span text:style-name="CharStyle42"><text:span text:style-name="T2">ž</text:span></text:span><text:span text:style-name="CharStyle13"><text:span text:style-name="T13"> či morský kô</text:span></text:span><text:span text:style-name="CharStyle42"><text:span text:style-name="T2">ň</text:span></text:span><text:span text:style-name="CharStyle13"><text:span text:style-name="T13"> (obr. 2.), (z vrch­nej čelusti trčia mu dva dlhé zuby). Žijú v mori.</text:span></text:span></text:p>
        <text:h text:style-name="P100" text:outline-level="6"><text:span text:style-name="CharStyle26"><text:span text:style-name="T13"/></text:span></text:h>
        <text:h text:style-name="P130" text:outline-level="6"><text:bookmark-start text:name="bookmark64"/><text:span text:style-name="CharStyle26"><text:span text:style-name="T13">11. Veľryby.</text:span></text:span><text:bookmark-end text:name="bookmark64"/></text:h>
        <text:p text:style-name="P25"><text:span text:style-name="CharStyle13"><text:span text:style-name="T13">Ve</text:span></text:span><text:span text:style-name="CharStyle13"><text:span text:style-name="T7">ľ</text:span></text:span><text:span text:style-name="CharStyle13"><text:span text:style-name="T13">ryby majú rybe podobné telo, miesto predních nôh majú plutvy, zadních nôh nemajú. V spodnej če­lusti nemajú žiadnych zubov, vo vrchnej miesto n</text:span></text:span><text:span text:style-name="CharStyle13"><text:span text:style-name="T7">í</text:span></text:span><text:span text:style-name="CharStyle13"><text:span text:style-name="T13">ch kostice. — Sem náleží: ve</text:span></text:span><text:span text:style-name="CharStyle13"><text:span text:style-name="T18">l</text:span></text:span><text:span text:style-name="CharStyle13"><text:span text:style-name="T13">ryba (Tab. 9. obr 6.), vorvaň (obr. 3.), narval (obr. 5.) s dlhým rohom </text:span></text:span><text:span text:style-name="CharStyle42"><text:span text:style-name="T2">a p</text:span></text:span><text:span text:style-name="CharStyle42"><text:span text:style-name="T13">luskav</text:span></text:span><text:span text:style-name="CharStyle42"><text:span text:style-name="T2">i</text:span></text:span><text:span text:style-name="CharStyle42"><text:span text:style-name="T13">ca (obr. 4.).</text:span></text:span></text:p>
        <text:h text:style-name="P149" text:outline-level="5"><text:span text:style-name="CharStyle53"><text:span text:style-name="T13"/></text:span></text:h>
        <text:h text:style-name="P160" text:outline-level="5"><text:bookmark-start text:name="bookmark66"/><text:span text:style-name="CharStyle53"><text:span text:style-name="T13">2. Trieda. Vtáci.</text:span></text:span><text:bookmark-end text:name="bookmark66"/></text:h>
        <text:h text:style-name="P112" text:outline-level="6"><text:bookmark-start text:name="bookmark68"/><text:span text:style-name="CharStyle26"><text:span text:style-name="T13">1. Dravce.</text:span></text:span><text:bookmark-end text:name="bookmark68"/></text:h>
        <text:p text:style-name="P56"><text:span text:style-name="CharStyle13"><text:span text:style-name="T13">a) Sup</text:span></text:span><text:span text:style-name="CharStyle42"><text:span text:style-name="T7">i</text:span></text:span><text:span text:style-name="CharStyle13"><text:span text:style-name="T13"> majú u koreňa rovný zobák, vrchniu </text:span></text:span><text:span text:style-name="CharStyle13"><text:span text:style-name="T18">č</text:span></text:span><text:span text:style-name="CharStyle13"><text:span text:style-name="T13">elus</text:span></text:span><text:span text:style-name="CharStyle13"><text:span text:style-name="T7">ť</text:span></text:span><text:span text:style-name="CharStyle13"><text:span text:style-name="T13"> hákovito ohnutú, hlavu a hrdlo nahé. — Sem pa­tria: supy (Tab. 10. obr. 1.) ku ktorým i kondor</text:span></text:span><text:span text:style-name="CharStyle42"><text:span text:style-name="T2">,</text:span></text:span><text:span text:style-name="CharStyle13"><text:span text:style-name="T13"> v juž­nej Amerike náleží.</text:span></text:span></text:p>
        <text:p text:style-name="P56"><text:span text:style-name="CharStyle13"><text:span text:style-name="T13">b) Sokol</text:span></text:span><text:span text:style-name="CharStyle42"><text:span text:style-name="T7">i</text:span></text:span><text:span text:style-name="CharStyle13"><text:span text:style-name="T13"> majú od koreňa nakrívený zobák, hlavu a hrdlo operené, pazúry mocné, ostré a ve</text:span></text:span><text:span text:style-name="CharStyle13"><text:span text:style-name="T18">l</text:span></text:span><text:span text:style-name="CharStyle13"><text:span text:style-name="T13">mi nakrívené. — Sem náleží: sup bradatý (Tab. 10. obr. 2.), sokol (obr. 4.) ku ktorému patrí: jastrab (obr. 5) a orl</text:span></text:span><text:span text:style-name="CharStyle13"><text:span text:style-name="T18">i</text:span></text:span><text:span text:style-name="CharStyle13"><text:span text:style-name="T13"> (obr. 3.).</text:span></text:span></text:p>
        <text:p text:style-name="P5"><text:span text:style-name="CharStyle13"><text:span text:style-name="T13">c) Sovy majú velké, na predok obrátené oči a</text:span></text:span><text:span text:style-name="CharStyle30"><text:span text:style-name="T13"> </text:span></text:span><text:span text:style-name="CharStyle13"><text:span text:style-name="T13">krúžkom tvrdých pier ohradený koreň zobáka. Naj­väčšia je sova ušatá (Tab. 10. obr. 8.), najmenšia kuvik.</text:span></text:span></text:p>
        <text:h text:style-name="P101" text:outline-level="6"><text:soft-page-break/><text:span text:style-name="CharStyle26"><text:span text:style-name="T13"/></text:span></text:h>
        <text:h text:style-name="P131" text:outline-level="6"><text:bookmark-start text:name="bookmark70"/><text:span text:style-name="CharStyle26"><text:span text:style-name="T13">2. Pevce.</text:span></text:span><text:bookmark-end text:name="bookmark70"/></text:h>
        <text:p text:style-name="P57"><text:span text:style-name="CharStyle13"><text:span text:style-name="T13">a) Strakoš má mocný, na konci hák</text:span></text:span><text:span text:style-name="CharStyle13"><text:span text:style-name="T2">ovit</text:span></text:span><text:span text:style-name="CharStyle13"><text:span text:style-name="T13">o ohnutý zobák; je ve</text:span></text:span><text:span text:style-name="CharStyle13"><text:span text:style-name="T8">ľ</text:span></text:span><text:span text:style-name="CharStyle13"><text:span text:style-name="T13">mi dravý pevec, lapá hmyz a nastykuje ho na tŕne.</text:span></text:span></text:p>
        <text:p text:style-name="P57"><text:span text:style-name="CharStyle13"><text:span text:style-name="T13">b) Dro</text:span></text:span><text:span text:style-name="CharStyle42"><text:span text:style-name="T2">z</text:span></text:span><text:span text:style-name="CharStyle42"><text:span text:style-name="T13">dy majú dlhý, u koreňa úzky a na bokoch stlačený zobák. — Sem n</text:span></text:span><text:span text:style-name="CharStyle13"><text:span text:style-name="T8">a</text:span></text:span><text:span text:style-name="CharStyle13"><text:span text:style-name="T13">leží: drozd čierny (Tab. 12. obr. 6.) a Drozd plavý (obr. 5.), čv</text:span></text:span><text:span text:style-name="CharStyle42"><text:span text:style-name="T2">í</text:span></text:span><text:span text:style-name="CharStyle42"><text:span text:style-name="T13">kota a trskota.</text:span></text:span></text:p>
        <text:p text:style-name="P57"><text:span text:style-name="CharStyle13"><text:span text:style-name="T13">c) Vrany majú mocný, klinovitý u predku stla­čený zobák a nosdry štetinatým perím pokryté. — Sem n</text:span></text:span><text:span text:style-name="CharStyle13"><text:span text:style-name="T8">a</text:span></text:span><text:span text:style-name="CharStyle13"><text:span text:style-name="T13">lež</text:span></text:span><text:span text:style-name="CharStyle13"><text:span text:style-name="T2">í</text:span></text:span><text:span text:style-name="CharStyle13"><text:span text:style-name="T13">: vrana (havran, Tab. 14. obr. 9.), krkavec (kradne ligotavé veci), straka (obr. 10.), štebotná sojka (obr. 11.) škorec (obr. 7.) (naučí sa pekne hvízda</text:span></text:span><text:span text:style-name="CharStyle13"><text:span text:style-name="T2">ť</text:span></text:span><text:span text:style-name="CharStyle13"><text:span text:style-name="T13"> a niečo v</text:span></text:span><text:span text:style-name="CharStyle13"><text:span text:style-name="T2">r</text:span></text:span><text:span text:style-name="CharStyle13"><text:span text:style-name="T13">ave</text:span></text:span><text:span text:style-name="CharStyle13"><text:span text:style-name="T19">ť</text:span></text:span><text:span text:style-name="CharStyle13"><text:span text:style-name="T13">), a rajský vták (obr. 8. v novej Guinei).</text:span></text:span></text:p>
        <text:p text:style-name="P58"><text:span text:style-name="CharStyle13"><text:span text:style-name="T13">d) Vrabcovité majú krátky, hrubý zobák u ktorého koreňa vidno nosdry. — Sem náleží: vrabec</text:span></text:span><text:span text:style-name="CharStyle42"><text:span text:style-name="T2">,</text:span></text:span><text:span text:style-name="CharStyle42"><text:span text:style-name="T13"> stehlík (Tab. 13. obr. 12.), škovrán (obr. 7.) strnádka (obr. 8.) pinka (obr. 11.), čí</text:span></text:span><text:span text:style-name="CharStyle42"><text:span text:style-name="T2">ž</text:span></text:span><text:span text:style-name="CharStyle42"><text:span text:style-name="T13">ik, krivonos, glesk (obr. 9.), a hýl (obr. 10.). Živia sa zväčša zrnom.</text:span></text:span></text:p>
        <text:p text:style-name="P57"><text:span text:style-name="CharStyle13"><text:span text:style-name="T13">e) Pevce</text:span></text:span><text:span text:style-name="CharStyle42"><text:span text:style-name="T2">,</text:span></text:span><text:span text:style-name="CharStyle13"><text:span text:style-name="T13"> majú slabý, rovný a stlačený zobák. — Sem náleží: Slávik (Tab. 12. obr. 8.) je opravdový a najlúbez</text:span></text:span><text:span text:style-name="CharStyle13"><text:span text:style-name="T19">ýe</text:span></text:span><text:span text:style-name="CharStyle13"><text:span text:style-name="T13">jší pevec, blisk či trasorítka (obr. 3.) červienka, a králik najmenší pevec (Tab. 13. obr. 2.)</text:span></text:span></text:p>
        <text:p text:style-name="P57"><text:span text:style-name="CharStyle13"><text:span text:style-name="T13">f) Sýkorky, majú rovný kl</text:span></text:span><text:span text:style-name="CharStyle13"><text:span text:style-name="T2">i</text:span></text:span><text:span text:style-name="CharStyle13"><text:span text:style-name="T13">novitý zobák, nosdry perím zakryté, a jazyčok na konci štyroštetinatý. — Sem náležia: sýkorky (Tab. 13. obr. 4.), a penica.</text:span></text:span></text:p>
        <text:p text:style-name="P57"><text:span text:style-name="CharStyle13"><text:span text:style-name="T13">g) Lastovičky, majú krátky, u koreňa široký a na konci hákovitý zobák, požerák široký, dlhé krídla a vidličkatý chvost. — Sem patrí: lastovička</text:span></text:span><text:span text:style-name="CharStyle42"><text:span text:style-name="T2">,</text:span></text:span><text:span text:style-name="CharStyle13"><text:span text:style-name="T13"> (Tab. 15. obr. 5. hniezda jedneho druhu lastovičiek v Indii jedia) a kolesár.</text:span></text:span></text:p>
        <text:p text:style-name="P141"><text:span text:style-name="CharStyle30"><text:span text:style-name="T13"/></text:span></text:p>
        <text:h text:style-name="P102" text:outline-level="6"><text:bookmark-start text:name="bookmark72"/><text:span text:style-name="CharStyle26"><text:span text:style-name="T13">3. Te</text:span></text:span><text:span text:style-name="CharStyle26"><text:span text:style-name="T2">n</text:span></text:span><text:span text:style-name="CharStyle26"><text:span text:style-name="T13">kozobce.</text:span></text:span><text:bookmark-end text:name="bookmark72"/></text:h>
        <text:p text:style-name="P25"><text:span text:style-name="CharStyle42"><text:span text:style-name="T13">Kolibr</text:span></text:span><text:span text:style-name="CharStyle42"><text:span text:style-name="T2">í</text:span></text:span><text:span text:style-name="CharStyle42"><text:span text:style-name="T13">ky (Tab. 15. obr. 4.) majú rovný tenulinký a valcovitý zobák. Žijú v Amerike. Niektoré z nich nie sú väčšie od chrústa lebo čmely a sú krásneho pe­ria. — Sem nálež</text:span></text:span><text:span text:style-name="CharStyle13"><text:span text:style-name="T2">í</text:span></text:span><text:span text:style-name="CharStyle13"><text:span text:style-name="T13">: dudok, (obr. 3.) má máličko zohnutý zobák a na hlave koch</text:span></text:span><text:span text:style-name="CharStyle13"><text:span text:style-name="T8">ľ</text:span></text:span><text:span text:style-name="CharStyle13"><text:span text:style-name="T13">u.</text:span></text:span></text:p>
        <text:h text:style-name="P102" text:outline-level="6"><text:span text:style-name="CharStyle26"><text:span text:style-name="T13"/></text:span></text:h>
        <text:h text:style-name="P132" text:outline-level="6"><text:bookmark-start text:name="bookmark74"/><text:span text:style-name="CharStyle26"><text:span text:style-name="T13">4. Lezce.</text:span></text:span><text:bookmark-end text:name="bookmark74"/></text:h>
        <text:p text:style-name="P56"><text:soft-page-break/><text:span text:style-name="CharStyle13"><text:span text:style-name="T13">a) Kukučka (Tab. 11. obr. 4.), má ohnutý zobák, a dlhý klinovitý chvost. Kladie vajcia do cudzieho hniezda. Stehuje sa.</text:span></text:span></text:p>
        <text:p text:style-name="P56"><text:span text:style-name="CharStyle13"><text:span text:style-name="T13">b) Ďatle majú mocný, dlhý, prostokončitý zobák a vyplazitelný rohovatý na oboch stranách háčikami opatrený jazyk</text:span></text:span><text:span text:style-name="CharStyle13"><text:span text:style-name="T2">:</text:span></text:span><text:span text:style-name="CharStyle13"><text:span text:style-name="T13"> — Sem náleží: </text:span></text:span><text:span text:style-name="CharStyle42"><text:span text:style-name="T8">ď</text:span></text:span><text:span text:style-name="CharStyle42"><text:span text:style-name="T13">at</text:span></text:span><text:span text:style-name="CharStyle42"><text:span text:style-name="T19">e</text:span></text:span><text:span text:style-name="CharStyle42"><text:span text:style-name="T13">l čierny a zelený či </text:span></text:span><text:span text:style-name="CharStyle42"><text:span text:style-name="T2">žl</text:span></text:span><text:span text:style-name="CharStyle42"><text:span text:style-name="T13">na (obr. 1. 2.) a rybárik (obr. 9.). Lezú obratne.</text:span></text:span></text:p>
        <text:p text:style-name="P56"><text:span text:style-name="CharStyle13"><text:span text:style-name="T13">c) Papagáje (Tab. 11. obr. 5. 6.) majú krátky a ve</text:span></text:span><text:span text:style-name="CharStyle13"><text:span text:style-name="T8">ľ</text:span></text:span><text:span text:style-name="CharStyle13"><text:span text:style-name="T13">mi hrubý zobák, vrchniu čelus</text:span></text:span><text:span text:style-name="CharStyle13"><text:span text:style-name="T8">ť</text:span></text:span><text:span text:style-name="CharStyle13"><text:span text:style-name="T13"> u koreňa pohyblivú na konci hákovitú, a hrubý mäsitý jazyk. Žijú v horúcich krajinách a lezú obrátne. Naučia sa jednotlivé slová napovedať. Živia sa ovocem.</text:span></text:span></text:p>
        <text:h text:style-name="P102" text:outline-level="6"><text:span text:style-name="CharStyle26"><text:span text:style-name="T13"/></text:span></text:h>
        <text:h text:style-name="P132" text:outline-level="6"><text:bookmark-start text:name="bookmark76"/><text:span text:style-name="CharStyle26"><text:span text:style-name="T13">5. Holub</text:span></text:span><text:span text:style-name="CharStyle26"><text:span text:style-name="T8">i</text:span></text:span><text:span text:style-name="CharStyle26"><text:span text:style-name="T13">.</text:span></text:span><text:bookmark-end text:name="bookmark76"/></text:h>
        <text:p text:style-name="P25"><text:span text:style-name="CharStyle13"><text:span text:style-name="T13">Holubi majú rovný u koreňa mäký zobák. Mladé liahnu sa slepé, ktoré za niektorý čas staré k</text:span></text:span><text:span text:style-name="CharStyle13"><text:span text:style-name="T8">r</text:span></text:span><text:span text:style-name="CharStyle13"><text:span text:style-name="T13">mia. Hlavu a nohy majú krátke. — Sem nálež</text:span></text:span><text:span text:style-name="CharStyle13"><text:span text:style-name="T2">í</text:span></text:span><text:span text:style-name="CharStyle13"><text:span text:style-name="T13">: holub (do­máci, polný a stehovavý, Tab. 15. obr. 8.) a hrdli</text:span></text:span><text:span text:style-name="CharStyle42"><text:span text:style-name="T2">č</text:span></text:span><text:span text:style-name="CharStyle42"><text:span text:style-name="T13">ka.</text:span></text:span></text:p>
        <text:h text:style-name="P102" text:outline-level="6"><text:span text:style-name="CharStyle26"><text:span text:style-name="T13"/></text:span></text:h>
        <text:h text:style-name="P132" text:outline-level="6"><text:bookmark-start text:name="bookmark78"/><text:span text:style-name="CharStyle26"><text:span text:style-name="T13">6. Kurice.</text:span></text:span><text:bookmark-end text:name="bookmark78"/></text:h>
        <text:p text:style-name="P25"><text:span text:style-name="CharStyle13"><text:span text:style-name="T13">Kur</text:span></text:span><text:span text:style-name="CharStyle13"><text:span text:style-name="T2">ov</text:span></text:span><text:span text:style-name="CharStyle13"><text:span text:style-name="T13">ité majú rohovitý hrubý zobák, dlhý chvost, a na hlave mäsitý výrostok </text:span></text:span><text:span text:style-name="CharStyle13"><text:span text:style-name="T19">č</text:span></text:span><text:span text:style-name="CharStyle13"><text:span text:style-name="T13">i hrebeň. Mladé liahnu sa dos</text:span></text:span><text:span text:style-name="CharStyle13"><text:span text:style-name="T8">ť</text:span></text:span><text:span text:style-name="CharStyle13"><text:span text:style-name="T13"> operené, môžu po vyliahnutí z hniezda hneď výjs</text:span></text:span><text:span text:style-name="CharStyle13"><text:span text:style-name="T19">ť</text:span></text:span><text:span text:style-name="CharStyle13"><text:span text:style-name="T13"> a kôčkou vodené pokrm si hlada</text:span></text:span><text:span text:style-name="CharStyle13"><text:span text:style-name="T2">ť</text:span></text:span><text:span text:style-name="CharStyle13"><text:span text:style-name="T13">. — Sem patrí: Kura domáca</text:span></text:span><text:span text:style-name="CharStyle42"><text:span text:style-name="T2">,</text:span></text:span><text:span text:style-name="CharStyle42"><text:span text:style-name="T13"> moriak (Tab. 15. obr. 12.), bažant (obr. 11.) a pá</text:span></text:span><text:span text:style-name="CharStyle42"><text:span text:style-name="T2">v</text:span></text:span><text:span text:style-name="CharStyle42"><text:span text:style-name="T13">; — divé kury sú: prepelica (obr 10), kuropta, jarabica</text:span></text:span><text:span text:style-name="CharStyle42"><text:span text:style-name="T2">,</text:span></text:span><text:span text:style-name="CharStyle42"><text:span text:style-name="T13"> hlucháň (obr. 9.) a tetrov.</text:span></text:span></text:p>
        <text:p text:style-name="P141"><text:span text:style-name="CharStyle30"><text:span text:style-name="T13"/></text:span></text:p>
        <text:h text:style-name="P102" text:outline-level="6"><text:bookmark-start text:name="bookmark80"/><text:span text:style-name="CharStyle26"><text:span text:style-name="T13">7. Behavce.</text:span></text:span><text:bookmark-end text:name="bookmark80"/></text:h>
        <text:p text:style-name="P25"><text:span text:style-name="CharStyle42"><text:span text:style-name="T13">Behavce majú plochý zobák, dlhé a mocné nohy a na každej 2 ku predu obrátené paznechty. — Sú to najväčšie vtáky. — Sem nálež</text:span></text:span><text:span text:style-name="CharStyle13"><text:span text:style-name="T2">í</text:span></text:span><text:span text:style-name="CharStyle13"><text:span text:style-name="T13">: pštros (Tab. 16. obr. 1.) má hlavu ma</text:span></text:span><text:span text:style-name="CharStyle13"><text:span text:style-name="T19">lú</text:span></text:span><text:span text:style-name="CharStyle13"><text:span text:style-name="T13"> a nahú. Žije na púšťach Arabie a Afriky. Ka</text:span></text:span><text:span text:style-name="CharStyle42"><text:span text:style-name="T2">z</text:span></text:span><text:span text:style-name="CharStyle42"><text:span text:style-name="T13">uar (obr. 2.) má 3 paznechty a na hlave rohovitý šišiak. Týmto podobný je drop či túzok (obr. 3.) kto­rého obyčajne k bahnákom počitujú.</text:span></text:span></text:p>
        <text:h text:style-name="P102" text:outline-level="6"><text:span text:style-name="CharStyle26"><text:span text:style-name="T13"/></text:span></text:h>
        <text:h text:style-name="P132" text:outline-level="6"><text:bookmark-start text:name="bookmark82"/><text:span text:style-name="CharStyle26"><text:span text:style-name="T13">8. Bahnáky.</text:span></text:span><text:bookmark-end text:name="bookmark82"/></text:h>
        <text:p text:style-name="P59"><text:span text:style-name="CharStyle13"><text:span text:style-name="T13">a) Volavky majú dlhší zobák ako hlavu, veľmi dlhé a tenké nohy a na n</text:span></text:span><text:span text:style-name="CharStyle13"><text:span text:style-name="T8">í</text:span></text:span><text:span text:style-name="CharStyle13"><text:span text:style-name="T13">ch 4 </text:span></text:span><text:soft-page-break/><text:span text:style-name="CharStyle13"><text:span text:style-name="T13">paznechty cele lebo polovičate pl</text:span></text:span><text:span text:style-name="CharStyle13"><text:span text:style-name="T8">a</text:span></text:span><text:span text:style-name="CharStyle13"><text:span text:style-name="T13">vacou blankou spojené. — Sem patrí: Volavka (Tab. 16. obr. 5.) bocia</text:span></text:span><text:span text:style-name="CharStyle42"><text:span text:style-name="T2">n</text:span></text:span><text:span text:style-name="CharStyle42"><text:span text:style-name="T13">, j</text:span></text:span><text:span text:style-name="CharStyle42"><text:span text:style-name="T2">e</text:span></text:span><text:span text:style-name="CharStyle42"><text:span text:style-name="T13">ráb, plamenák (obr. 8.) má medzi paznechtami blanu — a ibis (v Egypte). Žijú v močaristých a bahnistých krajoch.</text:span></text:span></text:p>
        <text:p text:style-name="P59"><text:span text:style-name="CharStyle13"><text:span text:style-name="T13">b) Sluky majú tenký a dlhší zobák ako hlavu, tenké a krátke nohy, paznechty slobodné. — Sem patr</text:span></text:span><text:span text:style-name="CharStyle13"><text:span text:style-name="T2">í</text:span></text:span><text:span text:style-name="CharStyle13"><text:span text:style-name="T13">: sluka (obr. 10.), čajka (obr 11.) nosí na hlave chochol a chriašte</text:span></text:span><text:span text:style-name="CharStyle42"><text:span text:style-name="T8">ľ.</text:span></text:span></text:p>
        <text:h text:style-name="P102" text:outline-level="6"><text:span text:style-name="CharStyle26"><text:span text:style-name="T13"/></text:span></text:h>
        <text:h text:style-name="P132" text:outline-level="6"><text:bookmark-start text:name="bookmark84"/><text:span text:style-name="CharStyle26"><text:span text:style-name="T13">9. Pluváky.</text:span></text:span><text:bookmark-end text:name="bookmark84"/></text:h>
        <text:p text:style-name="P59"><text:span text:style-name="CharStyle13"><text:span text:style-name="T13">a) Potápky majú peria ve</text:span></text:span><text:span text:style-name="CharStyle13"><text:span text:style-name="T2">ľ</text:span></text:span><text:span text:style-name="CharStyle13"><text:span text:style-name="T13">mi hust</text:span></text:span><text:span text:style-name="CharStyle13"><text:span text:style-name="T8">e</text:span></text:span><text:span text:style-name="CharStyle13"><text:span text:style-name="T13"> páperovité a krídla krátke. Nohy veľmi na zad postavené sú krátke a paznechty plávacou blanou spojené. — Sem náleží: potápka k</text:span></text:span><text:span text:style-name="CharStyle42"><text:span text:style-name="T2">o</text:span></text:span><text:span text:style-name="CharStyle42"><text:span text:style-name="T13">chlatá</text:span></text:span><text:span text:style-name="CharStyle42"><text:span text:style-name="T2">,</text:span></text:span><text:span text:style-name="CharStyle13"><text:span text:style-name="T13"> (Tab. 17. obr. 10.) a tučniak či pingvin (obr. 12.)</text:span></text:span></text:p>
        <text:p text:style-name="P59"><text:span text:style-name="CharStyle13"><text:span text:style-name="T13">b) Pelikán (obr. 4.) má zadní paznecht obrátený ku predku a blankou s ostatními spojený. Na konci zobáka má háčik a pod zobákom blanaté vrecko, do ktorého živnosť mladým sbiera. Žije v juhov</text:span></text:span><text:span text:style-name="CharStyle13"><text:span text:style-name="T19">y</text:span></text:span><text:span text:style-name="CharStyle13"><text:span text:style-name="T13">chodnej </text:span></text:span><text:span text:style-name="CharStyle13"><text:span text:style-name="T8">A</text:span></text:span><text:span text:style-name="CharStyle13"><text:span text:style-name="T13">zii a Afrike.</text:span></text:span></text:p>
        <text:p text:style-name="P59"><text:span text:style-name="CharStyle13"><text:span text:style-name="T13">c) Kačky majú krátky široký zobák mäkou citelnou kožtičkou obtiahnutý a po krajoch vyzúbkaný. Nohy ma</text:span></text:span><text:span text:style-name="CharStyle13"><text:span text:style-name="T2">jú</text:span></text:span><text:span text:style-name="CharStyle13"><text:span text:style-name="T13"> krátke a paznechty plávacou blánkou spojené. —</text:span></text:span><text:span text:style-name="CharStyle30"><text:span text:style-name="T13"> </text:span></text:span><text:span text:style-name="CharStyle13"><text:span text:style-name="T13">Sem náleží: kačka domáca a divá, </text:span></text:span><text:span text:style-name="CharStyle42"><text:span text:style-name="T2">h</text:span></text:span><text:span text:style-name="CharStyle42"><text:span text:style-name="T13">us (Tab. 17. obr. 1.) a labú</text:span></text:span><text:span text:style-name="CharStyle42"><text:span text:style-name="T8">ť</text:span></text:span><text:span text:style-name="CharStyle42"><text:span text:style-name="T13">.</text:span></text:span></text:p>
        <text:p text:style-name="P137"><text:span text:style-name="CharStyle28"><text:span text:style-name="T13"/></text:span></text:p>
        <text:p text:style-name="P138"><text:span text:style-name="CharStyle28"><text:span text:style-name="T13">Napíš, čím sa delia vtáci v týchto 9 rádoch jeden od druhéh</text:span></text:span><text:span text:style-name="CharStyle28"><text:span text:style-name="T2">o</text:span></text:span><text:span text:style-name="CharStyle28"><text:span text:style-name="T13">!</text:span></text:span></text:p>
        <text:p text:style-name="P12"><text:span text:style-name="CharStyle13"><text:span text:style-name="T13"/></text:span></text:p>
        <text:p text:style-name="P22"><text:span text:style-name="CharStyle13"><text:span text:style-name="T13"/></text:span></text:p>
        <text:p text:style-name="P22"><text:span text:style-name="CharStyle13"><text:span text:style-name="T13">2. S </text:span></text:span><text:span text:style-name="CharStyle13"><text:span text:style-name="T2">č</text:span></text:span><text:span text:style-name="CharStyle13"><text:span text:style-name="T13">er</text:span></text:span><text:span text:style-name="CharStyle13"><text:span text:style-name="T2">ven</text:span></text:span><text:span text:style-name="CharStyle13"><text:span text:style-name="T13">ostudenou kr</text:span></text:span><text:span text:style-name="CharStyle13"><text:span text:style-name="T2">vo</text:span></text:span><text:span text:style-name="CharStyle13"><text:span text:style-name="T13">u.</text:span></text:span></text:p>
        <text:h text:style-name="P155" text:outline-level="5"><text:bookmark-start text:name="bookmark86"/><text:span text:style-name="CharStyle53"><text:span text:style-name="T13">3. Trieda. Obojžive</text:span></text:span><text:span text:style-name="CharStyle53"><text:span text:style-name="T2">l</text:span></text:span><text:span text:style-name="CharStyle53"><text:span text:style-name="T13">níci.</text:span></text:span><text:bookmark-end text:name="bookmark86"/></text:h>
        <text:h text:style-name="P103" text:outline-level="6"><text:bookmark-start text:name="bookmark88"/><text:span text:style-name="CharStyle26"><text:span text:style-name="T13">1. Korytnačky.</text:span></text:span><text:bookmark-end text:name="bookmark88"/></text:h>
        <text:p text:style-name="P32"><text:span text:style-name="CharStyle13"><text:span text:style-name="T13">a) Morské korytnačky majú prednie nohy o veľa dlhšie ako zadnie, paznechty plávacou blánkou spojené a telo pancierom pokryté. Hlavu a nohy nemôž</text:span></text:span><text:span text:style-name="CharStyle13"><text:span text:style-name="T2">ú</text:span></text:span><text:span text:style-name="CharStyle13"><text:span text:style-name="T13"> si do panciera vtiahnuť. — Sem patrí: korytnačka obrovská (Tab. 18. obr. 3., niektoré sú jedlé, iné dávajú tak zvanú želvovinu, Schildpatt).</text:span></text:span></text:p>
        <text:p text:style-name="P54"><text:span text:style-name="CharStyle13"><text:span text:style-name="T13">b) Korytnačky pozemné majú paznechty až po pazúre (nechty) srastené. Do panciera môžu i hlavu i nohy vtiahnuť. — Sem patrí: korytnačka récka (Tab. </text:span></text:span><text:soft-page-break/><text:span text:style-name="CharStyle13"><text:span text:style-name="T13">17. obr. 1., niekedy ju u nás i živú ukazujú).</text:span></text:span></text:p>
        <text:p text:style-name="P32"><text:span text:style-name="CharStyle13"><text:span text:style-name="T13">c) Korytnačky riečne majú na predních nohách 5 na zadních 4 paznechty spojené plávacou blanou. — Sem patrí: korytnačka riečna (obr. 2.) nachodí sa v južnej a východnej Eur</text:span></text:span><text:span text:style-name="CharStyle13"><text:span text:style-name="T8">o</text:span></text:span><text:span text:style-name="CharStyle13"><text:span text:style-name="T13">pe.</text:span></text:span></text:p>
        <text:h text:style-name="P103" text:outline-level="6"><text:span text:style-name="CharStyle26"><text:span text:style-name="T13"/></text:span></text:h>
        <text:h text:style-name="P133" text:outline-level="6"><text:bookmark-start text:name="bookmark90"/><text:span text:style-name="CharStyle26"><text:span text:style-name="T13">2. Jašterice.</text:span></text:span><text:bookmark-end text:name="bookmark90"/></text:h>
        <text:p text:style-name="P60"><text:span text:style-name="CharStyle13"><text:span text:style-name="T13">a) Krokodíle majú štyruhlastými, kostnatými štíty pokryté telo, veľkú a ostrými zubami opatrenú papuľu, — Žijú v riekach horúcich krajín. — Sem patrí: Kro­kodíl (Tab. 17. obr. 4.) v Afrike narastie na 20 stôp.</text:span></text:span></text:p>
        <text:p text:style-name="P32"><text:span text:style-name="CharStyle13"><text:span text:style-name="T13">b) Jašterice majú podlhovaté telo, driek šupinami a brucho štíty pokryté. — Sem náležia: jašterice (obr. 6., jašterica obecná žije i u nás a je neškodná).</text:span></text:span></text:p>
        <text:p text:style-name="P32"><text:span text:style-name="CharStyle13"><text:span text:style-name="T13">c) Chameleoni majú veľke oči, ktorými môžu jed­ným razom na rozličné strany h</text:span></text:span><text:span text:style-name="CharStyle13"><text:span text:style-name="T8">l</text:span></text:span><text:span text:style-name="CharStyle13"><text:span text:style-name="T13">adieť, dlhý valcovitý</text:span></text:span><text:span text:style-name="CharStyle30"><text:span text:style-name="T13"> </text:span></text:span><text:span text:style-name="CharStyle13"><text:span text:style-name="T13">na konci hrubší jazyk. Môžu d</text:span></text:span><text:span text:style-name="CharStyle13"><text:span text:style-name="T8">ľ</text:span></text:span><text:span text:style-name="CharStyle13"><text:span text:style-name="T13">a ľ</text:span></text:span><text:span text:style-name="CharStyle13"><text:span text:style-name="T8">u</text:span></text:span><text:span text:style-name="CharStyle13"><text:span text:style-name="T13">bosti barvu meni</text:span></text:span><text:span text:style-name="CharStyle13"><text:span text:style-name="T8">ť</text:span></text:span><text:span text:style-name="CharStyle13"><text:span text:style-name="T13">. </text:span></text:span><text:span text:style-name="CharStyle13"><text:span text:style-name="T2">—</text:span></text:span><text:span text:style-name="CharStyle13"><text:span text:style-name="T13"> Sem nálež</text:span></text:span><text:span text:style-name="CharStyle13"><text:span text:style-name="T2">í</text:span></text:span><text:span text:style-name="CharStyle13"><text:span text:style-name="T13">: Chamele</text:span></text:span><text:span text:style-name="CharStyle13"><text:span text:style-name="T19">o</text:span></text:span><text:span text:style-name="CharStyle13"><text:span text:style-name="T13">n (obr. 7.). Žije v Afrike.</text:span></text:span></text:p>
        <text:h text:style-name="P104" text:outline-level="6"><text:span text:style-name="CharStyle26"><text:span text:style-name="T13"/></text:span></text:h>
        <text:h text:style-name="P134" text:outline-level="6"><text:bookmark-start text:name="bookmark92"/><text:span text:style-name="CharStyle26"><text:span text:style-name="T13">3. Hadi.</text:span></text:span><text:bookmark-end text:name="bookmark92"/></text:h>
        <text:p text:style-name="P25"><text:span text:style-name="CharStyle13"><text:span text:style-name="T13">Hadi majú valcovité, šupinami alebo malými štíty pokryté telo. Nôh nemajú. Sú jedovaté a nejedovaté.</text:span></text:span></text:p>
        <text:p text:style-name="P57"><text:span text:style-name="CharStyle13"><text:span text:style-name="T13">a) K nejedovatým patrí: u</text:span></text:span><text:span text:style-name="CharStyle42"><text:span text:style-name="T2">ž</text:span></text:span><text:span text:style-name="CharStyle42"><text:span text:style-name="T13">ovka vodnia (Tab. 20. obr. 4.) má celé telo štítami pokryté (viď str. 10) had obrovský či boa (Tab. 20. obr. 2., v Braz</text:span></text:span><text:span text:style-name="CharStyle13"><text:span text:style-name="T8">i</text:span></text:span><text:span text:style-name="CharStyle13"><text:span text:style-name="T13">lii) je naj­väčší had, narastie i na 30 stôp.</text:span></text:span></text:p>
        <text:p text:style-name="P61"><text:span text:style-name="CharStyle13"><text:span text:style-name="T13">b) Jedovaté hadi majú na zadku širokú hlavu, vo vrchnej če</text:span></text:span><text:span text:style-name="CharStyle13"><text:span text:style-name="T8">l</text:span></text:span><text:span text:style-name="CharStyle13"><text:span text:style-name="T13">usti jedovaté zuby. — Sem patrí: vretenica, žije u nás v horách, okuliarnik (obr. 7.) v Indii, štrká</text:span></text:span><text:span text:style-name="CharStyle42"><text:span text:style-name="T8">c</text:span></text:span><text:span text:style-name="CharStyle42"><text:span text:style-name="T13">i had (obr. 8.) v Amerike. Ich uhryznutie je často </text:span></text:span><text:span text:style-name="CharStyle13"><text:span text:style-name="T13">smrte</text:span></text:span><text:span text:style-name="CharStyle13"><text:span text:style-name="T8">l</text:span></text:span><text:span text:style-name="CharStyle13"><text:span text:style-name="T13">né</text:span></text:span><text:span text:style-name="CharStyle13"><text:span text:style-name="T2">.</text:span></text:span></text:p>
        <text:h text:style-name="P104" text:outline-level="6"><text:span text:style-name="CharStyle26"><text:span text:style-name="T13"/></text:span></text:h>
        <text:h text:style-name="P134" text:outline-level="6"><text:bookmark-start text:name="bookmark94"/><text:span text:style-name="CharStyle26"><text:span text:style-name="T13">4. Žaby.</text:span></text:span><text:bookmark-end text:name="bookmark94"/></text:h>
        <text:p text:style-name="P54"><text:span text:style-name="CharStyle13"><text:span text:style-name="T13">a) Žaby majú tlapkavý, široký driek a 4 nohy. </text:span></text:span><text:span text:style-name="CharStyle13"><text:span text:style-name="T2">Z</text:span></text:span><text:span text:style-name="CharStyle13"><text:span text:style-name="T13">adnie nohy sú dlhšie a plávacou blánkou spojené, pazú</text:span></text:span><text:span text:style-name="CharStyle13"><text:span text:style-name="T2">ro</text:span></text:span><text:span text:style-name="CharStyle13"><text:span text:style-name="T13">u nemajú. — Sem n</text:span></text:span><text:span text:style-name="CharStyle13"><text:span text:style-name="T2">á</text:span></text:span><text:span text:style-name="CharStyle13"><text:span text:style-name="T13">leží: žab</text:span></text:span><text:span text:style-name="CharStyle42"><text:span text:style-name="T2">a </text:span></text:span><text:span text:style-name="CharStyle42"><text:span text:style-name="T13">p</text:span></text:span><text:span text:style-name="CharStyle42"><text:span text:style-name="T2">oz</text:span></text:span><text:span text:style-name="CharStyle42"><text:span text:style-name="T13">emnia, rosn</text:span></text:span><text:span text:style-name="CharStyle42"><text:span text:style-name="T19">í</text:span></text:span><text:span text:style-name="CharStyle42"><text:span text:style-name="T13">čka (Tab. 21. obr. 2.) ropuchy (obr. 4.) a pipa (obr. 1.) (v južnej Amerike, ktorej mladé vyviňujú sa</text:span></text:span><text:span text:style-name="CharStyle13"><text:span text:style-name="T2"> </text:span></text:span><text:span text:style-name="CharStyle13"><text:span text:style-name="T13">na chrbte).</text:span></text:span></text:p>
        <text:p text:style-name="P57"><text:span text:style-name="CharStyle13"><text:span text:style-name="T13">b) Mlok má telo podobné jašterici a štyry nohy. — Sem patrí: slepý jašter či </text:span></text:span><text:soft-page-break/><text:span text:style-name="CharStyle13"><text:span text:style-name="T13">salamander (obr. 6.) a vodný mlok (obr. 8.).</text:span></text:span></text:p>
        <text:h text:style-name="P150" text:outline-level="5"><text:span text:style-name="CharStyle53"><text:span text:style-name="T13"/></text:span></text:h>
        <text:h text:style-name="P161" text:outline-level="5"><text:bookmark-start text:name="bookmark96"/><text:span text:style-name="CharStyle53"><text:span text:style-name="T13">4. Trieda. Ryby.</text:span></text:span><text:bookmark-end text:name="bookmark96"/></text:h>
        <text:h text:style-name="P104" text:outline-level="6"><text:bookmark-start text:name="bookmark98"/><text:span text:style-name="CharStyle26"><text:span text:style-name="T13">1. Mäkoplutvé.</text:span></text:span><text:bookmark-end text:name="bookmark98"/></text:h>
        <text:p text:style-name="P57"><text:span text:style-name="CharStyle13"><text:span text:style-name="T13">a) Kapri majú podlhovaté, z bokov stlačené telo, mäk</text:span></text:span><text:span text:style-name="CharStyle13"><text:span text:style-name="T2">é</text:span></text:span><text:span text:style-name="CharStyle13"><text:span text:style-name="T13">, článkovitými ostňami pretkané plutv</text:span></text:span><text:span text:style-name="CharStyle13"><text:span text:style-name="T2">y</text:span></text:span><text:span text:style-name="CharStyle13"><text:span text:style-name="T13">; m</text:span></text:span><text:span text:style-name="CharStyle13"><text:span text:style-name="T2">á</text:span></text:span><text:span text:style-name="CharStyle13"><text:span text:style-name="T13">lil, zväčša bezzubiu papu</text:span></text:span><text:span text:style-name="CharStyle13"><text:span text:style-name="T9">ľ</text:span></text:span><text:span text:style-name="CharStyle13"><text:span text:style-name="T13">u, zuby len v pažeráku. — Sem patr</text:span></text:span><text:span text:style-name="CharStyle13"><text:span text:style-name="T2">í</text:span></text:span><text:span text:style-name="CharStyle13"><text:span text:style-name="T13">: kapor (Tab. 22. obr. 1.), mrena a podustva.</text:span></text:span></text:p>
        <text:p text:style-name="P13"><text:span text:style-name="CharStyle13"><text:span text:style-name="T13">b) Šťuky majú valcovité, niečo stlačené telo </text:span></text:span><text:span text:style-name="CharStyle13"><text:span text:style-name="T20">a </text:span></text:span><text:span text:style-name="CharStyle13"><text:span text:style-name="T13">v hornej čelusti ostré zuby. Sú ve</text:span></text:span><text:span text:style-name="CharStyle13"><text:span text:style-name="T20">ľ</text:span></text:span><text:span text:style-name="CharStyle13"><text:span text:style-name="T13">mi pažravé. </text:span></text:span><text:span text:style-name="CharStyle13"><text:span text:style-name="T2">— </text:span></text:span><text:span text:style-name="CharStyle13"><text:span text:style-name="T13">Sem náleží: </text:span></text:span><text:span text:style-name="CharStyle42"><text:span text:style-name="T2">š</text:span></text:span><text:span text:style-name="CharStyle42"><text:span text:style-name="T9">ťu</text:span></text:span><text:span text:style-name="CharStyle42"><text:span text:style-name="T2">k</text:span></text:span><text:span text:style-name="CharStyle42"><text:span text:style-name="T13">a (Tab. 23. obr. 7.), letúň (Flugfisch) vyletí niekedy i na viac stôp nad vodu.</text:span></text:span></text:p>
        <text:p text:style-name="P62"><text:span text:style-name="CharStyle13"><text:span text:style-name="T13">c) Hlavátky majú podlhovaté telo, za chrbtovou plutvou ešte jednu menšiu plutvičku. — Sem patr</text:span></text:span><text:span text:style-name="CharStyle13"><text:span text:style-name="T2">í </text:span></text:span><text:span text:style-name="CharStyle42"><text:span text:style-name="T13">pstruh</text:span></text:span><text:span text:style-name="CharStyle42"><text:span text:style-name="T2">,</text:span></text:span><text:span text:style-name="CharStyle42"><text:span text:style-name="T13"> hlavátka (Tab. 23. obr. 6.), lipeň a hrča (obr. 4.).</text:span></text:span></text:p>
        <text:p text:style-name="P57"><text:span text:style-name="CharStyle13"><text:span text:style-name="T13">d) Haringy majú podlhovaté z bokov stlačené telo, z ktorého šupiny </text:span></text:span><text:span text:style-name="CharStyle13"><text:span text:style-name="T9">ľ</text:span></text:span><text:span text:style-name="CharStyle13"><text:span text:style-name="T13">ahko odpadujú; jednej plutvy nemajú. — Sem patrí: haring (sleď), sard</text:span></text:span><text:span text:style-name="CharStyle42"><text:span text:style-name="T9">e</text:span></text:span><text:span text:style-name="CharStyle42"><text:span text:style-name="T13">la, nachodia sa v mori.</text:span></text:span></text:p>
        <text:p text:style-name="P57"><text:span text:style-name="CharStyle13"><text:span text:style-name="T13">e) Úhor</text:span></text:span><text:span text:style-name="CharStyle42"><text:span text:style-name="T9">i</text:span></text:span><text:span text:style-name="CharStyle13"><text:span text:style-name="T13"> majú valcovité, hadiemu podobné telo, kožu hrubú, slzkú a malými šupinkami pokrytú. — Sem patrí: úhor (mie</text:span></text:span><text:span text:style-name="CharStyle13"><text:span text:style-name="T2">ň</text:span></text:span><text:span text:style-name="CharStyle13"><text:span text:style-name="T13">, Tab. 23. obr. 8.) a elektrický úhor (v Amerike).</text:span></text:span></text:p>
        <text:h text:style-name="P101" text:outline-level="6"><text:span text:style-name="CharStyle26"><text:span text:style-name="T13"/></text:span></text:h>
        <text:h text:style-name="P131" text:outline-level="6"><text:bookmark-start text:name="bookmark100"/><text:span text:style-name="CharStyle26"><text:span text:style-name="T13">2. Ostňoplutvé.</text:span></text:span><text:bookmark-end text:name="bookmark100"/></text:h>
        <text:p text:style-name="P25"><text:span text:style-name="CharStyle13"><text:span text:style-name="T13">Ostňoplutvé majú podlhovaté, tvrdými a draplavými šupinami pokryté telo, v čelusťach a na podnebí ostré zuby a chrbtové plutvy ostnité. — Sem patrí: hláč, ostica, ostr</text:span></text:span><text:span text:style-name="CharStyle42"><text:span text:style-name="T2">e</text:span></text:span><text:span text:style-name="CharStyle42"><text:span text:style-name="T9">ž</text:span></text:span><text:span text:style-name="CharStyle13"><text:span text:style-name="T13"> či okúň, buco (fogaš, v blato</text:span></text:span><text:span text:style-name="CharStyle13"><text:span text:style-name="T2">ň</text:span></text:span><text:span text:style-name="CharStyle13"><text:span text:style-name="T13">skom </text:span></text:span><text:span text:style-name="CharStyle13"><text:span text:style-name="T2">jä</text:span></text:span><text:span text:style-name="CharStyle13"><text:span text:style-name="T13">ze</text:span></text:span><text:span text:style-name="CharStyle13"><text:span text:style-name="T2">ri</text:span></text:span><text:span text:style-name="CharStyle13"><text:span text:style-name="T13">) a makrela.</text:span></text:span></text:p>
        <text:h text:style-name="P101" text:outline-level="6"><text:span text:style-name="CharStyle26"><text:span text:style-name="T13"/></text:span></text:h>
        <text:h text:style-name="P131" text:outline-level="6"><text:bookmark-start text:name="bookmark102"/><text:span text:style-name="CharStyle26"><text:span text:style-name="T13">3. Chrup</text:span></text:span><text:span text:style-name="CharStyle26"><text:span text:style-name="T2">ľ</text:span></text:span><text:span text:style-name="CharStyle26"><text:span text:style-name="T13">avkovité.</text:span></text:span><text:bookmark-end text:name="bookmark102"/></text:h>
        <text:p text:style-name="P25"><text:span text:style-name="CharStyle13"><text:span text:style-name="T13">Chrup</text:span></text:span><text:span text:style-name="CharStyle13"><text:span text:style-name="T2">l</text:span></text:span><text:span text:style-name="CharStyle13"><text:span text:style-name="T13">avkovité majú temer valcovité telo, drap</text:span></text:span><text:span text:style-name="CharStyle13"><text:span text:style-name="T2">ľ</text:span></text:span><text:span text:style-name="CharStyle13"><text:span text:style-name="T13">avú kožu, a na hrdle 5 nepokrytých žiaber. Miesto kosti majú chrup</text:span></text:span><text:span text:style-name="CharStyle13"><text:span text:style-name="T20">ľ</text:span></text:span><text:span text:style-name="CharStyle13"><text:span text:style-name="T13">avky. Žijú v mori a sú ve</text:span></text:span><text:span text:style-name="CharStyle13"><text:span text:style-name="T20">ľ</text:span></text:span><text:span text:style-name="CharStyle13"><text:span text:style-name="T13">mi pažravé. </text:span></text:span><text:span text:style-name="CharStyle13"><text:span text:style-name="T2">— </text:span></text:span><text:span text:style-name="CharStyle13"><text:span text:style-name="T13">Sem náleží: žralok obrovský</text:span></text:span><text:span text:style-name="CharStyle42"><text:span text:style-name="T2">,</text:span></text:span><text:span text:style-name="CharStyle13"><text:span text:style-name="T13"> (Tab. 24. obr. 4.) kladivú</text:span></text:span><text:span text:style-name="CharStyle42"><text:span text:style-name="T2">ň</text:span></text:span><text:span text:style-name="CharStyle42"><text:span text:style-name="T13">, pilú</text:span></text:span><text:span text:style-name="CharStyle42"><text:span text:style-name="T2">ň</text:span></text:span><text:span text:style-name="CharStyle42"><text:span text:style-name="T13">; — štora (obr. 3.) a v</text:span></text:span><text:span text:style-name="CharStyle42"><text:span text:style-name="T9">i</text:span></text:span><text:span text:style-name="CharStyle42"><text:span text:style-name="T13">za (vid str. </text:span></text:span><text:span text:style-name="CharStyle13"><text:span text:style-name="T2">11</text:span></text:span><text:span text:style-name="CharStyle13"><text:span text:style-name="T13">.)</text:span></text:span></text:p>
        <text:p text:style-name="P139"><text:span text:style-name="CharStyle28"><text:span text:style-name="T13"/></text:span></text:p>
        <text:p text:style-name="P140"><text:span text:style-name="CharStyle28"><text:span text:style-name="T13">Č</text:span></text:span><text:span text:style-name="CharStyle28"><text:span text:style-name="T2">í</text:span></text:span><text:span text:style-name="CharStyle28"><text:span text:style-name="T13">m sa delia ryby od iných živočíchov?</text:span></text:span></text:p>
        <text:p text:style-name="P141"><text:soft-page-break/><text:span text:style-name="CharStyle30"><text:span text:style-name="T13"/></text:span></text:p>
        <text:h text:style-name="P147" text:outline-level="4"><text:bookmark-start text:name="bookmark104"/><text:span text:style-name="CharStyle51"><text:span text:style-name="T13">II. Bezpateristé živočíchy.</text:span></text:span><text:bookmark-end text:name="bookmark104"/></text:h>
        <text:h text:style-name="P156" text:outline-level="5"><text:bookmark-start text:name="bookmark106"/><text:span text:style-name="CharStyle53"><text:span text:style-name="T13">5. Trieda. Hmyzy.</text:span></text:span><text:bookmark-end text:name="bookmark106"/></text:h>
        <text:h text:style-name="P117" text:outline-level="6"><text:bookmark-start text:name="bookmark108"/><text:span text:style-name="CharStyle26"><text:span text:style-name="T13">1. Chrobáky.</text:span></text:span><text:bookmark-end text:name="bookmark108"/></text:h>
        <text:p text:style-name="P42"><text:span text:style-name="CharStyle13"><text:span text:style-name="T13"/></text:span></text:p>
        <text:p text:style-name="P86"><text:span text:style-name="CharStyle13"><text:span text:style-name="T13">a) B</text:span></text:span><text:span text:style-name="CharStyle42"><text:span text:style-name="T2">e</text:span></text:span><text:span text:style-name="CharStyle42"><text:span text:style-name="T13">havce (Tab. 25. obr. 2. 3.) majú dlhé, 5 člán­kovité a ku behaniu ustrojené nohy. Živia sa inými hmyzy.</text:span></text:span></text:p>
        <text:p text:style-name="P3"><text:span text:style-name="CharStyle13"><text:span text:style-name="T13">Barvy sú rozličnej.</text:span></text:span></text:p>
        <text:p text:style-name="P39"><text:span text:style-name="CharStyle13"><text:span text:style-name="T13">b) P</text:span></text:span><text:span text:style-name="CharStyle42"><text:span text:style-name="T2">otáp</text:span></text:span><text:span text:style-name="CharStyle42"><text:span text:style-name="T13">nik</text:span></text:span><text:span text:style-name="CharStyle42"><text:span text:style-name="T2">y</text:span></text:span><text:span text:style-name="CharStyle13"><text:span text:style-name="T13"> majú tlapkavé, ku plávaniu pristro­jené a vláskami pokryté nôžky. Chrobák a kukla žijú vo vode. — Sem patr</text:span></text:span><text:span text:style-name="CharStyle13"><text:span text:style-name="T2">í</text:span></text:span><text:span text:style-name="CharStyle13"><text:span text:style-name="T13">: vo</text:span></text:span><text:span text:style-name="CharStyle13"><text:span text:style-name="T20">d</text:span></text:span><text:span text:style-name="CharStyle13"><text:span text:style-name="T13">omil čierny (Tab. 25. obr. 6.) a potápnik ovrúbený.</text:span></text:span></text:p>
        <text:p text:style-name="P55"><text:span text:style-name="CharStyle13"><text:span text:style-name="T13">c) Chrústy majú krátke, 11 článkovité tykadlá, a na n</text:span></text:span><text:span text:style-name="CharStyle13"><text:span text:style-name="T9">í</text:span></text:span><text:span text:style-name="CharStyle13"><text:span text:style-name="T13">ch na koncoch po 3 lístočky. Pod tykadly majú krátke makadlá. — Sem nálež</text:span></text:span><text:span text:style-name="CharStyle13"><text:span text:style-name="T2">í</text:span></text:span><text:span text:style-name="CharStyle13"><text:span text:style-name="T13">: chrúst (Tab. 26. obr. 2.) roháč (obr. 4.), nosorožec</text:span></text:span><text:span text:style-name="CharStyle42"><text:span text:style-name="T2">,</text:span></text:span><text:span text:style-name="CharStyle42"><text:span text:style-name="T13"> </text:span></text:span><text:span text:style-name="CharStyle42"><text:span text:style-name="T9">z</text:span></text:span><text:span text:style-name="CharStyle42"><text:span text:style-name="T13">lato</text:span></text:span><text:span text:style-name="CharStyle42"><text:span text:style-name="T2">ň</text:span></text:span><text:span text:style-name="CharStyle13"><text:span text:style-name="T13"> a hnojival (obr. 1.). Chrobák živí sa líst</text:span></text:span><text:span text:style-name="CharStyle13"><text:span text:style-name="T9">i</text:span></text:span><text:span text:style-name="CharStyle13"><text:span text:style-name="T13">m a kukla korienkami rastlín.</text:span></text:span></text:p>
        <text:p text:style-name="P42"><text:span text:style-name="CharStyle13"><text:span text:style-name="T13">d) Hrobáriky majú 11 článkovité tykadlá a krovky akoby odreznuté. — Sem patrí: hrobárik (Tab. 25. obr. 17.), ži</text:span></text:span><text:span text:style-name="CharStyle13"><text:span text:style-name="T2">je</text:span></text:span><text:span text:style-name="CharStyle13"><text:span text:style-name="T13"> v m</text:span></text:span><text:span text:style-name="CharStyle13"><text:span text:style-name="T2">rc</text:span></text:span><text:span text:style-name="CharStyle13"><text:span text:style-name="T13">ine.</text:span></text:span></text:p>
        <text:p text:style-name="P53"><text:span text:style-name="CharStyle13"><text:span text:style-name="T13">e) Španielska muška (Tab. 26. obr. 7.) má mäké a podlhovaté telo. Usušená a potlčená potrebuje sa v lekárstve. — Sem patrí ešte i majka (obr. 6.).</text:span></text:span></text:p>
        <text:p text:style-name="P55"><text:span text:style-name="CharStyle13"><text:span text:style-name="T13">f) </text:span></text:span><text:span text:style-name="CharStyle42"><text:span text:style-name="T2">R</text:span></text:span><text:span text:style-name="CharStyle42"><text:span text:style-name="T13">ypáčiky majú na spôsob rypáčika predĺženú hlavu a na jej konci hry</text:span></text:span><text:span text:style-name="CharStyle13"><text:span text:style-name="T2">z</text:span></text:span><text:span text:style-name="CharStyle13"><text:span text:style-name="T13">adlá. Pa</text:span></text:span><text:span text:style-name="CharStyle13"><text:span text:style-name="T2">nd</text:span></text:span><text:span text:style-name="CharStyle13"><text:span text:style-name="T13">rav</text:span></text:span><text:span text:style-name="CharStyle13"><text:span text:style-name="T9">y</text:span></text:span><text:span text:style-name="CharStyle13"><text:span text:style-name="T13"> zavŕtajú sa do rastlín a sú ve</text:span></text:span><text:span text:style-name="CharStyle13"><text:span text:style-name="T2">ľ</text:span></text:span><text:span text:style-name="CharStyle13"><text:span text:style-name="T13">mi škodlivé. — Sem patrí: klikoroh lieskový (Tab. 26. obr. 10.), pilús a hrašn</text:span></text:span><text:span text:style-name="CharStyle42"><text:span text:style-name="T2">í</text:span></text:span><text:span text:style-name="CharStyle42"><text:span text:style-name="T13">k (obr. 9.)</text:span></text:span></text:p>
        <text:p text:style-name="P54"><text:span text:style-name="CharStyle13"><text:span text:style-name="T13">g) Lykožrúti majú valcovité telo, gu</text:span></text:span><text:span text:style-name="CharStyle13"><text:span text:style-name="T2">ľ</text:span></text:span><text:span text:style-name="CharStyle13"><text:span text:style-name="T13">atú hlavu, viac menej k prsom stiahnutú a tykadlá klinovaté. Chrobák a pandrava žijú v dreve a sú veľmi škodlivé. — Sem náleží: lykožrút (Tab. 26. obr. 12.).</text:span></text:span></text:p>
        <text:p text:style-name="P38"><text:span text:style-name="CharStyle13"><text:span text:style-name="T13">h) Lienky majú pologulaté telo, červené krielca a na n</text:span></text:span><text:span text:style-name="CharStyle13"><text:span text:style-name="T9">í</text:span></text:span><text:span text:style-name="CharStyle13"><text:span text:style-name="T13">ch čierne badky. Živia sa mšicami. — Sem ná­leží: lienka (božia kravička, obr. 19.)</text:span></text:span></text:p>
        <text:p text:style-name="P141"><text:span text:style-name="CharStyle30"><text:span text:style-name="T13"/></text:span></text:p>
        <text:h text:style-name="P103" text:outline-level="6"><text:bookmark-start text:name="bookmark110"/><text:span text:style-name="CharStyle26"><text:span text:style-name="T13">2. Rovnokrielnaté.</text:span></text:span><text:bookmark-end text:name="bookmark110"/></text:h>
        <text:p text:style-name="P63"><text:span text:style-name="CharStyle13"><text:span text:style-name="T13">a) Ucholaky majú dlhé, úzke telo a na bruchu kliešte — Sem patrí: uch</text:span></text:span><text:span text:style-name="CharStyle42"><text:span text:style-name="T2">o</text:span></text:span><text:span text:style-name="CharStyle42"><text:span text:style-name="T13">lak </text:span></text:span><text:soft-page-break/><text:span text:style-name="CharStyle42"><text:span text:style-name="T13">či </text:span></text:span><text:span text:style-name="CharStyle42"><text:span text:style-name="T2">čkor</text:span></text:span><text:span text:style-name="CharStyle13"><text:span text:style-name="T13"> (Tab. 32. obr. 1.) samica vodí svoje mladé ako sliepka.</text:span></text:span></text:p>
        <text:p text:style-name="P63"><text:span text:style-name="CharStyle13"><text:span text:style-name="T13">b) Šváby majú skoro vajcovité telo a dlhé t</text:span></text:span><text:span text:style-name="CharStyle13"><text:span text:style-name="T2">y</text:span></text:span><text:span text:style-name="CharStyle13"><text:span text:style-name="T13">k</text:span></text:span><text:span text:style-name="CharStyle13"><text:span text:style-name="T9">a</text:span></text:span><text:span text:style-name="CharStyle13"><text:span text:style-name="T13">dlá. — Sem patrí: šv</text:span></text:span><text:span text:style-name="CharStyle42"><text:span text:style-name="T2">á</text:span></text:span><text:span text:style-name="CharStyle42"><text:span text:style-name="T13">b (obr. 9.), žije v domoch, žerie všetko a je veľmi škodlivý.</text:span></text:span></text:p>
        <text:p text:style-name="P63"><text:span text:style-name="CharStyle13"><text:span text:style-name="T13">c) Kobylky majú zadnie nohy hrubšie a dlhšie ako prednie, skáču obratne. Krídla majú vystreté. Trením krídeliec vydávajú cvrkavý hlas. — Sem patrí: kobylka či koník (obr. 4.), kobyl</text:span></text:span><text:span text:style-name="CharStyle42"><text:span text:style-name="T2">k</text:span></text:span><text:span text:style-name="CharStyle42"><text:span text:style-name="T13">a stehovavá (obr. 5.) a svrčky (obr. 2. 3.)</text:span></text:span></text:p>
        <text:h text:style-name="P103" text:outline-level="6"><text:span text:style-name="CharStyle26"><text:span text:style-name="T13"/></text:span></text:h>
        <text:h text:style-name="P133" text:outline-level="6"><text:bookmark-start text:name="bookmark112"/><text:span text:style-name="CharStyle26"><text:span text:style-name="T13">3. Žilnokrielnaté.</text:span></text:span><text:bookmark-end text:name="bookmark112"/></text:h>
        <text:p text:style-name="P63"><text:span text:style-name="CharStyle13"><text:span text:style-name="T13">a) Včely majú vláskami zarastené telo, v čelusti</text:span></text:span><text:span text:style-name="CharStyle13"><text:span text:style-name="T2"> </text:span></text:span><text:span text:style-name="CharStyle13"><text:span text:style-name="T13">hryzadlá lebo cucadlá opatrené tenkým jaz</text:span></text:span><text:span text:style-name="CharStyle13"><text:span text:style-name="T9">y</text:span></text:span><text:span text:style-name="CharStyle13"><text:span text:style-name="T13">čkom. Na konci tela majú žihadlo a na zadních nohách štetočku, ktorou smetajú prášok z kvetov (obnôžka). Majú blanaté žil­kami smrežkané krielca a 6 nožičiek. — Sem nálež</text:span></text:span><text:span text:style-name="CharStyle13"><text:span text:style-name="T2">í</text:span></text:span><text:span text:style-name="CharStyle13"><text:span text:style-name="T13">: včela (Tab. 27. obr. 8.) a čmela (obr. 9.).</text:span></text:span></text:p>
        <text:p text:style-name="P63"><text:span text:style-name="CharStyle13"><text:span text:style-name="T13">b) Osy majú krátke ku koncu hrubšie tykadlá, vrchnie krielca po zdlžky složené. — Sem patrí: osa (obr. 7.), sršeň (obr. 6.) a osa dubová či dubienka (obr. 4. a. b.)</text:span></text:span></text:p>
        <text:p text:style-name="P63"><text:span text:style-name="CharStyle13"><text:span text:style-name="T13">c) Mravce (obr. 10. 11.) majú akoby nalomené tykadlá a ostré hryzadlá. Samec a samička majú krielca, ktoré ím dosť skoro odpadnú. Žihadla nemajú. Žijú vo veľkých, dobre usporiadaných spoločnosťach. (</text:span></text:span><text:span text:style-name="CharStyle13"><text:span text:style-name="T2">O</text:span></text:span><text:span text:style-name="CharStyle13"><text:span text:style-name="T13"> mrav­covi a koníkovi.)</text:span></text:span></text:p>
        <text:h text:style-name="P103" text:outline-level="6"><text:span text:style-name="CharStyle26"><text:span text:style-name="T13"/></text:span></text:h>
        <text:h text:style-name="P133" text:outline-level="6"><text:bookmark-start text:name="bookmark114"/><text:span text:style-name="CharStyle26"><text:span text:style-name="T13">4. Sitokrielnaté.</text:span></text:span><text:bookmark-end text:name="bookmark114"/></text:h>
        <text:p text:style-name="P25"><text:span text:style-name="CharStyle42"><text:span text:style-name="T13">Hlavátky majú veľkú hlavu, vypuklé oči, telo ako šidlo, 4 sitnaté a žilnaté krielca a ostré hryzadlá. — Sem náleží: hlavátka či š</text:span></text:span><text:span text:style-name="CharStyle42"><text:span text:style-name="T20">í</text:span></text:span><text:span text:style-name="CharStyle42"><text:span text:style-name="T13">dlo (žiačik) a ve</text:span></text:span><text:span text:style-name="CharStyle42"><text:span text:style-name="T9">ľ</text:span></text:span><text:span text:style-name="CharStyle42"><text:span text:style-name="T13">k</text:span></text:span><text:span text:style-name="CharStyle42"><text:span text:style-name="T2">é</text:span></text:span><text:span text:style-name="CharStyle42"><text:span text:style-name="T13"> š</text:span></text:span><text:span text:style-name="CharStyle42"><text:span text:style-name="T20">í</text:span></text:span><text:span text:style-name="CharStyle42"><text:span text:style-name="T13">dlo (Tab. 31. obr. 13., hadov sluha).</text:span></text:span></text:p>
        <text:p text:style-name="P141"><text:span text:style-name="CharStyle30"><text:span text:style-name="T13"/></text:span></text:p>
        <text:h text:style-name="P103" text:outline-level="6"><text:bookmark-start text:name="bookmark116"/><text:span text:style-name="CharStyle26"><text:span text:style-name="T13">5. Polokrielnaté.</text:span></text:span><text:bookmark-end text:name="bookmark116"/></text:h>
        <text:p text:style-name="P64"><text:span text:style-name="CharStyle42"><text:span text:style-name="T13">Ploštice majú dlhšie tykadlá ako hlavu a nohy len k behaniu súce. Žijú zväčša na rastlinách alebo vo vode. — Sem nálež</text:span></text:span><text:span text:style-name="CharStyle13"><text:span text:style-name="T2">í</text:span></text:span><text:span text:style-name="CharStyle13"><text:span text:style-name="T13">: ploštica (Tab. 32. obr. 10.), mšice, ktoré sa často na rastlinách v nesmiernom počte nachádzajú, bzdochy a bezkrielnaté vši (obr. 17.).</text:span></text:span></text:p>
        <text:h text:style-name="P103" text:outline-level="6"><text:span text:style-name="CharStyle26"><text:span text:style-name="T13"/></text:span></text:h>
        <text:h text:style-name="P133" text:outline-level="6"><text:bookmark-start text:name="bookmark118"/><text:soft-page-break/><text:span text:style-name="CharStyle26"><text:span text:style-name="T13">6. Motýle.</text:span></text:span><text:bookmark-end text:name="bookmark118"/></text:h>
        <text:p text:style-name="P65"><text:span text:style-name="CharStyle13"><text:span text:style-name="T13">a) Motýle dennie majú tenké, na konci kyjovité tykadlá, dlhý cucák a malé telo. Krídla majú ve</text:span></text:span><text:span text:style-name="CharStyle13"><text:span text:style-name="T9">ľ</text:span></text:span><text:span text:style-name="CharStyle13"><text:span text:style-name="T13">ké a v neletu vystreté. Húsenice majú 16 nôh a kukle sú zväčša uhlasté. — Sem patrí: motýl biely (Tab. 28. ob. 3. 4.), motýl lastovičí či otokárok (obr. 1.), smútil (obr. 7.), motýl hlo</text:span></text:span><text:span text:style-name="CharStyle42"><text:span text:style-name="T2">ž</text:span></text:span><text:span text:style-name="CharStyle42"><text:span text:style-name="T13">ec a zornička. (Tab. 29. obr. 2.)</text:span></text:span></text:p>
        <text:p text:style-name="P65"><text:span text:style-name="CharStyle13"><text:span text:style-name="T13">b) Motýle večernie majú zväčša krátke, hranaté, na koncoch zaostrené tykadlá. Krídla v neletu majú strechovito slo</text:span></text:span><text:span text:style-name="CharStyle13"><text:span text:style-name="T2">ž</text:span></text:span><text:span text:style-name="CharStyle13"><text:span text:style-name="T13">ené, zadnie krielca kratšie a hrubé telo. Lietajú večer. — Sem náleží: smrtohlav (Tab. 29. obr. 6., má na chrbte znak um</text:span></text:span><text:span text:style-name="CharStyle13"><text:span text:style-name="T20">ŕ</text:span></text:span><text:span text:style-name="CharStyle13"><text:span text:style-name="T13">lčej hlavy), lišaj pryšcový (obr. 8.), lišaj bazový, lišaj lipový a večernie p</text:span></text:span><text:span text:style-name="CharStyle42"><text:span text:style-name="T9">a</text:span></text:span><text:span text:style-name="CharStyle42"><text:span text:style-name="T13">vie oko (obr. 9.).</text:span></text:span></text:p>
        <text:p text:style-name="P65"><text:span text:style-name="CharStyle13"><text:span text:style-name="T13">c) Motýle nočnie majú štetinaté, lebo hrebenaté tykadlá, a v neletu krídla kosmo složené. Lietajú naj­viac v noci. — Sem nálež</text:span></text:span><text:span text:style-name="CharStyle13"><text:span text:style-name="T2">í</text:span></text:span><text:span text:style-name="CharStyle13"><text:span text:style-name="T13">: hodbabn</text:span></text:span><text:span text:style-name="CharStyle42"><text:span text:style-name="T2">í</text:span></text:span><text:span text:style-name="CharStyle42"><text:span text:style-name="T13">k (Tab. 30. obr. 2.) mury</text:span></text:span><text:span text:style-name="CharStyle42"><text:span text:style-name="T2">,</text:span></text:span><text:span text:style-name="CharStyle13"><text:span text:style-name="T13"> ako mura javorová, (obr. 3.) mura jase</text:span></text:span><text:span text:style-name="CharStyle42"><text:span text:style-name="T9">n</text:span></text:span><text:span text:style-name="CharStyle42"><text:span text:style-name="T13">ová, nočnie p</text:span></text:span><text:span text:style-name="CharStyle42"><text:span text:style-name="T9">a</text:span></text:span><text:span text:style-name="CharStyle42"><text:span text:style-name="T13">vie oko (obr. 1.), a škodlivé šatn</text:span></text:span><text:span text:style-name="CharStyle42"><text:span text:style-name="T9">é</text:span></text:span><text:span text:style-name="CharStyle13"><text:span text:style-name="T13"> a kožušné mole (obr. 11.).</text:span></text:span></text:p>
        <text:h text:style-name="P103" text:outline-level="6"><text:span text:style-name="CharStyle26"><text:span text:style-name="T13"/></text:span></text:h>
        <text:h text:style-name="P133" text:outline-level="6"><text:bookmark-start text:name="bookmark120"/><text:span text:style-name="CharStyle26"><text:span text:style-name="T13">7. Dvojkrielnaté.</text:span></text:span><text:bookmark-end text:name="bookmark120"/></text:h>
        <text:p text:style-name="P65"><text:span text:style-name="CharStyle13"><text:span text:style-name="T13">a) Komáre majú krátke, tenké nohy, a cucák, ktorým najmä samičky citliv</text:span></text:span><text:span text:style-name="CharStyle13"><text:span text:style-name="T9">e</text:span></text:span><text:span text:style-name="CharStyle13"><text:span text:style-name="T13"> štípu. Zdržujú sa okolo vôd. — Sem patrí: komár (Tab. 31. obr. 5.) a bezkrie</text:span></text:span><text:span text:style-name="CharStyle13"><text:span text:style-name="T20">l</text:span></text:span><text:span text:style-name="CharStyle13"><text:span text:style-name="T13">naté blchy (Tab. 31. obr. 4.).</text:span></text:span></text:p>
        <text:p text:style-name="P65"><text:span text:style-name="CharStyle13"><text:span text:style-name="T13">b) Ovadi (Tab. 31. obr. 1.) majú t</text:span></text:span><text:span text:style-name="CharStyle13"><text:span text:style-name="T2">rojč</text:span></text:span><text:span text:style-name="CharStyle13"><text:span text:style-name="T13">lánkovité tykadlá, dos</text:span></text:span><text:span text:style-name="CharStyle13"><text:span text:style-name="T20">ť</text:span></text:span><text:span text:style-name="CharStyle13"><text:span text:style-name="T13"> ve</text:span></text:span><text:span text:style-name="CharStyle13"><text:span text:style-name="T9">ľ</text:span></text:span><text:span text:style-name="CharStyle13"><text:span text:style-name="T13">ký a silný cucák, ktorým citlivo štípu.</text:span></text:span></text:p>
        <text:p text:style-name="P66"><text:span text:style-name="CharStyle13"><text:span text:style-name="T13">c) Muchy majú dve blanaté krielca, na hlave dve tykadlá, cucák u koreňa na spôsob kolena sohnutý a 6 nožičiek. — Sem patrí: mucha obecná, mucha mäsiarska (obr. 3.), a syrovka.</text:span></text:span></text:p>
        <text:h text:style-name="P151" text:outline-level="5"><text:span text:style-name="CharStyle53"><text:span text:style-name="T13"/></text:span></text:h>
        <text:h text:style-name="P162" text:outline-level="5"><text:bookmark-start text:name="bookmark122"/><text:span text:style-name="CharStyle53"><text:span text:style-name="T13">6. Trieda. Raky.</text:span></text:span><text:bookmark-end text:name="bookmark122"/></text:h>
        <text:p text:style-name="P66"><text:span text:style-name="CharStyle13"><text:span text:style-name="T13">a) </text:span></text:span><text:span text:style-name="CharStyle42"><text:span text:style-name="T9">Ra</text:span></text:span><text:span text:style-name="CharStyle42"><text:span text:style-name="T13">ky majú dlhý chvost, telo škrupinou či pan­cierom pokryté, ktorý je ku predu končitý. Prední pár nôh sú klepetá. — Sem náleží: rak potočný (Tab. 33. obr. 6.) a morský.</text:span></text:span></text:p>
        <text:p text:style-name="P66"><text:span text:style-name="CharStyle13"><text:span text:style-name="T13">b) Žižiavky majú telo na vrchu sklepisté, na spodku ploché, prse 7 článkovité a na každom prstienku pár nôh. — Sem patrí: </text:span></text:span><text:span text:style-name="CharStyle42"><text:span text:style-name="T2">ž</text:span></text:span><text:span text:style-name="CharStyle42"><text:span text:style-name="T13">i</text:span></text:span><text:span text:style-name="CharStyle42"><text:span text:style-name="T2">ž</text:span></text:span><text:span text:style-name="CharStyle42"><text:span text:style-name="T13">iavka (Tab. 33. </text:span></text:span><text:soft-page-break/><text:span text:style-name="CharStyle42"><text:span text:style-name="T13">obr. 8.).</text:span></text:span></text:p>
        <text:p text:style-name="P66"><text:span text:style-name="CharStyle13"><text:span text:style-name="T13">c) Stonožky majú valcovité, z mnohých prstienkov složené telo, a na každom prstienku dva páry nôh. — Sem náleží: stonožka.</text:span></text:span></text:p>
        <text:h text:style-name="P151" text:outline-level="5"><text:span text:style-name="CharStyle53"><text:span text:style-name="T13"/></text:span></text:h>
        <text:h text:style-name="P162" text:outline-level="5"><text:bookmark-start text:name="bookmark124"/><text:span text:style-name="CharStyle53"><text:span text:style-name="T13">7. Trieda. Pavúky.</text:span></text:span><text:bookmark-end text:name="bookmark124"/></text:h>
        <text:p text:style-name="P25"><text:span text:style-name="CharStyle42"><text:span text:style-name="T13">Pa</text:span></text:span><text:span text:style-name="CharStyle42"><text:span text:style-name="T9">vú</text:span></text:span><text:span text:style-name="CharStyle42"><text:span text:style-name="T13">ky majú vajcovité s hlavou a prsami srastené telo, 8 nôh, z ktorých prednie sú dlhšie. Pavučinu rozpriadajú po kútoch domu, pomedzi l</text:span></text:span><text:span text:style-name="CharStyle13"><text:span text:style-name="T9">í</text:span></text:span><text:span text:style-name="CharStyle13"><text:span text:style-name="T13">s</text:span></text:span><text:span text:style-name="CharStyle13"><text:span text:style-name="T20">ť</text:span></text:span><text:span text:style-name="CharStyle13"><text:span text:style-name="T13">a, a živia sa hmyzom, menovite muchami. — Sem náleží: pavúk obecný, pavúk križiak (Tab. 33. obr. 5., má na chrbte výkres podobný krížu), št</text:span></text:span><text:span text:style-name="CharStyle42"><text:span text:style-name="T2">í</text:span></text:span><text:span text:style-name="CharStyle42"><text:span text:style-name="T13">r či škorpi</text:span></text:span><text:span text:style-name="CharStyle42"><text:span text:style-name="T9">o</text:span></text:span><text:span text:style-name="CharStyle42"><text:span text:style-name="T13">n (Tab. 33. obr. 2., má na konci hlavy dve račím klepetám podobné makadlá a na konci chvosta ž</text:span></text:span><text:span text:style-name="CharStyle13"><text:span text:style-name="T9">í</text:span></text:span><text:span text:style-name="CharStyle13"><text:span text:style-name="T13">hadlo, ktorým štípe). Sem patrí ešte i roztoč, ve</text:span></text:span><text:span text:style-name="CharStyle13"><text:span text:style-name="T9">ľ</text:span></text:span><text:span text:style-name="CharStyle13"><text:span text:style-name="T13">mi malinký, bezoký živočích; zdržuje sa v syre a múke.</text:span></text:span></text:p>
        <text:p text:style-name="P141"><text:span text:style-name="CharStyle30"><text:span text:style-name="T13"/></text:span></text:p>
        <text:h text:style-name="P157" text:outline-level="5"><text:bookmark-start text:name="bookmark126"/><text:span text:style-name="CharStyle53"><text:span text:style-name="T13">8. Trieda. Červíky.</text:span></text:span><text:bookmark-end text:name="bookmark126"/></text:h>
        <text:p text:style-name="P67"><text:span text:style-name="CharStyle13"><text:span text:style-name="T13">a) Červíky majú valcovité a akoby zo samých obrúčočiek složené telo. Hlavy a očí nemajú. Krv majú </text:span></text:span><text:span text:style-name="CharStyle13"><text:span text:style-name="T9">č</text:span></text:span><text:span text:style-name="CharStyle13"><text:span text:style-name="T13">ervenú. </text:span></text:span><text:span text:style-name="CharStyle13"><text:span text:style-name="T2">—</text:span></text:span><text:span text:style-name="CharStyle13"><text:span text:style-name="T13"> Sem patrí: červík d</text:span></text:span><text:span text:style-name="CharStyle42"><text:span text:style-name="T13">á</text:span></text:span><text:span text:style-name="CharStyle42"><text:span text:style-name="T20">žď</text:span></text:span><text:span text:style-name="CharStyle42"><text:span text:style-name="T13">ovec (Tab. 33. obr. 14.)</text:span></text:span></text:p>
        <text:p text:style-name="P67"><text:span text:style-name="CharStyle13"><text:span text:style-name="T13">b) Pijavice majú podlhovaté, niečo stlačené telo a na oboch koncoch cucáky. Žijú vo vode. — Sem nálež</text:span></text:span><text:span text:style-name="CharStyle13"><text:span text:style-name="T2">í:</text:span></text:span><text:span text:style-name="CharStyle13"><text:span text:style-name="T13"> pijavica lekárska (obr. 15.)</text:span></text:span><text:span text:style-name="CharStyle13"><text:span text:style-name="T2">,</text:span></text:span><text:span text:style-name="CharStyle13"><text:span text:style-name="T13"> a pijavica ko</text:span></text:span><text:span text:style-name="CharStyle13"><text:span text:style-name="T20">ň</text:span></text:span><text:span text:style-name="CharStyle13"><text:span text:style-name="T13">ská</text:span></text:span><text:span text:style-name="CharStyle42"><text:span text:style-name="T2">.</text:span></text:span></text:p>
        <text:p text:style-name="P67"><text:span text:style-name="CharStyle13"><text:span text:style-name="T13">c) Hlísty majú mäké a bezbarebné telo. Žijú v ňutrobách zvierat a človeka. — Sem patrí: </text:span></text:span><text:span text:style-name="CharStyle42"><text:span text:style-name="T2">h</text:span></text:span><text:span text:style-name="CharStyle42"><text:span text:style-name="T13">lísta obecná, žije stále alebo čiastočne čo cudzopásnic</text:span></text:span><text:span text:style-name="CharStyle13"><text:span text:style-name="T2">a</text:span></text:span><text:span text:style-name="CharStyle13"><text:span text:style-name="T13">, pásomnica (obr. 16.), a motolice, žijú v modzgu oviec.</text:span></text:span></text:p>
        <text:h text:style-name="P151" text:outline-level="5"><text:span text:style-name="CharStyle53"><text:span text:style-name="T13"/></text:span></text:h>
        <text:h text:style-name="P162" text:outline-level="5"><text:bookmark-start text:name="bookmark128"/><text:span text:style-name="CharStyle53"><text:span text:style-name="T13">9. Trieda. </text:span></text:span><text:span text:style-name="CharStyle53"><text:span text:style-name="T9">M</text:span></text:span><text:span text:style-name="CharStyle53"><text:span text:style-name="T13">äkyše.</text:span></text:span><text:bookmark-end text:name="bookmark128"/></text:h>
        <text:p text:style-name="P67"><text:span text:style-name="CharStyle13"><text:span text:style-name="T13">a) Slimáky majú z viac krúžikovatých zákrut</text:span></text:span><text:span text:style-name="CharStyle13"><text:span text:style-name="T2">ov </text:span></text:span><text:span text:style-name="CharStyle13"><text:span text:style-name="T13">záležajúci domček. Samo zvieratko leží v domčeku a môže sa i cele do neho vtiahnuť. Žijú z čiastky na suchu, z čiastky vo vode. Poze</text:span></text:span><text:span text:style-name="CharStyle13"><text:span text:style-name="T9">m</text:span></text:span><text:span text:style-name="CharStyle13"><text:span text:style-name="T13">nie slimáky dýchajú plúcami, vodnie žiabrami.</text:span></text:span><text:span text:style-name="CharStyle13"><text:span text:style-name="T2"> </text:span></text:span><text:span text:style-name="CharStyle13"><text:span text:style-name="T13">—</text:span></text:span><text:span text:style-name="CharStyle13"><text:span text:style-name="T2"> </text:span></text:span><text:span text:style-name="CharStyle13"><text:span text:style-name="T13">Sem patrí: slimák z</text:span></text:span><text:span text:style-name="CharStyle42"><text:span text:style-name="T9">a</text:span></text:span><text:span text:style-name="CharStyle42"><text:span text:style-name="T13">hra</text:span></text:span><text:span text:style-name="CharStyle42"><text:span text:style-name="T2">d</text:span></text:span><text:span text:style-name="CharStyle42"><text:span text:style-name="T13">ný a po</text:span></text:span><text:span text:style-name="CharStyle42"><text:span text:style-name="T9">ľ</text:span></text:span><text:span text:style-name="CharStyle42"><text:span text:style-name="T13">ný (Tab. 34. obr. 3. 4.), robia v z</text:span></text:span><text:span text:style-name="CharStyle13"><text:span text:style-name="T9">a</text:span></text:span><text:span text:style-name="CharStyle13"><text:span text:style-name="T13">hradách a na poli škodu, slimák jedlý a slimák bahní (obr. 7.).</text:span></text:span></text:p>
        <text:p text:style-name="P67"><text:span text:style-name="CharStyle13"><text:span text:style-name="T13">b) Last</text:span></text:span><text:span text:style-name="CharStyle13"><text:span text:style-name="T20">u</text:span></text:span><text:span text:style-name="CharStyle13"><text:span text:style-name="T13">ry majú dve vajcovit</text:span></text:span><text:span text:style-name="CharStyle13"><text:span text:style-name="T9">o</text:span></text:span><text:span text:style-name="CharStyle13"><text:span text:style-name="T13"> okrúhle, tenké a na chrbte spojené škrupiny či </text:span></text:span><text:soft-page-break/><text:span text:style-name="CharStyle13"><text:span text:style-name="T13">last</text:span></text:span><text:span text:style-name="CharStyle13"><text:span text:style-name="T9">u</text:span></text:span><text:span text:style-name="CharStyle13"><text:span text:style-name="T13">ry, medzi nimi leží zvieratko, nemajúce hlavy. — Sem patrí: last</text:span></text:span><text:span text:style-name="CharStyle42"><text:span text:style-name="T9">u</text:span></text:span><text:span text:style-name="CharStyle42"><text:span text:style-name="T13">ra či muš</text:span></text:span><text:span text:style-name="CharStyle42"><text:span text:style-name="T9">ľ</text:span></text:span><text:span text:style-name="CharStyle42"><text:span text:style-name="T13">a obecná (Tab. 35. obr. 11.) last</text:span></text:span><text:span text:style-name="CharStyle42"><text:span text:style-name="T9">u</text:span></text:span><text:span text:style-name="CharStyle42"><text:span text:style-name="T13">ra maliarska (obr. 12.), nachodí sa i u nás. Týmto podobné sú: ustrice jedlé (obr. 5.) a last</text:span></text:span><text:span text:style-name="CharStyle42"><text:span text:style-name="T9">u</text:span></text:span><text:span text:style-name="CharStyle42"><text:span text:style-name="T13">ry perlonosné (obr. 12.), dávajú vzácne perly.</text:span></text:span></text:p>
        <text:p text:style-name="P141"><text:span text:style-name="CharStyle30"><text:span text:style-name="T13"/></text:span></text:p>
        <text:h text:style-name="P154" text:outline-level="5"><text:span text:style-name="CharStyle53"><text:span text:style-name="T9">10</text:span></text:span><text:bookmark-start text:name="bookmark130"/><text:span text:style-name="CharStyle53"><text:span text:style-name="T13">. Trieda. Korale či polipy.</text:span></text:span><text:bookmark-end text:name="bookmark130"/></text:h>
        <text:p text:style-name="P25"><text:span text:style-name="CharStyle13"><text:span text:style-name="T13">Korale či polypy sú malé, mäké, hviezdičkovité zvieratká. Okolo úst majú mnoho tykadiel, hlavy ne­majú. Zo svojho tela vyznojujú vápenistú látku, z ktorej utvorí sa tak zvaný koralový peň. Živia sa malými zvieratkami, ktoré si cele do žalúdka vnesú. — Naj­vzácnejšie sú červené korale (Tab. 36. obr. 8.) Rozmno­žujú sa vajíčkami, delením, pupencami lebo plodením. Najviac žijú v mori, kde tvoria niekedy celé ostrovy.</text:span></text:span></text:p>
        <text:h text:style-name="P152" text:outline-level="5"><text:span text:style-name="CharStyle53"><text:span text:style-name="T2"/></text:span></text:h>
        <text:h text:style-name="P163" text:outline-level="5"><text:bookmark-start text:name="bookmark132"/><text:span text:style-name="CharStyle53"><text:span text:style-name="T2">II</text:span></text:span><text:span text:style-name="CharStyle53"><text:span text:style-name="T13">. Trieda. Nálevníky (infusoria).</text:span></text:span><text:bookmark-end text:name="bookmark132"/></text:h>
        <text:p text:style-name="P25"><text:span text:style-name="CharStyle13"><text:span text:style-name="T13">Nálevníky sú tak malé zvieratka, že </text:span></text:span><text:span text:style-name="CharStyle13"><text:span text:style-name="T9">í</text:span></text:span><text:span text:style-name="CharStyle13"><text:span text:style-name="T13">ch holým okom ani nevidno. Majú nahé, gulaté alebo valcovité, kde tu vláskami pokryté telo. Niektoré majú ústa, ba i hryzadlo. Rozmnožujú sa vaj</text:span></text:span><text:span text:style-name="CharStyle13"><text:span text:style-name="T9">i</text:span></text:span><text:span text:style-name="CharStyle13"><text:span text:style-name="T13">čkami, pupencami, dele­ním lebo plodením. Nachádzajú sa vo všetkých vodách, najmä ale v stác</text:span></text:span><text:span text:style-name="CharStyle13"><text:span text:style-name="T2">ic</text:span></text:span><text:span text:style-name="CharStyle13"><text:span text:style-name="T13">h. (Tab. 36. obr. 10. a 11.)</text:span></text:span></text:p>
        <text:h text:style-name="P145" text:outline-level="4"><text:span text:style-name="CharStyle51"><text:span text:style-name="T13"/></text:span></text:h>
        <text:h text:style-name="P148" text:outline-level="4"><text:bookmark-start text:name="bookmark134"/><text:span text:style-name="CharStyle51"><text:span text:style-name="T13">Priehľad </text:span></text:span><text:span text:style-name="CharStyle51"><text:span text:style-name="T9">ž</text:span></text:span><text:span text:style-name="CharStyle51"><text:span text:style-name="T13">ivo</text:span></text:span><text:span text:style-name="CharStyle51"><text:span text:style-name="T2">č</text:span></text:span><text:span text:style-name="CharStyle51"><text:span text:style-name="T13">ístva.</text:span></text:span><text:bookmark-end text:name="bookmark134"/></text:h>
        <text:h text:style-name="P159" text:outline-level="5"><text:bookmark-start text:name="bookmark136"/><text:span text:style-name="CharStyle53"><text:span text:style-name="T2">I</text:span></text:span><text:span text:style-name="CharStyle53"><text:span text:style-name="T13">. Pateristé živočíchy.</text:span></text:span><text:bookmark-end text:name="bookmark136"/></text:h>
        <text:p text:style-name="P14"><text:span text:style-name="CharStyle13"><text:span text:style-name="T13">1. S červenoteplou krvou.</text:span></text:span></text:p>
        <text:p text:style-name="P23"><text:span text:style-name="CharStyle13"><text:span text:style-name="T13"/></text:span></text:p>
        <text:p text:style-name="P68"><text:span text:style-name="CharStyle42"><text:span text:style-name="T13">1. trieda. S</text:span></text:span><text:span text:style-name="CharStyle42"><text:span text:style-name="T2">s</text:span></text:span><text:span text:style-name="CharStyle42"><text:span text:style-name="T13">avce majú viac menej srsťou pokryté telo, zriedka nahé. Donášajú mladé na svet a doja</text:span></text:span><text:span text:style-name="CharStyle13"><text:span text:style-name="T2"> </text:span></text:span><text:span text:style-name="CharStyle13"><text:span text:style-name="T9">í</text:span></text:span><text:span text:style-name="CharStyle13"><text:span text:style-name="T13">ch mliekom.</text:span></text:span></text:p>
        <text:p text:style-name="P48"><text:span text:style-name="CharStyle42"><text:span text:style-name="T13">II. trieda. Vtáci</text:span></text:span><text:span text:style-name="CharStyle42"><text:span text:style-name="T2">,</text:span></text:span><text:span text:style-name="CharStyle13"><text:span text:style-name="T13"> majú perím pokryté telo, nesú vajcia, z ktorých sa mladé liahnú.</text:span></text:span></text:p>
        <text:p text:style-name="P14"><text:span text:style-name="CharStyle13"><text:span text:style-name="T13">2. S červenostudenou krvou.</text:span></text:span></text:p>
        <text:p text:style-name="P69"><text:span text:style-name="CharStyle42"><text:span text:style-name="T13">III. trieda. O</text:span></text:span><text:span text:style-name="CharStyle42"><text:span text:style-name="T2">b</text:span></text:span><text:span text:style-name="CharStyle42"><text:span text:style-name="T13">oj</text:span></text:span><text:span text:style-name="CharStyle42"><text:span text:style-name="T2">ž</text:span></text:span><text:span text:style-name="CharStyle42"><text:span text:style-name="T13">iveln</text:span></text:span><text:span text:style-name="CharStyle42"><text:span text:style-name="T2">í</text:span></text:span><text:span text:style-name="CharStyle42"><text:span text:style-name="T13">c</text:span></text:span><text:span text:style-name="CharStyle42"><text:span text:style-name="T2">i,</text:span></text:span><text:span text:style-name="CharStyle13"><text:span text:style-name="T13"> majú šupinami alebo štítami pokryté telo. Dýchajú p</text:span></text:span><text:span text:style-name="CharStyle13"><text:span text:style-name="T9">ľ</text:span></text:span><text:span text:style-name="CharStyle13"><text:span text:style-name="T13">úcami.</text:span></text:span></text:p>
        <text:p text:style-name="P70"><text:soft-page-break/><text:span text:style-name="CharStyle42"><text:span text:style-name="T13">IV. trieda</text:span></text:span><text:span text:style-name="CharStyle42"><text:span text:style-name="T2">.</text:span></text:span><text:span text:style-name="CharStyle42"><text:span text:style-name="T13"> Ryby</text:span></text:span><text:span text:style-name="CharStyle42"><text:span text:style-name="T2">,</text:span></text:span><text:span text:style-name="CharStyle13"><text:span text:style-name="T13"> majú šupinami pokryté telo, miesto nôh majú plutvy. Dýchajú žiabrami.</text:span></text:span></text:p>
        <text:h text:style-name="P153" text:outline-level="5"><text:span text:style-name="CharStyle53"><text:span text:style-name="T2"/></text:span></text:h>
        <text:h text:style-name="P164" text:outline-level="5"><text:bookmark-start text:name="bookmark138"/><text:span text:style-name="CharStyle53"><text:span text:style-name="T2">II</text:span></text:span><text:span text:style-name="CharStyle53"><text:span text:style-name="T13">. Bezpateristé živočíchy.</text:span></text:span><text:bookmark-end text:name="bookmark138"/></text:h>
        <text:p text:style-name="P71"><text:span text:style-name="CharStyle42"><text:span text:style-name="T13">V. trieda. Hmyzy majú hlavu od pŕs a brucha oddelenú, 6 nôh, </text:span></text:span><text:span text:style-name="CharStyle13"><text:span text:style-name="T2">2</text:span></text:span><text:span text:style-name="CharStyle13"><text:span text:style-name="T13"> tykadlá, složené oči; dýchajú prie­dušnicami a podstupujú zväčša premenu.</text:span></text:span></text:p>
        <text:p text:style-name="P70"><text:span text:style-name="CharStyle42"><text:span text:style-name="T13">VI. trieda. Raky majú viac ako 6 nôh, 4 tyka­dlá, složené oči a dýchajú žiabrami.</text:span></text:span></text:p>
        <text:p text:style-name="P72"><text:span text:style-name="CharStyle42"><text:span text:style-name="T13">VII. trieda. Pavúky majú s prsami srastenú hlavu, 8 nôh, dýchajú priedušnicami a nepremeňujú sa.</text:span></text:span></text:p>
        <text:p text:style-name="P73"><text:span text:style-name="CharStyle42"><text:span text:style-name="T13">VIII. trieda. Červíky majú podlhovaté, článko­vité, beznohé telo. Dýchajú žiabrami lebo priedušni­cami. Hlísty nemajú ústrojov dýchania.</text:span></text:span></text:p>
        <text:p text:style-name="P70"><text:span text:style-name="CharStyle42"><text:span text:style-name="T13">IX. trieda. </text:span></text:span><text:span text:style-name="CharStyle42"><text:span text:style-name="T2">M</text:span></text:span><text:span text:style-name="CharStyle42"><text:span text:style-name="T13">äky</text:span></text:span><text:span text:style-name="CharStyle42"><text:span text:style-name="T2">š</text:span></text:span><text:span text:style-name="CharStyle42"><text:span text:style-name="T13">e ma</text:span></text:span><text:span text:style-name="CharStyle13"><text:span text:style-name="T2">jú</text:span></text:span><text:span text:style-name="CharStyle13"><text:span text:style-name="T13"> nečlánk</text:span></text:span><text:span text:style-name="CharStyle13"><text:span text:style-name="T2">ovité</text:span></text:span><text:span text:style-name="CharStyle13"><text:span text:style-name="T13">, mäké a slznaté telo, u najviac </text:span></text:span><text:span text:style-name="CharStyle13"><text:span text:style-name="T9">í</text:span></text:span><text:span text:style-name="CharStyle13"><text:span text:style-name="T13">ch zaobalené ešte do vápenistej škrupiny.</text:span></text:span></text:p>
        <text:p text:style-name="P74"><text:span text:style-name="CharStyle42"><text:span text:style-name="T13">X. trieda. Korale či polypy majú malé, mäké telo, spojené zväčša s koralovým pňom a okolo úst mnoho tykadiel.</text:span></text:span></text:p>
        <text:p text:style-name="P70"><text:span text:style-name="CharStyle42"><text:span text:style-name="T13">XI. trieda. Nálevniky. </text:span></text:span><text:span text:style-name="CharStyle42"><text:span text:style-name="T20">Í</text:span></text:span><text:span text:style-name="CharStyle42"><text:span text:style-name="T13">ch veľmi malé telo je nahé, a len kde tu vláskami pokryté. Pohybujú sa slo­bodne vo vode.</text:span></text:span></text:p>
        <text:p text:style-name="P3"><text:span text:style-name="CharStyle13"><text:span text:style-name="T13"/></text:span></text:p>
        <text:p text:style-name="P15"><text:span text:style-name="CharStyle13"><text:span text:style-name="T13">Viď oddiel II. ešte o ústro</text:span></text:span><text:span text:style-name="CharStyle13"><text:span text:style-name="T2">jo</text:span></text:span><text:span text:style-name="CharStyle13"><text:span text:style-name="T13">ch a </text:span></text:span><text:span text:style-name="CharStyle13"><text:span text:style-name="T9">í</text:span></text:span><text:span text:style-name="CharStyle13"><text:span text:style-name="T13">ch úkonoc</text:span></text:span><text:span text:style-name="CharStyle13"><text:span text:style-name="T2">h</text:span></text:span><text:span text:style-name="CharStyle13"><text:span text:style-name="T13">!</text:span></text:span></text:p>
        <text:p text:style-name="P141"><text:span text:style-name="CharStyle30"><text:span text:style-name="T13"/></text:span></text:p>
        <text:h text:style-name="P106" text:outline-level="6"><text:bookmark-start text:name="bookmark140"/><text:span text:style-name="CharStyle26"><text:span text:style-name="T13">Pripomenutie.</text:span></text:span><text:bookmark-end text:name="bookmark140"/></text:h>
        <text:p text:style-name="P25"><text:span text:style-name="CharStyle13"><text:span text:style-name="T13"/></text:span></text:p>
        <text:p text:style-name="P76"><text:span text:style-name="CharStyle13"><text:span text:style-name="T13">Prítomná knižočka vypracovaná je čo učebná a prí­ručná pre žiakov nár. škôl. Čo sa týka methody pri­pomínam toto:</text:span></text:span></text:p>
        <text:p text:style-name="P75"><text:span text:style-name="CharStyle13"><text:span text:style-name="T13">1. Pri jej vypracovaní mal som pred očima požia­davky školského zákona a postupné zásady methodické, totiž od „známeho k neznámemu“ od „ľahšieho k ťaž­šiemu;“ preto nachodíme tu celú látku podelen</text:span></text:span><text:span text:style-name="CharStyle13"><text:span text:style-name="T9">ú</text:span></text:span><text:span text:style-name="CharStyle13"><text:span text:style-name="T13"> na tri oddiely. Prvý oddiel, pre prvú tried</text:span></text:span><text:span text:style-name="CharStyle13"><text:span text:style-name="T20">u</text:span></text:span><text:span text:style-name="CharStyle13"><text:span text:style-name="T13"> t. j. pre školské dietky 1—2 ročnie, obsahuje opis </text:span></text:span><text:span text:style-name="CharStyle13"><text:span text:style-name="T2">je</text:span></text:span><text:span text:style-name="CharStyle13"><text:span text:style-name="T13">dnotlivých zvierat a síce takých, ktoré sú dieťaťu najznámejšie a najbližšie. Oddiel tento obsahuje viac jednotlivých opisov z tej prí­činy udaných, že sa v jednej škole dá </text:span></text:span><text:soft-page-break/><text:span text:style-name="CharStyle13"><text:span text:style-name="T13">s dietkami viac, v inej menej vykonať. Kde viac učiteľov účinkuje, dá sa i viac prebrať; kde ale len jeden účinkuje v 3. trie­dach, nech volí tak, aby s 1. triedou v jeden rok jeden exemplár, v nasledujúci rok druhý prebral. Takto urobí sa požiadavkám výučby zadosť.</text:span></text:span></text:p>
        <text:p text:style-name="P25"><text:span text:style-name="CharStyle13"><text:span text:style-name="T13">Z pochopu názoru jednotlivých zvierat nasleduje v II. oddieli, pre druhú triedu</text:span></text:span><text:span text:style-name="CharStyle42"><text:span text:style-name="T2">,</text:span></text:span><text:span text:style-name="CharStyle13"><text:span text:style-name="T13"> 3—4 ročnie školské dietky, srovnaním d</text:span></text:span><text:span text:style-name="CharStyle13"><text:span text:style-name="T2">ľ</text:span></text:span><text:span text:style-name="CharStyle13"><text:span text:style-name="T13">a podstatných známok, vlastností at</text:span></text:span><text:span text:style-name="CharStyle13"><text:span text:style-name="T20">ď</text:span></text:span><text:span text:style-name="CharStyle13"><text:span text:style-name="T13">. pochop druhu. Tretí oddiel, pre tretiu triedu čili pre 5—6 ročnie školské dietky, obsahuje roztriedenie živočíchov na rodiny, riady a triedy, z čoho konečne nasleduje pochop ríše.</text:span></text:span></text:p>
        <text:p text:style-name="P75"><text:span text:style-name="CharStyle13"><text:span text:style-name="T13">2. Každý opis riadu, druhu alebo rodiny žiaci v škole čítajú, keď učiteľ s nimi najprv každý riad, druh, alebo rodinu prebral, t. j. in natura alebo zobra­zené ím ukázal a ústne opísať dal.</text:span></text:span></text:p>
        <text:p text:style-name="P75"><text:span text:style-name="CharStyle13"><text:span text:style-name="T13">3. Toto čítanie dá žiakom opätovať doma. Všetky otázky a úloh</text:span></text:span><text:span text:style-name="CharStyle42"><text:span text:style-name="T2">y</text:span></text:span><text:span text:style-name="CharStyle13"><text:span text:style-name="T13">, ktoré v škole ústne rozlúštené boly, dá žiakom doma alebo v škole po čas tichého zamestknania</text:span></text:span><text:span text:style-name="CharStyle13"><text:span text:style-name="T2">, </text:span></text:span><text:span text:style-name="CharStyle13"><text:span text:style-name="T13">keď s inou triedou iný predmet pojednáva, písomne vypracovať, k čomu si žiak osobytnú knižočku sošije.</text:span></text:span></text:p>
        <text:p text:style-name="P75"><text:span text:style-name="CharStyle13"><text:span text:style-name="T13">4. Pri vypracovaní tohoto dielca upotrebil som výtečné diela Thiela, </text:span></text:span><text:span text:style-name="CharStyle13"><text:span text:style-name="T9">L</text:span></text:span><text:span text:style-name="CharStyle13"><text:span text:style-name="T12">ü</text:span></text:span><text:span text:style-name="CharStyle13"><text:span text:style-name="T13">ben</text:span></text:span><text:span text:style-name="CharStyle13"><text:span text:style-name="T9">a</text:span></text:span><text:span text:style-name="CharStyle13"><text:span text:style-name="T13">, Wagnera a iných. A po-neváč Vys. Ministerium kultu veľkú časť slovenských národních škôl obdarovalo „</text:span></text:span><text:span text:style-name="CharStyle13"><text:span text:style-name="T2">p</text:span></text:span><text:span text:style-name="CharStyle13"><text:span text:style-name="T13">rírodopisným atlasom Thienemannovým“ v reči maďarskej, upotrebil som tenže atlas, udajúc pri každom zvierati číslo tabule a zvierat</text:span></text:span><text:span text:style-name="CharStyle13"><text:span text:style-name="T20">a</text:span></text:span><text:span text:style-name="CharStyle42"><text:span text:style-name="T2">, </text:span></text:span><text:span text:style-name="CharStyle13"><text:span text:style-name="T13">čím koľkotoľko odstránená je ťažkosť učiteľovi, že ne­musí sa sháňať po význame mien maďarsko-latinsky udaných.</text:span></text:span></text:p>
        <text:p text:style-name="P3"><text:span text:style-name="CharStyle42"><text:span text:style-name="T2"/></text:span></text:p>
        <text:p text:style-name="P15"><text:span text:style-name="CharStyle42"><text:span text:style-name="T2">V</text:span></text:span><text:span text:style-name="CharStyle42"><text:span text:style-name="T13"> Jase</text:span></text:span><text:span text:style-name="CharStyle42"><text:span text:style-name="T20">n</text:span></text:span><text:span text:style-name="CharStyle42"><text:span text:style-name="T13">ovej, dňa 1. Okt</text:span></text:span><text:span text:style-name="CharStyle13"><text:span text:style-name="T10">o</text:span></text:span><text:span text:style-name="CharStyle13"><text:span text:style-name="T13">bra 1871.</text:span></text:span></text:p>
        <text:p text:style-name="P3"><text:span text:style-name="CharStyle34"><text:span text:style-name="T13"/></text:span></text:p>
        <text:p text:style-name="P24"><text:span text:style-name="CharStyle34"><text:span text:style-name="T13">Ján Kože</text:span></text:span><text:span text:style-name="CharStyle34"><text:span text:style-name="T20">h</text:span></text:span><text:span text:style-name="CharStyle34"><text:span text:style-name="T13">uba,</text:span></text:span></text:p>
        <text:p text:style-name="P24"><text:span text:style-name="CharStyle34"><text:span text:style-name="T13">učiteľ</text:span></text:span><text:span text:style-name="CharStyle61"><text:span text:style-name="T2">.</text:span></text:span></text:p>
        <text:p text:style-name="P90"><text:span text:style-name="CharStyle71"><text:span text:style-name="T21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Sans Serif" svg:font-family="'Microsoft Sans Serif'"/>
    <style:font-face style:name="Arial1" svg:font-family="Arial" style:font-family-generic="swiss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2" style:display-name="Záhlavie #2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Názov_20_obrázka" style:display-name="Názov obrázk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6" style:display-name="Záhlavie #6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margin-left="1.693cm" fo:margin-right="0cm" fo:text-indent="1.552cm" style:auto-text-indent="false"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4" style:display-name="Záhlavie #4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5" style:display-name="Záhlavie #5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6_29_" style:display-name="Základný text (6)" style:family="paragraph" style:master-page-name="">
      <loext:graphic-properties draw:fill="none" draw:fill-color="#729fcf"/>
      <style:paragraph-properties fo:text-align="end" style:justify-single-word="false" style:page-number="auto" fo:background-color="transparent"/>
    </style:style>
    <style:style style:name="Obsah" style:family="paragraph" style:master-page-name="">
      <loext:graphic-properties draw:fill="none" draw:fill-color="#729fcf"/>
      <style:paragraph-properties fo:margin-left="2.611cm" fo:margin-right="0cm" fo:text-indent="0cm" style:auto-text-indent="false" style:page-number="auto" fo:background-color="transparen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7" style:family="text" style:parent-style-name="CharStyle6">
      <style:text-properties fo:color="#000000" fo:language="sk" fo:country="SK" style:language-asian="sk" style:country-asian="SK" style:language-complex="sk" style:country-complex="SK"/>
    </style:style>
    <style:style style:name="CharStyle9" style:family="text" style:parent-style-name="DefaultFontStyle"/>
    <style:style style:name="CharStyle11" style:family="text" style:parent-style-name="DefaultFontStyle"/>
    <style:style style:name="CharStyle13" style:family="text" style:parent-style-name="DefaultFontStyle"/>
    <style:style style:name="CharStyle15" style:family="text" style:parent-style-name="DefaultFontStyle"/>
    <style:style style:name="CharStyle16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17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18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19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CharStyle22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24" style:family="text" style:parent-style-name="DefaultFontStyle"/>
    <style:style style:name="CharStyle26" style:family="text" style:parent-style-name="DefaultFontStyle"/>
    <style:style style:name="CharStyle28" style:family="text" style:parent-style-name="DefaultFontStyle"/>
    <style:style style:name="CharStyle30" style:family="text" style:parent-style-name="DefaultFontStyle"/>
    <style:style style:name="CharStyle31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32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33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34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35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36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37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38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39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0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41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2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43" style:family="text" style:parent-style-name="CharStyle21">
      <style:text-properties fo:color="#000000" fo:language="sk" fo:country="SK" style:language-asian="sk" style:country-asian="SK" style:language-complex="sk" style:country-complex="SK"/>
    </style:style>
    <style:style style:name="CharStyle44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45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6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47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48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49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51" style:family="text" style:parent-style-name="DefaultFontStyle"/>
    <style:style style:name="CharStyle53" style:family="text" style:parent-style-name="DefaultFontStyle"/>
    <style:style style:name="CharStyle54" style:family="text" style:parent-style-name="CharStyle13">
      <style:text-properties fo:font-variant="small-caps" fo:color="#000000" fo:language="sk" fo:country="SK" style:language-asian="sk" style:country-asian="SK" style:language-complex="sk" style:country-complex="SK"/>
    </style:style>
    <style:style style:name="CharStyle55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56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57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58" style:family="text" style:parent-style-name="CharStyle15">
      <style:text-properties fo:color="#000000" fo:language="sk" fo:country="SK" style:language-asian="sk" style:country-asian="SK" style:language-complex="sk" style:country-complex="SK"/>
    </style:style>
    <style:style style:name="CharStyle59" style:family="text" style:parent-style-name="CharStyle53">
      <style:text-properties fo:color="#000000" fo:language="sk" fo:country="SK" style:language-asian="sk" style:country-asian="SK" style:language-complex="sk" style:country-complex="SK"/>
    </style:style>
    <style:style style:name="CharStyle60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61" style:family="text" style:parent-style-name="CharStyle13">
      <style:text-properties fo:color="#000000" fo:language="sk" fo:country="SK" style:language-asian="sk" style:country-asian="SK" style:language-complex="sk" style:country-complex="SK"/>
    </style:style>
    <style:style style:name="CharStyle62" style:family="text" style:parent-style-name="CharStyle24">
      <style:text-properties fo:color="#000000" fo:language="sk" fo:country="SK" style:language-asian="sk" style:country-asian="SK" style:language-complex="sk" style:country-complex="SK"/>
    </style:style>
    <style:style style:name="CharStyle64" style:family="text" style:parent-style-name="DefaultFontStyle"/>
    <style:style style:name="CharStyle65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67" style:family="text" style:parent-style-name="DefaultFontStyle"/>
    <style:style style:name="CharStyle68" style:family="text" style:parent-style-name="CharStyle67">
      <style:text-properties fo:color="#000000" fo:language="sk" fo:country="SK" style:language-asian="sk" style:country-asian="SK" style:language-complex="sk" style:country-complex="SK"/>
    </style:style>
    <style:style style:name="CharStyle69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70" style:family="text" style:parent-style-name="CharStyle28">
      <style:text-properties fo:color="#000000" fo:language="sk" fo:country="SK" style:language-asian="sk" style:country-asian="SK" style:language-complex="sk" style:country-complex="SK"/>
    </style:style>
    <style:style style:name="CharStyle71" style:family="text" style:parent-style-name="CharStyle67">
      <style:text-properties fo:color="#000000" fo:language="sk" fo:country="SK" style:language-asian="sk" style:country-asian="SK" style:language-complex="sk" style:country-complex="SK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1.057cm" fo:margin-left="0cm" fo:margin-right="0cm" fo:margin-top="1.057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2-20T22:42:53.132000000</dc:date>
    <meta:editing-duration>PT3H42M30S</meta:editing-duration>
    <meta:editing-cycles>8</meta:editing-cycles>
    <meta:generator>LibreOffice/5.4.2.2$Windows_x86 LibreOffice_project/22b09f6418e8c2d508a9eaf86b2399209b0990f4</meta:generator>
    <meta:document-statistic meta:table-count="0" meta:image-count="0" meta:object-count="0" meta:page-count="30" meta:paragraph-count="331" meta:word-count="7715" meta:character-count="45276" meta:non-whitespace-character-count="37794"/>
  </office:meta>
</office:document-meta>
</file>